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1217">
      <style:graphic-properties draw:fill="solid" draw:fill-color="#4472c4" draw:opacity="100%" draw:stroke="solid" svg:stroke-width="0.01389in" svg:stroke-color="#172c51" svg:stroke-opacity="100%" draw:stroke-linejoin="miter" svg:stroke-linecap="butt"/>
    </style:style>
    <style:style style:family="paragraph" style:name="a1285">
      <style:paragraph-properties style:punctuation-wrap="simple" style:writing-mode="lr-tb">
        <style:tab-stops/>
      </style:paragraph-properties>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7">
      <style:table-cell-properties style:vertical-align="top" fo:padding-top="0.05in" fo:padding-bottom="0.05in" fo:padding-left="0.1in" fo:padding-right="0.1in"/>
      <style:paragraph-properties style:writing-mode="lr-tb"/>
    </style:style>
    <style:style style:family="paragraph" style:name="a121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size="0.33333in" style:font-size-asian="0.33333in" style:font-size-complex="0.33333in" fo:language="en" fo:country="US"/>
    </style:style>
    <style:style style:family="text" style:name="a1330">
      <style:text-properties fo:font-size="0.33333in" style:font-size-asian="0.33333in" style:font-size-complex="0.33333in" fo:language="en" fo:country="US"/>
    </style:style>
    <style:style style:family="paragraph" style:name="a1289">
      <style:paragraph-properties style:punctuation-wrap="simple" style:writing-mode="lr-tb">
        <style:tab-stops/>
      </style:paragraph-properties>
    </style:style>
    <style:style style:family="paragraph" style:name="a1331">
      <style:paragraph-properties style:punctuation-wrap="simple" style:writing-mode="lr-tb">
        <style:tab-stops/>
      </style:paragraph-properties>
    </style:style>
    <style:style style:family="table-cell" style:name="a1333">
      <style:table-cell-properties style:vertical-align="top" fo:padding-top="0.05in" fo:padding-bottom="0.05in" fo:padding-left="0.1in" fo:padding-right="0.1in"/>
      <style:paragraph-properties style:writing-mode="lr-tb"/>
    </style:style>
    <style:style style:family="text" style:name="a1334">
      <style:text-properties fo:font-size="0.33333in" style:font-size-asian="0.33333in" style:font-size-complex="0.33333in" fo:language="en" fo:country="US"/>
    </style:style>
    <style:style style:family="paragraph" style:name="a1335">
      <style:paragraph-properties style:punctuation-wrap="simple" style:writing-mode="lr-tb">
        <style:tab-stops/>
      </style:paragraph-properties>
    </style:style>
    <style:style style:family="table-cell" style:name="a1337">
      <style:table-cell-properties style:vertical-align="top" fo:padding-top="0.05in" fo:padding-bottom="0.05in" fo:padding-left="0.1in" fo:padding-right="0.1in"/>
      <style:paragraph-properties style:writing-mode="lr-tb"/>
    </style:style>
    <style:style style:family="text" style:name="a1338">
      <style:text-properties fo:font-size="0.33333in" style:font-size-asian="0.33333in" style:font-size-complex="0.33333in" fo:language="en" fo:country="US"/>
    </style:style>
    <style:style style:family="paragraph" style:name="a1339">
      <style:paragraph-properties style:punctuation-wrap="simple" style:writing-mode="lr-tb">
        <style:tab-stops/>
      </style:paragraph-properties>
    </style:style>
    <style:style style:family="table-cell" style:name="a1450">
      <style:table-cell-properties style:vertical-align="top" fo:padding-top="0.05in" fo:padding-bottom="0.05in" fo:padding-left="0.1in" fo:padding-right="0.1in"/>
      <style:paragraph-properties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4">
      <style:graphic-properties draw:fill="solid" draw:fill-color="#4472c4" draw:opacity="100%" draw:stroke="solid" svg:stroke-width="0.01389in" svg:stroke-color="#172c51" svg:stroke-opacity="100%" draw:stroke-linejoin="miter" svg:stroke-linecap="butt"/>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no-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0">
      <style:graphic-properties fo:wrap-option="no-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91">
      <style:table-cell-properties style:vertical-align="top" fo:padding-top="0.05in" fo:padding-bottom="0.05in" fo:padding-left="0.1in" fo:padding-right="0.1in"/>
      <style:paragraph-properties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size="0.33333in" style:font-size-asian="0.33333in" style:font-size-complex="0.33333in" fo:language="en" fo:country="US"/>
    </style:style>
    <style:style style:family="paragraph" style:name="a122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style:punctuation-wrap="simple" style:writing-mode="lr-tb">
        <style:tab-stops/>
      </style:paragraph-properties>
    </style:style>
    <style:style style:family="presentation" style:name="a1225">
      <style:graphic-properties fo:wrap-option="wrap" fo:padding-top="0.02992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95">
      <style:table-cell-properties style:vertical-align="top" fo:padding-top="0.05in" fo:padding-bottom="0.05in" fo:padding-left="0.1in" fo:padding-right="0.1in"/>
      <style:paragraph-properties style:writing-mode="lr-tb"/>
    </style:style>
    <style:style style:family="paragraph" style:name="a122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size="0.33333in" style:font-size-asian="0.33333in" style:font-size-complex="0.33333in" fo:language="en" fo:country="US"/>
    </style:style>
    <style:style style:family="graphic"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7">
      <style:paragraph-properties style:punctuation-wrap="simple" style:writing-mode="lr-tb">
        <style:tab-stops/>
      </style:paragraph-properties>
    </style:style>
    <style:style style:family="presentation" style:name="a1229">
      <style:graphic-properties draw:fill="solid" draw:fill-color="#4472c4" draw:opacity="100%" draw:stroke="solid" svg:stroke-width="0.01389in" svg:stroke-color="#172c51" svg:stroke-opacity="100%" draw:stroke-linejoin="miter" svg:stroke-linecap="butt"/>
    </style:style>
    <style:style style:family="table-cell" style:name="a1299">
      <style:table-cell-properties style:vertical-align="top" fo:padding-top="0.05in" fo:padding-bottom="0.05in" fo:padding-left="0.1in" fo:padding-right="0.1in"/>
      <style:paragraph-properties style:writing-mode="lr-tb"/>
    </style:style>
    <style:style style:family="table-cell" style:name="a1341">
      <style:table-cell-properties style:vertical-align="top" fo:padding-top="0.05in" fo:padding-bottom="0.05in" fo:padding-left="0.1in" fo:padding-right="0.1in"/>
      <style:paragraph-properties style:writing-mode="lr-tb"/>
    </style:style>
    <style:style style:family="text" style:name="a1342">
      <style:text-properties fo:font-size="0.33333in" style:font-size-asian="0.33333in" style:font-size-complex="0.33333in" fo:language="en" fo:country="US"/>
    </style:style>
    <style:style style:family="paragraph" style:name="a1343">
      <style:paragraph-properties style:punctuation-wrap="simple" style:writing-mode="lr-tb">
        <style:tab-stops/>
      </style:paragraph-properties>
    </style:style>
    <style:style style:family="table-cell" style:name="a1345">
      <style:table-cell-properties style:vertical-align="top" fo:padding-top="0.05in" fo:padding-bottom="0.05in" fo:padding-left="0.1in" fo:padding-right="0.1in"/>
      <style:paragraph-properties style:writing-mode="lr-tb"/>
    </style:style>
    <style:style style:family="table-row" style:name="a1346">
      <style:table-row-properties style:row-height="0.39764in"/>
    </style:style>
    <style:style style:family="text" style:name="a1347">
      <style:text-properties fo:font-size="0.33333in" style:font-size-asian="0.33333in" style:font-size-complex="0.33333in" fo:language="en" fo:country="US"/>
    </style:style>
    <style:style style:family="paragraph" style:name="a1348">
      <style:paragraph-properties style:punctuation-wrap="simple" style:writing-mode="lr-tb">
        <style:tab-stops/>
      </style:paragraph-properties>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02992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463" style:parent-style-name="Graphics">
      <style:graphic-properties draw:fill="none" fo:clip="rect(0in, 0in, 0in, 0in)" draw:stroke="none" draw:luminance="0%" draw:contrast="0%" draw:image-opacity="100%"/>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7">
      <style:graphic-properties draw:fill="solid" draw:fill-color="#4472c4" draw:opacity="100%" draw:stroke="solid" svg:stroke-width="0.01389in" svg:stroke-color="#172c51" svg:stroke-opacity="100%" draw:stroke-linejoin="miter" svg:stroke-linecap="butt"/>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asian="Droid Sans Fallback" style:font-family-complex="FreeSans"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2992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1238">
      <style:table-properties style:writing-mode="lr-tb"/>
    </style:style>
    <style:style style:family="table-column" style:name="a1239">
      <style:table-column-properties style:column-width="1.98425in"/>
    </style:style>
    <style:style style:family="table-cell" style:name="a1350">
      <style:table-cell-properties style:vertical-align="top" fo:padding-top="0.05in" fo:padding-bottom="0.05in" fo:padding-left="0.1in" fo:padding-right="0.1in"/>
      <style:paragraph-properties style:writing-mode="lr-tb"/>
    </style:style>
    <style:style style:family="text" style:name="a1351">
      <style:text-properties fo:font-size="0.33333in" style:font-size-asian="0.33333in" style:font-size-complex="0.33333in" fo:language="en" fo:country="US"/>
    </style:style>
    <style:style style:family="paragraph" style:name="a1352">
      <style:paragraph-properties style:punctuation-wrap="simple" style:writing-mode="lr-tb">
        <style:tab-stops/>
      </style:paragraph-properties>
    </style:style>
    <style:style style:family="table-cell" style:name="a1354">
      <style:table-cell-properties style:vertical-align="top" fo:padding-top="0.05in" fo:padding-bottom="0.05in" fo:padding-left="0.1in" fo:padding-right="0.1in"/>
      <style:paragraph-properties style:writing-mode="lr-tb"/>
    </style:style>
    <style:style style:family="text" style:name="a1355">
      <style:text-properties fo:font-size="0.33333in" style:font-size-asian="0.33333in" style:font-size-complex="0.33333in" fo:language="en" fo:country="US"/>
    </style:style>
    <style:style style:family="paragraph" style:name="a1356">
      <style:paragraph-properties style:punctuation-wrap="simple" style:writing-mode="lr-tb">
        <style:tab-stops/>
      </style:paragraph-properties>
    </style:style>
    <style:style style:family="table-cell" style:name="a1358">
      <style:table-cell-properties style:vertical-align="top" fo:padding-top="0.05in" fo:padding-bottom="0.05in" fo:padding-left="0.1in" fo:padding-right="0.1in"/>
      <style:paragraph-properties style:writing-mode="lr-tb"/>
    </style:style>
    <style:style style:family="table-cell" style:name="a1400">
      <style:table-cell-properties style:vertical-align="top" fo:padding-top="0.05in" fo:padding-bottom="0.05in" fo:padding-left="0.1in" fo:padding-right="0.1in"/>
      <style:paragraph-properties style:writing-mode="lr-tb"/>
    </style:style>
    <style:style style:family="text" style:name="a1359">
      <style:text-properties fo:font-size="0.33333in" style:font-size-asian="0.33333in" style:font-size-complex="0.33333in" fo:language="en" fo:country="US"/>
    </style:style>
    <style:style style:family="text" style:name="a1401">
      <style:text-properties fo:font-size="0.33333in" style:font-size-asian="0.33333in" style:font-size-complex="0.33333in" fo:language="en" fo:country="US"/>
    </style:style>
    <style:style style:family="paragraph" style:name="a1402">
      <style:paragraph-properties style:punctuation-wrap="simple" style:writing-mode="lr-tb">
        <style:tab-stops/>
      </style:paragraph-properties>
    </style:style>
    <style:style style:family="graphic" style:name="a1470">
      <style:graphic-properties fo:wrap-option="no-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04">
      <style:table-cell-properties style:vertical-align="top" fo:padding-top="0.05in" fo:padding-bottom="0.05in" fo:padding-left="0.1in" fo:padding-right="0.1in"/>
      <style:paragraph-properties style:writing-mode="lr-tb"/>
    </style:style>
    <style:style style:family="text" style:name="a1405">
      <style:text-properties fo:font-size="0.33333in" style:font-size-asian="0.33333in" style:font-size-complex="0.33333in" fo:language="en" fo:country="US"/>
    </style:style>
    <style:style style:family="paragraph" style:name="a1406">
      <style:paragraph-properties style:punctuation-wrap="simple" style:writing-mode="lr-tb">
        <style:tab-stops/>
      </style:paragraph-properties>
    </style:style>
    <style:style style:family="table-cell" style:name="a1408">
      <style:table-cell-properties style:vertical-align="top" fo:padding-top="0.05in" fo:padding-bottom="0.05in" fo:padding-left="0.1in" fo:padding-right="0.1in"/>
      <style:paragraph-properties style:writing-mode="lr-tb"/>
    </style:style>
    <style:style style:family="table-row" style:name="a1409">
      <style:table-row-properties style:row-height="0.39764in"/>
    </style:style>
    <style:style style:family="table-column" style:name="a1240">
      <style:table-column-properties style:column-width="1.98543in"/>
    </style:style>
    <style:style style:family="table-column" style:name="a1241">
      <style:table-column-properties style:column-width="1.98425in"/>
    </style:style>
    <style:style style:family="table-column" style:name="a1242">
      <style:table-column-properties style:column-width="1.98465in"/>
    </style:style>
    <style:style style:family="table-column" style:name="a1243">
      <style:table-column-properties style:column-width="1.98465in"/>
    </style:style>
    <style:style style:family="table-row" style:name="a1244">
      <style:table-row-properties style:row-height="0.65787in"/>
    </style:style>
    <style:style style:family="text" style:name="a1245">
      <style:text-properties fo:color="#000000" fo:font-family="Liberation Serif"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paragraph" style:name="a1246">
      <style:paragraph-properties fo:line-height="94%" fo:margin-left="0in" fo:margin-right="0in" fo:text-indent="0in" style:punctuation-wrap="simple" style:writing-mode="lr-tb">
        <style:tab-stops/>
      </style:paragraph-properties>
    </style:style>
    <style:style style:family="table-cell" style:name="a1247">
      <style:table-cell-properties style:vertical-align="top" fo:padding-top="0.05in" fo:padding-bottom="0.05in" fo:padding-left="0.1in" fo:padding-right="0.1in"/>
      <style:paragraph-properties style:writing-mode="lr-tb"/>
    </style:style>
    <style:style style:family="text" style:name="a1248">
      <style:text-properties fo:color="#000000" fo:font-family="Arial"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paragraph" style:name="a1249">
      <style:paragraph-properties fo:line-height="94%" fo:margin-left="0in" fo:margin-right="0in" fo:text-indent="0in" style:punctuation-wrap="simple" style:writing-mode="lr-tb">
        <style:tab-stops/>
      </style:paragraph-properties>
    </style:style>
    <style:style style:family="paragraph" style:name="a1360">
      <style:paragraph-properties style:punctuation-wrap="simple" style:writing-mode="lr-tb">
        <style:tab-stops/>
      </style:paragraph-properties>
    </style:style>
    <style:style style:family="table-cell" style:name="a1362">
      <style:table-cell-properties style:vertical-align="top" fo:padding-top="0.05in" fo:padding-bottom="0.05in" fo:padding-left="0.1in" fo:padding-right="0.1in"/>
      <style:paragraph-properties style:writing-mode="lr-tb"/>
    </style:style>
    <style:style style:family="text" style:name="a1363">
      <style:text-properties fo:font-size="0.33333in" style:font-size-asian="0.33333in" style:font-size-complex="0.33333in" fo:language="en" fo:country="US"/>
    </style:style>
    <style:style style:family="paragraph" style:name="a1364">
      <style:paragraph-properties style:punctuation-wrap="simple" style:writing-mode="lr-tb">
        <style:tab-stops/>
      </style:paragraph-properties>
    </style:style>
    <style:style style:family="table-cell" style:name="a1366">
      <style:table-cell-properties style:vertical-align="top" fo:padding-top="0.05in" fo:padding-bottom="0.05in" fo:padding-left="0.1in" fo:padding-right="0.1in"/>
      <style:paragraph-properties style:writing-mode="lr-tb"/>
    </style:style>
    <style:style style:family="table-row" style:name="a1367">
      <style:table-row-properties style:row-height="0.39764in"/>
    </style:style>
    <style:style style:family="text" style:name="a1368">
      <style:text-properties fo:font-size="0.33333in" style:font-size-asian="0.33333in" style:font-size-complex="0.33333in" fo:language="en" fo:country="US"/>
    </style:style>
    <style:style style:family="text" style:name="a1410">
      <style:text-properties fo:font-size="0.33333in" style:font-size-asian="0.33333in" style:font-size-complex="0.33333in" fo:language="en" fo:country="US"/>
    </style:style>
    <style:style style:family="paragraph" style:name="a1369">
      <style:paragraph-properties style:punctuation-wrap="simple" style:writing-mode="lr-tb">
        <style:tab-stops/>
      </style:paragraph-properties>
    </style:style>
    <style:style style:family="paragraph" style:name="a1411">
      <style:paragraph-properties style:punctuation-wrap="simple" style:writing-mode="lr-tb">
        <style:tab-stops/>
      </style:paragraph-properties>
    </style:style>
    <style:style style:family="table-cell" style:name="a1413">
      <style:table-cell-properties style:vertical-align="top" fo:padding-top="0.05in" fo:padding-bottom="0.05in" fo:padding-left="0.1in" fo:padding-right="0.1in"/>
      <style:paragraph-properties style:writing-mode="lr-tb"/>
    </style:style>
    <style:style style:family="text" style:name="a1414">
      <style:text-properties fo:font-size="0.33333in" style:font-size-asian="0.33333in" style:font-size-complex="0.33333in" fo:language="en" fo:country="US"/>
    </style:style>
    <style:style style:family="paragraph" style:name="a1415">
      <style:paragraph-properties style:punctuation-wrap="simple" style:writing-mode="lr-tb">
        <style:tab-stops/>
      </style:paragraph-properties>
    </style:style>
    <style:style style:family="table-cell" style:name="a1417">
      <style:table-cell-properties style:vertical-align="top" fo:padding-top="0.05in" fo:padding-bottom="0.05in" fo:padding-left="0.1in" fo:padding-right="0.1in"/>
      <style:paragraph-properties style:writing-mode="lr-tb"/>
    </style:style>
    <style:style style:family="text" style:name="a1418">
      <style:text-properties fo:font-size="0.33333in" style:font-size-asian="0.33333in" style:font-size-complex="0.33333in" fo:language="en" fo:country="US"/>
    </style:style>
    <style:style style:family="paragraph" style:name="a1419">
      <style:paragraph-properties style:punctuation-wrap="simple" style:writing-mode="lr-tb">
        <style:tab-stops/>
      </style:paragraph-properties>
    </style:style>
    <style:style style:family="table-cell" style:name="a1250">
      <style:table-cell-properties style:vertical-align="top" fo:padding-top="0.05in" fo:padding-bottom="0.05in" fo:padding-left="0.1in" fo:padding-right="0.1in"/>
      <style:paragraph-properties style:writing-mode="lr-tb"/>
    </style:style>
    <style:style style:family="text" style:name="a1251">
      <style:text-properties fo:color="#000000" fo:font-family="Arial"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paragraph" style:name="a1252">
      <style:paragraph-properties fo:line-height="94%" fo:margin-left="0in" fo:margin-right="0in" fo:text-indent="0in" style:punctuation-wrap="simple" style:writing-mode="lr-tb">
        <style:tab-stops/>
      </style:paragraph-properties>
    </style:style>
    <style:style style:family="table-cell" style:name="a1253">
      <style:table-cell-properties style:vertical-align="top" fo:padding-top="0.05in" fo:padding-bottom="0.05in" fo:padding-left="0.1in" fo:padding-right="0.1in"/>
      <style:paragraph-properties style:writing-mode="lr-tb"/>
    </style:style>
    <style:style style:family="text" style:name="a1254">
      <style:text-properties fo:color="#000000" fo:font-family="Arial"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paragraph" style:name="a1255">
      <style:paragraph-properties fo:line-height="94%" fo:margin-left="0in" fo:margin-right="0in" fo:text-indent="0in" style:punctuation-wrap="simple" style:writing-mode="lr-tb">
        <style:tab-stops/>
      </style:paragraph-properties>
    </style:style>
    <style:style style:family="table-cell" style:name="a1256">
      <style:table-cell-properties style:vertical-align="top" fo:padding-top="0.05in" fo:padding-bottom="0.05in" fo:padding-left="0.1in" fo:padding-right="0.1in"/>
      <style:paragraph-properties style:writing-mode="lr-tb"/>
    </style:style>
    <style:style style:family="text" style:name="a1257">
      <style:text-properties fo:color="#000000" fo:font-family="Arial"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text" style:name="a1300">
      <style:text-properties fo:font-size="0.33333in" style:font-size-asian="0.33333in" style:font-size-complex="0.33333in" fo:language="en" fo:country="US"/>
    </style:style>
    <style:style style:family="paragraph" style:name="a1258">
      <style:paragraph-properties fo:line-height="94%" fo:margin-left="0in" fo:margin-right="0in" fo:text-indent="0in" style:punctuation-wrap="simple" style:writing-mode="lr-tb">
        <style:tab-stops/>
      </style:paragraph-properties>
    </style:style>
    <style:style style:family="paragraph" style:name="a1301">
      <style:paragraph-properties style:punctuation-wrap="simple" style:writing-mode="lr-tb">
        <style:tab-stops/>
      </style:paragraph-properties>
    </style:style>
    <style:style style:family="text" style:name="a1259">
      <style:text-properties fo:color="#000000" fo:font-family="Arial" style:font-family-asian="DejaVu Sans" style:font-family-complex="DejaVu Sans" style:font-family-generic="roman" style:font-pitch="variable" style:font-pitch-asian="variable" style:font-pitch-complex="variable" fo:font-size="0.25in" style:font-size-asian="0.25in" style:font-size-complex="0.25in" fo:language="en" fo:country="US"/>
    </style:style>
    <style:style style:family="table-cell" style:name="a1303">
      <style:table-cell-properties style:vertical-align="top" fo:padding-top="0.05in" fo:padding-bottom="0.05in" fo:padding-left="0.1in" fo:padding-right="0.1in"/>
      <style:paragraph-properties style:writing-mode="lr-tb"/>
    </style:style>
    <style:style style:family="table-cell" style:name="a1371">
      <style:table-cell-properties style:vertical-align="top" fo:padding-top="0.05in" fo:padding-bottom="0.05in" fo:padding-left="0.1in" fo:padding-right="0.1in"/>
      <style:paragraph-properties style:writing-mode="lr-tb"/>
    </style:style>
    <style:style style:family="table-row" style:name="a1304">
      <style:table-row-properties style:row-height="0.39764in"/>
    </style:style>
    <style:style style:family="text" style:name="a1372">
      <style:text-properties fo:font-size="0.33333in" style:font-size-asian="0.33333in" style:font-size-complex="0.33333in" fo:language="en" fo:country="US"/>
    </style:style>
    <style:style style:family="text" style:name="a1305">
      <style:text-properties fo:font-size="0.33333in" style:font-size-asian="0.33333in" style:font-size-complex="0.33333in" fo:language="en" fo:country="US"/>
    </style:style>
    <style:style style:family="paragraph" style:name="a1373">
      <style:paragraph-properties style:punctuation-wrap="simple" style:writing-mode="lr-tb">
        <style:tab-stops/>
      </style:paragraph-properties>
    </style:style>
    <style:style style:family="paragraph" style:name="a1306">
      <style:paragraph-properties style:punctuation-wrap="simple" style:writing-mode="lr-tb">
        <style:tab-stops/>
      </style:paragraph-properties>
    </style:style>
    <style:style style:family="table-cell" style:name="a1375">
      <style:table-cell-properties style:vertical-align="top" fo:padding-top="0.05in" fo:padding-bottom="0.05in" fo:padding-left="0.1in" fo:padding-right="0.1in"/>
      <style:paragraph-properties style:writing-mode="lr-tb"/>
    </style:style>
    <style:style style:family="table-cell" style:name="a1308">
      <style:table-cell-properties style:vertical-align="top" fo:padding-top="0.05in" fo:padding-bottom="0.05in" fo:padding-left="0.1in" fo:padding-right="0.1in"/>
      <style:paragraph-properties style:writing-mode="lr-tb"/>
    </style:style>
    <style:style style:family="text" style:name="a1376">
      <style:text-properties fo:font-size="0.33333in" style:font-size-asian="0.33333in" style:font-size-complex="0.33333in" fo:language="en" fo:country="US"/>
    </style:style>
    <style:style style:family="text" style:name="a1309">
      <style:text-properties fo:font-size="0.33333in" style:font-size-asian="0.33333in" style:font-size-complex="0.33333in" fo:language="en" fo:country="US"/>
    </style:style>
    <style:style style:family="paragraph" style:name="a1377">
      <style:paragraph-properties style:punctuation-wrap="simple" style:writing-mode="lr-tb">
        <style:tab-stops/>
      </style:paragraph-properties>
    </style:style>
    <style:style style:family="table-cell" style:name="a1379">
      <style:table-cell-properties style:vertical-align="top" fo:padding-top="0.05in" fo:padding-bottom="0.05in" fo:padding-left="0.1in" fo:padding-right="0.1in"/>
      <style:paragraph-properties style:writing-mode="lr-tb"/>
    </style:style>
    <style:style style:family="table-cell" style:name="a1421">
      <style:table-cell-properties style:vertical-align="top" fo:padding-top="0.05in" fo:padding-bottom="0.05in" fo:padding-left="0.1in" fo:padding-right="0.1in"/>
      <style:paragraph-properties style:writing-mode="lr-tb"/>
    </style:style>
    <style:style style:family="text" style:name="a1422">
      <style:text-properties fo:font-size="0.33333in" style:font-size-asian="0.33333in" style:font-size-complex="0.33333in" fo:language="en" fo:country="US"/>
    </style:style>
    <style:style style:family="paragraph" style:name="a1423">
      <style:paragraph-properties style:punctuation-wrap="simple" style:writing-mode="lr-tb">
        <style:tab-stops/>
      </style:paragraph-properties>
    </style:style>
    <style:style style:family="table-cell" style:name="a1425">
      <style:table-cell-properties style:vertical-align="top" fo:padding-top="0.05in" fo:padding-bottom="0.05in" fo:padding-left="0.1in" fo:padding-right="0.1in"/>
      <style:paragraph-properties style:writing-mode="lr-tb"/>
    </style:style>
    <style:style style:family="text" style:name="a1426">
      <style:text-properties fo:font-size="0.33333in" style:font-size-asian="0.33333in" style:font-size-complex="0.33333in" fo:language="en" fo:country="US"/>
    </style:style>
    <style:style style:family="paragraph" style:name="a1427">
      <style:paragraph-properties style:punctuation-wrap="simple" style:writing-mode="lr-tb">
        <style:tab-stops/>
      </style:paragraph-properties>
    </style:style>
    <style:style style:family="table-cell" style:name="a1429">
      <style:table-cell-properties style:vertical-align="top" fo:padding-top="0.05in" fo:padding-bottom="0.05in" fo:padding-left="0.1in" fo:padding-right="0.1in"/>
      <style:paragraph-properties style:writing-mode="lr-tb"/>
    </style:style>
    <style:style style:family="paragraph" style:name="a1260">
      <style:paragraph-properties fo:line-height="93%" fo:margin-left="0in" fo:margin-right="0in" fo:text-indent="0in" style:punctuation-wrap="simple" style:writing-mode="lr-tb">
        <style:tab-stops/>
      </style:paragraph-properties>
    </style:style>
    <style:style style:family="table-cell" style:name="a1261">
      <style:table-cell-properties style:vertical-align="top" fo:padding-top="0.05in" fo:padding-bottom="0.05in" fo:padding-left="0.1in" fo:padding-right="0.1in"/>
      <style:paragraph-properties style:writing-mode="lr-tb"/>
    </style:style>
    <style:style style:family="table-row" style:name="a1262">
      <style:table-row-properties style:row-height="0.39764in"/>
    </style:style>
    <style:style style:family="text" style:name="a1263">
      <style:text-properties fo:font-size="0.33333in" style:font-size-asian="0.33333in" style:font-size-complex="0.33333in" fo:language="en" fo:country="US"/>
    </style:style>
    <style:style style:family="paragraph" style:name="a1264">
      <style:paragraph-properties style:punctuation-wrap="simple" style:writing-mode="lr-tb">
        <style:tab-stops/>
      </style:paragraph-properties>
    </style:style>
    <style:style style:family="table-cell" style:name="a1266">
      <style:table-cell-properties style:vertical-align="top" fo:padding-top="0.05in" fo:padding-bottom="0.05in" fo:padding-left="0.1in" fo:padding-right="0.1in"/>
      <style:paragraph-properties style:writing-mode="lr-tb"/>
    </style:style>
    <style:style style:family="text" style:name="a1267">
      <style:text-properties fo:font-size="0.33333in" style:font-size-asian="0.33333in" style:font-size-complex="0.33333in" fo:language="en" fo:country="US"/>
    </style:style>
    <style:style style:family="paragraph" style:name="a1310">
      <style:paragraph-properties style:punctuation-wrap="simple" style:writing-mode="lr-tb">
        <style:tab-stops/>
      </style:paragraph-properties>
    </style:style>
    <style:style style:family="paragraph" style:name="a1268">
      <style:paragraph-properties style:punctuation-wrap="simple" style:writing-mode="lr-tb">
        <style:tab-stops/>
      </style:paragraph-properties>
    </style:style>
    <style:style style:family="table-cell" style:name="a1312">
      <style:table-cell-properties style:vertical-align="top" fo:padding-top="0.05in" fo:padding-bottom="0.05in" fo:padding-left="0.1in" fo:padding-right="0.1in"/>
      <style:paragraph-properties style:writing-mode="lr-tb"/>
    </style:style>
    <style:style style:family="text" style:name="a1380">
      <style:text-properties fo:font-size="0.33333in" style:font-size-asian="0.33333in" style:font-size-complex="0.33333in" fo:language="en" fo:country="US"/>
    </style:style>
    <style:style style:family="text" style:name="a1313">
      <style:text-properties fo:font-size="0.33333in" style:font-size-asian="0.33333in" style:font-size-complex="0.33333in" fo:language="en" fo:country="US"/>
    </style:style>
    <style:style style:family="paragraph" style:name="a1381">
      <style:paragraph-properties style:punctuation-wrap="simple" style:writing-mode="lr-tb">
        <style:tab-stops/>
      </style:paragraph-properties>
    </style:style>
    <style:style style:family="paragraph" style:name="a1314">
      <style:paragraph-properties style:punctuation-wrap="simple" style:writing-mode="lr-tb">
        <style:tab-stops/>
      </style:paragraph-properties>
    </style:style>
    <style:style style:family="table-cell" style:name="a1383">
      <style:table-cell-properties style:vertical-align="top" fo:padding-top="0.05in" fo:padding-bottom="0.05in" fo:padding-left="0.1in" fo:padding-right="0.1in"/>
      <style:paragraph-properties style:writing-mode="lr-tb"/>
    </style:style>
    <style:style style:family="table-cell" style:name="a1316">
      <style:table-cell-properties style:vertical-align="top" fo:padding-top="0.05in" fo:padding-bottom="0.05in" fo:padding-left="0.1in" fo:padding-right="0.1in"/>
      <style:paragraph-properties style:writing-mode="lr-tb"/>
    </style:style>
    <style:style style:family="text" style:name="a1384">
      <style:text-properties fo:font-size="0.33333in" style:font-size-asian="0.33333in" style:font-size-complex="0.33333in" fo:language="en" fo:country="US"/>
    </style:style>
    <style:style style:family="text" style:name="a1317">
      <style:text-properties fo:font-size="0.33333in" style:font-size-asian="0.33333in" style:font-size-complex="0.33333in" fo:language="en" fo:country="US"/>
    </style:style>
    <style:style style:family="paragraph" style:name="a1385">
      <style:paragraph-properties style:punctuation-wrap="simple" style:writing-mode="lr-tb">
        <style:tab-stops/>
      </style:paragraph-properties>
    </style:style>
    <style:style style:family="paragraph" style:name="a1318">
      <style:paragraph-properties style:punctuation-wrap="simple" style:writing-mode="lr-tb">
        <style:tab-stops/>
      </style:paragraph-properties>
    </style:style>
    <style:style style:family="table-cell" style:name="a1387">
      <style:table-cell-properties style:vertical-align="top" fo:padding-top="0.05in" fo:padding-bottom="0.05in" fo:padding-left="0.1in" fo:padding-right="0.1in"/>
      <style:paragraph-properties style:writing-mode="lr-tb"/>
    </style:style>
    <style:style style:family="table-row" style:name="a1388">
      <style:table-row-properties style:row-height="0.39764in"/>
    </style:style>
    <style:style style:family="table-row" style:name="a1430">
      <style:table-row-properties style:row-height="0.39764in"/>
    </style:style>
    <style:style style:family="text" style:name="a1389">
      <style:text-properties fo:font-size="0.33333in" style:font-size-asian="0.33333in" style:font-size-complex="0.33333in" fo:language="en" fo:country="US"/>
    </style:style>
    <style:style style:family="text" style:name="a1431">
      <style:text-properties fo:font-size="0.33333in" style:font-size-asian="0.33333in" style:font-size-complex="0.33333in" fo:language="en" fo:country="US"/>
    </style:style>
    <style:style style:family="paragraph" style:name="a1432">
      <style:paragraph-properties style:punctuation-wrap="simple" style:writing-mode="lr-tb">
        <style:tab-stops/>
      </style:paragraph-properties>
    </style:style>
    <style:style style:family="table-cell" style:name="a1434">
      <style:table-cell-properties style:vertical-align="top" fo:padding-top="0.05in" fo:padding-bottom="0.05in" fo:padding-left="0.1in" fo:padding-right="0.1in"/>
      <style:paragraph-properties style:writing-mode="lr-tb"/>
    </style:style>
    <style:style style:family="text" style:name="a1435">
      <style:text-properties fo:font-size="0.33333in" style:font-size-asian="0.33333in" style:font-size-complex="0.33333in" fo:language="en" fo:country="US"/>
    </style:style>
    <style:style style:family="paragraph" style:name="a1436">
      <style:paragraph-properties style:punctuation-wrap="simple" style:writing-mode="lr-tb">
        <style:tab-stops/>
      </style:paragraph-properties>
    </style:style>
    <style:style style:family="table-cell" style:name="a1438">
      <style:table-cell-properties style:vertical-align="top" fo:padding-top="0.05in" fo:padding-bottom="0.05in" fo:padding-left="0.1in" fo:padding-right="0.1in"/>
      <style:paragraph-properties style:writing-mode="lr-tb"/>
    </style:style>
    <style:style style:family="text" style:name="a1439">
      <style:text-properties fo:font-size="0.33333in" style:font-size-asian="0.33333in" style:font-size-complex="0.33333in" fo:language="en" fo:country="US"/>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70">
      <style:table-cell-properties style:vertical-align="top" fo:padding-top="0.05in" fo:padding-bottom="0.05in" fo:padding-left="0.1in" fo:padding-right="0.1in"/>
      <style:paragraph-properties style:writing-mode="lr-tb"/>
    </style:style>
    <style:style style:family="paragraph" style:name="a120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size="0.33333in" style:font-size-asian="0.33333in" style:font-size-complex="0.33333in" fo:language="en" fo:country="US"/>
    </style:style>
    <style:style style:family="presentation" style:name="a1204">
      <style:graphic-properties fo:wrap-option="wrap" fo:padding-top="0.02992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2">
      <style:paragraph-properties style:punctuation-wrap="simple" style:writing-mode="lr-tb">
        <style:tab-stops/>
      </style:paragraph-properties>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74">
      <style:table-cell-properties style:vertical-align="top" fo:padding-top="0.05in" fo:padding-bottom="0.05in" fo:padding-left="0.1in" fo:padding-right="0.1in"/>
      <style:paragraph-properties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size="0.33333in" style:font-size-asian="0.33333in" style:font-size-complex="0.33333in" fo:language="en" fo:country="US"/>
    </style:style>
    <style:style style:family="paragraph" style:name="a120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style:punctuation-wrap="simple" style:writing-mode="lr-tb">
        <style:tab-stops/>
      </style:paragraph-properties>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20">
      <style:table-cell-properties style:vertical-align="top" fo:padding-top="0.05in" fo:padding-bottom="0.05in" fo:padding-left="0.1in" fo:padding-right="0.1in"/>
      <style:paragraph-properties style:writing-mode="lr-tb"/>
    </style:style>
    <style:style style:family="table-cell" style:name="a1278">
      <style:table-cell-properties style:vertical-align="top" fo:padding-top="0.05in" fo:padding-bottom="0.05in" fo:padding-left="0.1in" fo:padding-right="0.1in"/>
      <style:paragraph-properties style:writing-mode="lr-tb"/>
    </style:style>
    <style:style style:family="text" style:name="a1321">
      <style:text-properties fo:font-size="0.33333in" style:font-size-asian="0.33333in" style:font-size-complex="0.33333in" fo:language="en" fo:country="US"/>
    </style:style>
    <style:style style:family="text" style:name="a1279">
      <style:text-properties fo:font-size="0.33333in" style:font-size-asian="0.33333in" style:font-size-complex="0.33333in" fo:language="en" fo:country="US"/>
    </style:style>
    <style:style style:family="paragraph" style:name="a1322">
      <style:paragraph-properties style:punctuation-wrap="simple" style:writing-mode="lr-tb">
        <style:tab-stops/>
      </style:paragraph-properties>
    </style:style>
    <style:style style:family="paragraph" style:name="a1390">
      <style:paragraph-properties style:punctuation-wrap="simple" style:writing-mode="lr-tb">
        <style:tab-stops/>
      </style:paragraph-properties>
    </style:style>
    <style:style style:family="table-cell" style:name="a1324">
      <style:table-cell-properties style:vertical-align="top" fo:padding-top="0.05in" fo:padding-bottom="0.05in" fo:padding-left="0.1in" fo:padding-right="0.1in"/>
      <style:paragraph-properties style:writing-mode="lr-tb"/>
    </style:style>
    <style:style style:family="table-cell" style:name="a1392">
      <style:table-cell-properties style:vertical-align="top" fo:padding-top="0.05in" fo:padding-bottom="0.05in" fo:padding-left="0.1in" fo:padding-right="0.1in"/>
      <style:paragraph-properties style:writing-mode="lr-tb"/>
    </style:style>
    <style:style style:family="table-row" style:name="a1325">
      <style:table-row-properties style:row-height="0.39764in"/>
    </style:style>
    <style:style style:family="text" style:name="a1393">
      <style:text-properties fo:font-size="0.33333in" style:font-size-asian="0.33333in" style:font-size-complex="0.33333in" fo:language="en" fo:country="US"/>
    </style:style>
    <style:style style:family="text" style:name="a1326">
      <style:text-properties fo:font-size="0.33333in" style:font-size-asian="0.33333in" style:font-size-complex="0.33333in" fo:language="en" fo:country="US"/>
    </style:style>
    <style:style style:family="paragraph" style:name="a1394">
      <style:paragraph-properties style:punctuation-wrap="simple" style:writing-mode="lr-tb">
        <style:tab-stops/>
      </style:paragraph-properties>
    </style:style>
    <style:style style:family="paragraph" style:name="a1327">
      <style:paragraph-properties style:punctuation-wrap="simple" style:writing-mode="lr-tb">
        <style:tab-stops/>
      </style:paragraph-properties>
    </style:style>
    <style:style style:family="table-cell" style:name="a1396">
      <style:table-cell-properties style:vertical-align="top" fo:padding-top="0.05in" fo:padding-bottom="0.05in" fo:padding-left="0.1in" fo:padding-right="0.1in"/>
      <style:paragraph-properties style:writing-mode="lr-tb"/>
    </style:style>
    <style:style style:family="table-cell" style:name="a1329">
      <style:table-cell-properties style:vertical-align="top" fo:padding-top="0.05in" fo:padding-bottom="0.05in" fo:padding-left="0.1in" fo:padding-right="0.1in"/>
      <style:paragraph-properties style:writing-mode="lr-tb"/>
    </style:style>
    <style:style style:family="text" style:name="a1397">
      <style:text-properties fo:font-size="0.33333in" style:font-size-asian="0.33333in" style:font-size-complex="0.33333in" fo:language="en" fo:country="US"/>
    </style:style>
    <style:style style:family="paragraph" style:name="a1398">
      <style:paragraph-properties style:punctuation-wrap="simple" style:writing-mode="lr-tb">
        <style:tab-stops/>
      </style:paragraph-properties>
    </style:style>
    <style:style style:family="paragraph" style:name="a1440">
      <style:paragraph-properties style:punctuation-wrap="simple" style:writing-mode="lr-tb">
        <style:tab-stops/>
      </style:paragraph-properties>
    </style:style>
    <style:style style:family="table-cell" style:name="a1442">
      <style:table-cell-properties style:vertical-align="top" fo:padding-top="0.05in" fo:padding-bottom="0.05in" fo:padding-left="0.1in" fo:padding-right="0.1in"/>
      <style:paragraph-properties style:writing-mode="lr-tb"/>
    </style:style>
    <style:style style:family="text" style:name="a1443">
      <style:text-properties fo:font-size="0.33333in" style:font-size-asian="0.33333in" style:font-size-complex="0.33333in" fo:language="en" fo:country="US"/>
    </style:style>
    <style:style style:family="paragraph" style:name="a1444">
      <style:paragraph-properties style:punctuation-wrap="simple" style:writing-mode="lr-tb">
        <style:tab-stops/>
      </style:paragraph-properties>
    </style:style>
    <style:style style:family="table-cell" style:name="a1446">
      <style:table-cell-properties style:vertical-align="top" fo:padding-top="0.05in" fo:padding-bottom="0.05in" fo:padding-left="0.1in" fo:padding-right="0.1in"/>
      <style:paragraph-properties style:writing-mode="lr-tb"/>
    </style:style>
    <style:style style:family="text" style:name="a1447">
      <style:text-properties fo:font-size="0.33333in" style:font-size-asian="0.33333in" style:font-size-complex="0.33333in" fo:language="en" fo:country="US"/>
    </style:style>
    <style:style style:family="paragraph" style:name="a1448">
      <style:paragraph-properties style:punctuation-wrap="simple" style:writing-mode="lr-tb">
        <style:tab-stops/>
      </style:paragraph-properties>
    </style:style>
    <style:style style:family="paragraph" style:name="a121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style:punctuation-wrap="simple" style:writing-mode="lr-tb">
        <style:tab-stops/>
      </style:paragraph-properties>
    </style:style>
    <style:style style:family="presentation" style:name="a1213">
      <style:graphic-properties fo:wrap-option="wrap" fo:padding-top="0.0126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2">
      <style:table-cell-properties style:vertical-align="top" fo:padding-top="0.05in" fo:padding-bottom="0.05in" fo:padding-left="0.1in" fo:padding-right="0.1in"/>
      <style:paragraph-properties style:writing-mode="lr-tb"/>
    </style:style>
    <style:style style:family="paragraph" style:name="a1215">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83">
      <style:table-row-properties style:row-height="0.39764in"/>
    </style:style>
    <style:style style:family="graphic"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4">
      <style:text-properties fo:font-size="0.33333in" style:font-size-asian="0.33333in" style:font-size-complex="0.33333in" fo:language="en" fo:country="US"/>
    </style:style>
    <text:list-style style:name="a1281"/>
    <text:list-style style:name="a1420"/>
    <text:list-style style:name="a1315"/>
    <text:list-style style:name="a1353"/>
    <text:list-style style:name="a1391"/>
    <text:list-style style:name="a1286"/>
    <text:list-style style:name="a1424"/>
    <text:list-style style:name="a1319"/>
    <text:list-style style:name="a1357"/>
    <text:list-style style:name="a1395"/>
    <text:list-style style:name="a1302"/>
    <text:list-style style:name="a1428"/>
    <text:list-style style:name="a1340"/>
    <text:list-style style:name="a1273"/>
    <text:list-style style:name="a1399"/>
    <text:list-style style:name="a1412"/>
    <text:list-style style:name="a1307"/>
    <text:list-style style:name="a1344"/>
    <text:list-style style:name="a1382"/>
    <text:list-style style:name="a1277"/>
    <text:list-style style:name="a1416"/>
    <text:list-style style:name="a1349"/>
    <text:list-style style:name="a1386"/>
    <text:list-style style:name="a1332"/>
    <text:list-style style:name="a1370"/>
    <text:list-style style:name="a1265"/>
    <text:list-style style:name="a1403"/>
    <text:list-style style:name="a1441"/>
    <text:list-style style:name="a1336"/>
    <text:list-style style:name="a1374"/>
    <text:list-style style:name="a1269"/>
    <text:list-style style:name="a1407"/>
    <text:list-style style:name="a1445"/>
    <text:list-style style:name="a1378"/>
    <text:list-style style:name="a1290"/>
    <text:list-style style:name="a1323"/>
    <text:list-style style:name="a1449"/>
    <text:list-style style:name="a1361"/>
    <text:list-style style:name="a1294"/>
    <text:list-style style:name="a1433"/>
    <text:list-style style:name="a1328"/>
    <text:list-style style:name="a1365"/>
    <text:list-style style:name="a1298"/>
    <text:list-style style:name="a1311"/>
    <text:list-style style:name="a1437"/>
  </office:automatic-styles>
  <office:body>
    <office:presentation>
      <draw:page draw:name="page1" draw:style-name="a1201" draw:master-page-name="Master2-Layout7-blank-Tomt" presentation:presentation-page-layout-name="Master2-PPL7" draw:id="Slide-256">
        <draw:frame draw:id="id150" presentation:style-name="a1204" draw:name="Tittel 1" svg:x="0.55039in" svg:y="0.63031in" svg:width="7.87323in" svg:height="0.78819in" presentation:class="title" presentation:placeholder="false">
          <draw:text-box>
            <text:p text:style-name="a1203" text:class-names="" text:cond-style-name="" text:id="id149"><text:span text:style-name="a1202" text:class-names="">Lorem ipsum</text:span></text:p>
          </draw:text-box>
          <svg:title/>
          <svg:desc/>
        </draw:frame>
        <draw:frame draw:id="id155" presentation:style-name="a1213" draw:name="Undertittel 2" svg:x="0.55in" svg:y="1.9685in" svg:width="9.92165in" svg:height="4.79488in" presentation:class="subtitle" presentation:placeholder="false">
          <draw:text-box>
            <text:p text:style-name="a1206" text:class-names="" text:cond-style-name="" text:id="id151"><text:span text:style-name="a1205" text:class-names="">Lorem ipsum dolor sit amet, consectetur adipiscing elit. 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p text:style-name="a1208" text:class-names="" text:cond-style-name="" text:id="id152"><text:span text:style-name="a1207" text:class-names=""/></text:p>
            <text:p text:style-name="a1210" text:class-names="" text:cond-style-name="" text:id="id153"><text:span text:style-name="a1209" text:class-names="">Maecenas mauris lectus, lobortis et purus mattis, blandit dictum tellus. 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a1212" text:class-names="" text:cond-style-name="" text:id="id154"><text:span text:style-name="a1211" text:class-names=""/></text:p>
          </draw:text-box>
          <svg:title/>
          <svg:desc/>
        </draw:frame>
        <anim:par xmlns:anim="urn:oasis:names:tc:opendocument:xmlns:animation:1.0" presentation:node-type="timing-root" smil:fill="hold">
          <anim:seq presentation:node-type="main-sequence" smil:dur="indefinite">
            <anim:par smil:begin="indefinite" smil:fill="hold">
              <anim:par smil:begin="0.0s" smil:fill="hold">
                <anim:par presentation:node-type="on-click" presentation:preset-class="entrance" smil:begin="0.0s" smil:fill="hold">
                  <anim:set smil:targetElement="id14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51"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53" smil:attributeName="visibility" smil:to="visible" smil:begin="0.0s" smil:dur="0.00100000004749745s" smil:fill="hold"/>
                </anim:par>
              </anim:par>
            </anim:par>
          </anim:seq>
        </anim:par>
        <presentation:notes draw:style-name="a1221">
          <draw:frame draw:id="id156" draw:style-name="a1216" draw:name="Plassholder for lysbildenummer 7" svg:x="4.68071in" svg:y="11.10748in" svg:width="3.58504in" svg:height="0.58346in">
            <draw:text-box>
              <text:p text:style-name="a1215" text:class-names="" text:cond-style-name=""><text:span text:style-name="a1214" text:class-names=""><text:page-number style:num-format="1" text:fixed="false"/></text:span></text:p>
            </draw:text-box>
            <svg:title/>
            <svg:desc/>
          </draw:frame>
          <draw:page-thumbnail draw:page-number="1" svg:x="1.62326in" svg:y="0.98438in" svg:width="5.0191in" svg:height="3.76389in" presentation:class="page" draw:id="id157" presentation:style-name="a1217" draw:name="Plassholder for lysbilde 1">
            <svg:title/>
            <svg:desc/>
          </draw:page-thumbnail>
          <draw:frame draw:id="id158" draw:style-name="a1220" draw:name="TekstSylinder 2" svg:x="0.7878in" svg:y="5.11772in" svg:width="6.69252in" svg:height="5.5122in">
            <draw:text-box>
              <text:p text:style-name="a1219" text:class-names="" text:cond-style-name=""><text:span text:style-name="a1218" text:class-names=""/></text:p>
            </draw:text-box>
            <svg:title/>
            <svg:desc/>
          </draw:frame>
        </presentation:notes>
      </draw:page>
      <draw:page draw:name="page2" draw:style-name="a1222" draw:master-page-name="Master2-Layout7-blank-Tomt" presentation:presentation-page-layout-name="Master2-PPL7" draw:id="Slide-257">
        <draw:frame draw:id="id160" presentation:style-name="a1225" draw:name="Tittel 1" svg:x="0.55039in" svg:y="0.63031in" svg:width="7.87323in" svg:height="0.78819in" presentation:class="title" presentation:placeholder="false">
          <draw:text-box>
            <text:p text:style-name="a1224" text:class-names="" text:cond-style-name="" text:id="id159"><text:span text:style-name="a1223" text:class-names="">Chart</text:span></text:p>
          </draw:text-box>
          <svg:title/>
          <svg:desc/>
        </draw:frame>
        <anim:par xmlns:anim="urn:oasis:names:tc:opendocument:xmlns:animation:1.0" presentation:node-type="timing-root" smil:fill="hold">
          <anim:seq presentation:node-type="main-sequence" smil:dur="indefinite">
            <anim:par smil:begin="indefinite" smil:fill="hold">
              <anim:par smil:begin="0.0s" smil:fill="hold">
                <anim:par presentation:node-type="on-click" presentation:preset-class="entrance" smil:begin="0.0s" smil:fill="hold">
                  <anim:set smil:targetElement="id159"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attributeName="visibility" smil:to="visible" smil:begin="0.0s" smil:dur="0.00100000004749745s" smil:fill="hold"/>
                </anim:par>
              </anim:par>
            </anim:par>
          </anim:seq>
        </anim:par>
        <presentation:notes draw:style-name="a1233">
          <draw:frame draw:id="id161" draw:style-name="a1228" draw:name="Plassholder for lysbildenummer 7" svg:x="4.68071in" svg:y="11.10748in" svg:width="3.58504in" svg:height="0.58346in">
            <draw:text-box>
              <text:p text:style-name="a1227" text:class-names="" text:cond-style-name=""><text:span text:style-name="a1226" text:class-names=""><text:page-number style:num-format="1" text:fixed="false"/></text:span></text:p>
            </draw:text-box>
            <svg:title/>
            <svg:desc/>
          </draw:frame>
          <draw:page-thumbnail draw:page-number="2" svg:x="1.62326in" svg:y="0.98438in" svg:width="5.0191in" svg:height="3.76389in" presentation:class="page" draw:id="id162" presentation:style-name="a1229" draw:name="Plassholder for lysbilde 1">
            <svg:title/>
            <svg:desc/>
          </draw:page-thumbnail>
          <draw:frame draw:id="id163" draw:style-name="a1232" draw:name="TekstSylinder 2" svg:x="0.7878in" svg:y="5.11772in" svg:width="6.69252in" svg:height="5.5122in">
            <draw:text-box>
              <text:p text:style-name="a1231" text:class-names="" text:cond-style-name=""><text:span text:style-name="a1230" text:class-names=""/></text:p>
            </draw:text-box>
            <svg:title/>
            <svg:desc/>
          </draw:frame>
        </presentation:notes>
      </draw:page>
      <draw:page draw:name="page3" draw:style-name="a1234" draw:master-page-name="Master2-Layout7-blank-Tomt" presentation:presentation-page-layout-name="Master2-PPL7" draw:id="Slide-258">
        <draw:frame draw:id="id165" presentation:style-name="a1237" draw:name="Tittel 1" svg:x="0.55039in" svg:y="0.63031in" svg:width="7.87323in" svg:height="0.78819in" presentation:class="title" presentation:placeholder="false">
          <draw:text-box>
            <text:p text:style-name="a1236" text:class-names="" text:cond-style-name="" text:id="id164"><text:span text:style-name="a1235" text:class-names="">Table</text:span></text:p>
          </draw:text-box>
          <svg:title/>
          <svg:desc/>
        </draw:frame>
        <draw:frame draw:id="id166" svg:x="0.55039in" svg:y="1.9689in" svg:width="9.92283in" svg:height="4.23622in">
          <table:table table:style-name="a1238" table:template-name="{00000000-0000-0000-0000-000000000000}" table:use-banding-columns-styles="false" table:use-banding-rows-styles="false" table:use-first-column-styles="false" table:use-first-row-styles="false" table:use-last-column-styles="false" table:use-last-row-styles="false">
            <table:table-column table:style-name="a1239" table:default-cell-style-name=""/>
            <table:table-column table:style-name="a1240" table:default-cell-style-name=""/>
            <table:table-column table:style-name="a1241" table:default-cell-style-name=""/>
            <table:table-column table:style-name="a1242" table:default-cell-style-name=""/>
            <table:table-column table:style-name="a1243" table:default-cell-style-name=""/>
            <table:table-row table:style-name="a1244" table:default-cell-style-name="">
              <table:table-cell table:style-name="a1247">
                <text:p text:style-name="a1246" text:class-names="" text:cond-style-name=""><text:span text:style-name="a1245" text:class-names="">Column 1</text:span></text:p>
              </table:table-cell>
              <table:table-cell table:style-name="a1250">
                <text:p text:style-name="a1249" text:class-names="" text:cond-style-name=""><text:span text:style-name="a1248" text:class-names="">Column 2</text:span></text:p>
              </table:table-cell>
              <table:table-cell table:style-name="a1253">
                <text:p text:style-name="a1252" text:class-names="" text:cond-style-name=""><text:span text:style-name="a1251" text:class-names="">Column 3</text:span></text:p>
              </table:table-cell>
              <table:table-cell table:style-name="a1256">
                <text:p text:style-name="a1255" text:class-names="" text:cond-style-name=""><text:span text:style-name="a1254" text:class-names="">Column 4</text:span></text:p>
              </table:table-cell>
              <table:table-cell table:style-name="a1261">
                <text:p text:style-name="a1258" text:class-names="" text:cond-style-name=""><text:span text:style-name="a1257" text:class-names="">Column 5</text:span></text:p>
                <text:p text:style-name="a1260" text:class-names="" text:cond-style-name=""><text:span text:style-name="a1259" text:class-names=""/></text:p>
              </table:table-cell>
            </table:table-row>
            <table:table-row table:style-name="a1262" table:default-cell-style-name="">
              <table:table-cell table:style-name="a1266">
                <text:list text:style-name="a1265">
                  <text:list-item>
                    <text:p text:style-name="a1264" text:class-names="" text:cond-style-name=""><text:span text:style-name="a1263" text:class-names=""/></text:p>
                  </text:list-item>
                </text:list>
              </table:table-cell>
              <table:table-cell table:style-name="a1270">
                <text:list text:style-name="a1269">
                  <text:list-item>
                    <text:p text:style-name="a1268" text:class-names="" text:cond-style-name=""><text:span text:style-name="a1267" text:class-names=""/></text:p>
                  </text:list-item>
                </text:list>
              </table:table-cell>
              <table:table-cell table:style-name="a1274">
                <text:list text:style-name="a1273">
                  <text:list-item>
                    <text:p text:style-name="a1272" text:class-names="" text:cond-style-name=""><text:span text:style-name="a1271" text:class-names=""/></text:p>
                  </text:list-item>
                </text:list>
              </table:table-cell>
              <table:table-cell table:style-name="a1278">
                <text:list text:style-name="a1277">
                  <text:list-item>
                    <text:p text:style-name="a1276" text:class-names="" text:cond-style-name=""><text:span text:style-name="a1275" text:class-names=""/></text:p>
                  </text:list-item>
                </text:list>
              </table:table-cell>
              <table:table-cell table:style-name="a1282">
                <text:list text:style-name="a1281">
                  <text:list-item>
                    <text:p text:style-name="a1280" text:class-names="" text:cond-style-name=""><text:span text:style-name="a1279" text:class-names=""/></text:p>
                  </text:list-item>
                </text:list>
              </table:table-cell>
            </table:table-row>
            <table:table-row table:style-name="a1283" table:default-cell-style-name="">
              <table:table-cell table:style-name="a1287">
                <text:list text:style-name="a1286">
                  <text:list-item>
                    <text:p text:style-name="a1285" text:class-names="" text:cond-style-name=""><text:span text:style-name="a1284" text:class-names=""/></text:p>
                  </text:list-item>
                </text:list>
              </table:table-cell>
              <table:table-cell table:style-name="a1291">
                <text:list text:style-name="a1290">
                  <text:list-item>
                    <text:p text:style-name="a1289" text:class-names="" text:cond-style-name=""><text:span text:style-name="a1288" text:class-names=""/></text:p>
                  </text:list-item>
                </text:list>
              </table:table-cell>
              <table:table-cell table:style-name="a1295">
                <text:list text:style-name="a1294">
                  <text:list-item>
                    <text:p text:style-name="a1293" text:class-names="" text:cond-style-name=""><text:span text:style-name="a1292" text:class-names=""/></text:p>
                  </text:list-item>
                </text:list>
              </table:table-cell>
              <table:table-cell table:style-name="a1299">
                <text:list text:style-name="a1298">
                  <text:list-item>
                    <text:p text:style-name="a1297" text:class-names="" text:cond-style-name=""><text:span text:style-name="a1296" text:class-names=""/></text:p>
                  </text:list-item>
                </text:list>
              </table:table-cell>
              <table:table-cell table:style-name="a1303">
                <text:list text:style-name="a1302">
                  <text:list-item>
                    <text:p text:style-name="a1301" text:class-names="" text:cond-style-name=""><text:span text:style-name="a1300" text:class-names=""/></text:p>
                  </text:list-item>
                </text:list>
              </table:table-cell>
            </table:table-row>
            <table:table-row table:style-name="a1304" table:default-cell-style-name="">
              <table:table-cell table:style-name="a1308">
                <text:list text:style-name="a1307">
                  <text:list-item>
                    <text:p text:style-name="a1306" text:class-names="" text:cond-style-name=""><text:span text:style-name="a1305" text:class-names=""/></text:p>
                  </text:list-item>
                </text:list>
              </table:table-cell>
              <table:table-cell table:style-name="a1312">
                <text:list text:style-name="a1311">
                  <text:list-item>
                    <text:p text:style-name="a1310" text:class-names="" text:cond-style-name=""><text:span text:style-name="a1309" text:class-names=""/></text:p>
                  </text:list-item>
                </text:list>
              </table:table-cell>
              <table:table-cell table:style-name="a1316">
                <text:list text:style-name="a1315">
                  <text:list-item>
                    <text:p text:style-name="a1314" text:class-names="" text:cond-style-name=""><text:span text:style-name="a1313" text:class-names=""/></text:p>
                  </text:list-item>
                </text:list>
              </table:table-cell>
              <table:table-cell table:style-name="a1320">
                <text:list text:style-name="a1319">
                  <text:list-item>
                    <text:p text:style-name="a1318" text:class-names="" text:cond-style-name=""><text:span text:style-name="a1317" text:class-names=""/></text:p>
                  </text:list-item>
                </text:list>
              </table:table-cell>
              <table:table-cell table:style-name="a1324">
                <text:list text:style-name="a1323">
                  <text:list-item>
                    <text:p text:style-name="a1322" text:class-names="" text:cond-style-name=""><text:span text:style-name="a1321" text:class-names=""/></text:p>
                  </text:list-item>
                </text:list>
              </table:table-cell>
            </table:table-row>
            <table:table-row table:style-name="a1325" table:default-cell-style-name="">
              <table:table-cell table:style-name="a1329">
                <text:list text:style-name="a1328">
                  <text:list-item>
                    <text:p text:style-name="a1327" text:class-names="" text:cond-style-name=""><text:span text:style-name="a1326" text:class-names=""/></text:p>
                  </text:list-item>
                </text:list>
              </table:table-cell>
              <table:table-cell table:style-name="a1333">
                <text:list text:style-name="a1332">
                  <text:list-item>
                    <text:p text:style-name="a1331" text:class-names="" text:cond-style-name=""><text:span text:style-name="a1330" text:class-names=""/></text:p>
                  </text:list-item>
                </text:list>
              </table:table-cell>
              <table:table-cell table:style-name="a1337">
                <text:list text:style-name="a1336">
                  <text:list-item>
                    <text:p text:style-name="a1335" text:class-names="" text:cond-style-name=""><text:span text:style-name="a1334" text:class-names=""/></text:p>
                  </text:list-item>
                </text:list>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row>
            <table:table-row table:style-name="a1346" table:default-cell-style-name="">
              <table:table-cell table:style-name="a1350">
                <text:list text:style-name="a1349">
                  <text:list-item>
                    <text:p text:style-name="a1348" text:class-names="" text:cond-style-name=""><text:span text:style-name="a1347" text:class-names=""/></text:p>
                  </text:list-item>
                </text:list>
              </table:table-cell>
              <table:table-cell table:style-name="a1354">
                <text:list text:style-name="a1353">
                  <text:list-item>
                    <text:p text:style-name="a1352" text:class-names="" text:cond-style-name=""><text:span text:style-name="a1351" text:class-names=""/></text:p>
                  </text:list-item>
                </text:list>
              </table:table-cell>
              <table:table-cell table:style-name="a1358">
                <text:list text:style-name="a1357">
                  <text:list-item>
                    <text:p text:style-name="a1356" text:class-names="" text:cond-style-name=""><text:span text:style-name="a1355" text:class-names=""/></text:p>
                  </text:list-item>
                </text:list>
              </table:table-cell>
              <table:table-cell table:style-name="a1362">
                <text:list text:style-name="a1361">
                  <text:list-item>
                    <text:p text:style-name="a1360" text:class-names="" text:cond-style-name=""><text:span text:style-name="a1359" text:class-names=""/></text:p>
                  </text:list-item>
                </text:list>
              </table:table-cell>
              <table:table-cell table:style-name="a1366">
                <text:list text:style-name="a1365">
                  <text:list-item>
                    <text:p text:style-name="a1364" text:class-names="" text:cond-style-name=""><text:span text:style-name="a1363" text:class-names=""/></text:p>
                  </text:list-item>
                </text:list>
              </table:table-cell>
            </table:table-row>
            <table:table-row table:style-name="a1367" table:default-cell-style-name="">
              <table:table-cell table:style-name="a1371">
                <text:list text:style-name="a1370">
                  <text:list-item>
                    <text:p text:style-name="a1369" text:class-names="" text:cond-style-name=""><text:span text:style-name="a1368" text:class-names=""/></text:p>
                  </text:list-item>
                </text:list>
              </table:table-cell>
              <table:table-cell table:style-name="a1375">
                <text:list text:style-name="a1374">
                  <text:list-item>
                    <text:p text:style-name="a1373" text:class-names="" text:cond-style-name=""><text:span text:style-name="a1372" text:class-names=""/></text:p>
                  </text:list-item>
                </text:list>
              </table:table-cell>
              <table:table-cell table:style-name="a1379">
                <text:list text:style-name="a1378">
                  <text:list-item>
                    <text:p text:style-name="a1377" text:class-names="" text:cond-style-name=""><text:span text:style-name="a1376" text:class-names=""/></text:p>
                  </text:list-item>
                </text:list>
              </table:table-cell>
              <table:table-cell table:style-name="a1383">
                <text:list text:style-name="a1382">
                  <text:list-item>
                    <text:p text:style-name="a1381" text:class-names="" text:cond-style-name=""><text:span text:style-name="a1380" text:class-names=""/></text:p>
                  </text:list-item>
                </text:list>
              </table:table-cell>
              <table:table-cell table:style-name="a1387">
                <text:list text:style-name="a1386">
                  <text:list-item>
                    <text:p text:style-name="a1385" text:class-names="" text:cond-style-name=""><text:span text:style-name="a1384" text:class-names=""/></text:p>
                  </text:list-item>
                </text:list>
              </table:table-cell>
            </table:table-row>
            <table:table-row table:style-name="a1388" table:default-cell-style-name="">
              <table:table-cell table:style-name="a1392">
                <text:list text:style-name="a1391">
                  <text:list-item>
                    <text:p text:style-name="a1390" text:class-names="" text:cond-style-name=""><text:span text:style-name="a1389" text:class-names=""/></text:p>
                  </text:list-item>
                </text:list>
              </table:table-cell>
              <table:table-cell table:style-name="a1396">
                <text:list text:style-name="a1395">
                  <text:list-item>
                    <text:p text:style-name="a1394" text:class-names="" text:cond-style-name=""><text:span text:style-name="a1393" text:class-names=""/></text:p>
                  </text:list-item>
                </text:list>
              </table:table-cell>
              <table:table-cell table:style-name="a1400">
                <text:list text:style-name="a1399">
                  <text:list-item>
                    <text:p text:style-name="a1398" text:class-names="" text:cond-style-name=""><text:span text:style-name="a1397" text:class-names=""/></text:p>
                  </text:list-item>
                </text:list>
              </table:table-cell>
              <table:table-cell table:style-name="a1404">
                <text:list text:style-name="a1403">
                  <text:list-item>
                    <text:p text:style-name="a1402" text:class-names="" text:cond-style-name=""><text:span text:style-name="a1401" text:class-names=""/></text:p>
                  </text:list-item>
                </text:list>
              </table:table-cell>
              <table:table-cell table:style-name="a1408">
                <text:list text:style-name="a1407">
                  <text:list-item>
                    <text:p text:style-name="a1406" text:class-names="" text:cond-style-name=""><text:span text:style-name="a1405" text:class-names=""/></text:p>
                  </text:list-item>
                </text:list>
              </table:table-cell>
            </table:table-row>
            <table:table-row table:style-name="a1409" table:default-cell-style-name="">
              <table:table-cell table:style-name="a1413">
                <text:list text:style-name="a1412">
                  <text:list-item>
                    <text:p text:style-name="a1411" text:class-names="" text:cond-style-name=""><text:span text:style-name="a1410" text:class-names=""/></text:p>
                  </text:list-item>
                </text:list>
              </table:table-cell>
              <table:table-cell table:style-name="a1417">
                <text:list text:style-name="a1416">
                  <text:list-item>
                    <text:p text:style-name="a1415" text:class-names="" text:cond-style-name=""><text:span text:style-name="a1414" text:class-names=""/></text:p>
                  </text:list-item>
                </text:list>
              </table:table-cell>
              <table:table-cell table:style-name="a1421">
                <text:list text:style-name="a1420">
                  <text:list-item>
                    <text:p text:style-name="a1419" text:class-names="" text:cond-style-name=""><text:span text:style-name="a1418" text:class-names=""/></text:p>
                  </text:list-item>
                </text:list>
              </table:table-cell>
              <table:table-cell table:style-name="a1425">
                <text:list text:style-name="a1424">
                  <text:list-item>
                    <text:p text:style-name="a1423" text:class-names="" text:cond-style-name=""><text:span text:style-name="a1422" text:class-names=""/></text:p>
                  </text:list-item>
                </text:list>
              </table:table-cell>
              <table:table-cell table:style-name="a1429">
                <text:list text:style-name="a1428">
                  <text:list-item>
                    <text:p text:style-name="a1427" text:class-names="" text:cond-style-name=""><text:span text:style-name="a1426" text:class-names=""/></text:p>
                  </text:list-item>
                </text:list>
              </table:table-cell>
            </table:table-row>
            <table:table-row table:style-name="a1430" table:default-cell-style-name="">
              <table:table-cell table:style-name="a1434">
                <text:list text:style-name="a1433">
                  <text:list-item>
                    <text:p text:style-name="a1432" text:class-names="" text:cond-style-name=""><text:span text:style-name="a1431" text:class-names=""/></text:p>
                  </text:list-item>
                </text:list>
              </table:table-cell>
              <table:table-cell table:style-name="a1438">
                <text:list text:style-name="a1437">
                  <text:list-item>
                    <text:p text:style-name="a1436" text:class-names="" text:cond-style-name=""><text:span text:style-name="a1435" text:class-names=""/></text:p>
                  </text:list-item>
                </text:list>
              </table:table-cell>
              <table:table-cell table:style-name="a1442">
                <text:list text:style-name="a1441">
                  <text:list-item>
                    <text:p text:style-name="a1440" text:class-names="" text:cond-style-name=""><text:span text:style-name="a1439" text:class-names=""/></text:p>
                  </text:list-item>
                </text:list>
              </table:table-cell>
              <table:table-cell table:style-name="a1446">
                <text:list text:style-name="a1445">
                  <text:list-item>
                    <text:p text:style-name="a1444" text:class-names="" text:cond-style-name=""><text:span text:style-name="a1443" text:class-names=""/></text:p>
                  </text:list-item>
                </text:list>
              </table:table-cell>
              <table:table-cell table:style-name="a1450">
                <text:list text:style-name="a1449">
                  <text:list-item>
                    <text:p text:style-name="a1448" text:class-names="" text:cond-style-name=""><text:span text:style-name="a1447" text:class-names=""/></text:p>
                  </text:list-item>
                </text:list>
              </table:table-cell>
            </table:table-row>
          </table:table>
          <draw:image xlink:href="media/image1.png" xlink:type="simple" xlink:show="embed" xlink:actuate="onLoad"/>
          <svg:title/>
          <svg:desc/>
        </draw:frame>
        <anim:par xmlns:anim="urn:oasis:names:tc:opendocument:xmlns:animation:1.0" presentation:node-type="timing-root" smil:fill="hold">
          <anim:seq presentation:node-type="main-sequence" smil:dur="indefinite">
            <anim:par smil:begin="indefinite" smil:fill="hold">
              <anim:par smil:begin="0.0s" smil:fill="hold">
                <anim:par presentation:node-type="on-click" presentation:preset-class="entrance" smil:begin="0.0s" smil:fill="hold">
                  <anim:set smil:targetElement="id164"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66" smil:attributeName="visibility" smil:to="visible" smil:begin="0.0s" smil:dur="0.00100000004749745s" smil:fill="hold"/>
                </anim:par>
              </anim:par>
            </anim:par>
          </anim:seq>
        </anim:par>
        <presentation:notes draw:style-name="a1458">
          <draw:frame draw:id="id167" draw:style-name="a1453" draw:name="Plassholder for lysbildenummer 7" svg:x="4.68071in" svg:y="11.10748in" svg:width="3.58504in" svg:height="0.58346in">
            <draw:text-box>
              <text:p text:style-name="a1452" text:class-names="" text:cond-style-name=""><text:span text:style-name="a1451" text:class-names=""><text:page-number style:num-format="1" text:fixed="false"/></text:span></text:p>
            </draw:text-box>
            <svg:title/>
            <svg:desc/>
          </draw:frame>
          <draw:page-thumbnail draw:page-number="3" svg:x="1.62326in" svg:y="0.98438in" svg:width="5.0191in" svg:height="3.76389in" presentation:class="page" draw:id="id168" presentation:style-name="a1454" draw:name="Plassholder for lysbilde 1">
            <svg:title/>
            <svg:desc/>
          </draw:page-thumbnail>
          <draw:frame draw:id="id169" draw:style-name="a1457" draw:name="TekstSylinder 2" svg:x="0.7878in" svg:y="5.11772in" svg:width="6.69252in" svg:height="5.5122in">
            <draw:text-box>
              <text:p text:style-name="a1456" text:class-names="" text:cond-style-name=""><text:span text:style-name="a1455" text:class-names=""/></text:p>
            </draw:text-box>
            <svg:title/>
            <svg:desc/>
          </draw:frame>
        </presentation:notes>
      </draw:page>
      <draw:page draw:name="page4" draw:style-name="a1459" draw:master-page-name="Master2-Layout7-blank-Tomt" presentation:presentation-page-layout-name="Master2-PPL7" draw:id="Slide-259">
        <draw:frame draw:id="id171" presentation:style-name="a1462" draw:name="Tittel 1" svg:x="0.55039in" svg:y="0.63031in" svg:width="7.87323in" svg:height="0.78819in" presentation:class="title" presentation:placeholder="false">
          <draw:text-box>
            <text:p text:style-name="a1461" text:class-names="" text:cond-style-name="" text:id="id170"><text:span text:style-name="a1460" text:class-names="">Photo</text:span></text:p>
          </draw:text-box>
          <svg:title/>
          <svg:desc/>
        </draw:frame>
        <draw:frame draw:id="id172" draw:style-name="a1463" svg:x="2.19961in" svg:y="2in" svg:width="6.88386in" svg:height="4.89921in" style:rel-width="scale" style:rel-height="scale">
          <draw:image xlink:href="media/image2.jpg" xlink:type="simple" xlink:show="embed" xlink:actuate="onLoad"/>
          <svg:title/>
          <svg:desc/>
        </draw:frame>
        <anim:par xmlns:anim="urn:oasis:names:tc:opendocument:xmlns:animation:1.0" presentation:node-type="timing-root" smil:fill="hold">
          <anim:seq presentation:node-type="main-sequence" smil:dur="indefinite">
            <anim:par smil:begin="indefinite" smil:fill="hold">
              <anim:par smil:begin="0.0s" smil:fill="hold">
                <anim:par presentation:node-type="on-click" presentation:preset-class="entrance" smil:begin="0.0s" smil:fill="hold">
                  <anim:set smil:targetElement="id170" smil:attributeName="visibility" smil:to="visible" smil:begin="0.0s" smil:dur="0.00100000004749745s" smil:fill="hold"/>
                </anim:par>
              </anim:par>
            </anim:par>
            <anim:par smil:begin="indefinite" smil:fill="hold">
              <anim:par smil:begin="0.0s" smil:fill="hold">
                <anim:par presentation:node-type="on-click" presentation:preset-class="entrance" smil:begin="0.0s" smil:fill="hold">
                  <anim:set smil:targetElement="id172" smil:attributeName="visibility" smil:to="visible" smil:begin="0.0s" smil:dur="0.00100000004749745s" smil:fill="hold"/>
                </anim:par>
              </anim:par>
            </anim:par>
          </anim:seq>
        </anim:par>
        <presentation:notes draw:style-name="a1471">
          <draw:frame draw:id="id173" draw:style-name="a1466" draw:name="Plassholder for lysbildenummer 7" svg:x="4.68071in" svg:y="11.10748in" svg:width="3.58504in" svg:height="0.58346in">
            <draw:text-box>
              <text:p text:style-name="a1465" text:class-names="" text:cond-style-name=""><text:span text:style-name="a1464" text:class-names=""><text:page-number style:num-format="1" text:fixed="false"/></text:span></text:p>
            </draw:text-box>
            <svg:title/>
            <svg:desc/>
          </draw:frame>
          <draw:page-thumbnail draw:page-number="4" svg:x="1.62326in" svg:y="0.98438in" svg:width="5.0191in" svg:height="3.76389in" presentation:class="page" draw:id="id174" presentation:style-name="a1467" draw:name="Plassholder for lysbilde 1">
            <svg:title/>
            <svg:desc/>
          </draw:page-thumbnail>
          <draw:frame draw:id="id175" draw:style-name="a1470" draw:name="TekstSylinder 2" svg:x="0.7878in" svg:y="5.11772in" svg:width="6.69252in" svg:height="5.5122in">
            <draw:text-box>
              <text:p text:style-name="a1469" text:class-names="" text:cond-style-name=""><text:span text:style-name="a146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tellysbil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2" style:display-name="Tittel og innhold">
      <presentation:placeholder presentation:object="title" svg:x="0.55in" svg:y="0.32953in" svg:width="9.9185in" svg:height="1.37835in"/>
      <presentation:placeholder presentation:object="object" svg:x="0.55in" svg:y="1.93386in" svg:width="9.9185in" svg:height="4.7937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3" style:display-name="Deloverskrift">
      <presentation:placeholder presentation:object="title" svg:x="0.75174in" svg:y="2.06076in" svg:width="9.50868in" svg:height="3.43924in"/>
      <presentation:placeholder presentation:object="outline" svg:x="0.75174in" svg:y="5.53299in" svg:width="9.50868in" svg:height="1.80729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4" style:display-name="To innholdsdeler">
      <presentation:placeholder presentation:object="title" svg:x="0.55in" svg:y="0.32953in" svg:width="9.9185in" svg:height="1.37835in"/>
      <presentation:placeholder presentation:object="object" svg:x="0.55035in" svg:y="1.93403in" svg:width="4.875in" svg:height="4.7934in"/>
      <presentation:placeholder presentation:object="object" svg:x="5.59201in" svg:y="1.93403in" svg:width="4.87674in" svg:height="4.7934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5" style:display-name="Sammenligning">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6" style:display-name="Bare tittel">
      <presentation:placeholder presentation:object="title" svg:x="0.55in" svg:y="0.32953in" svg:width="9.9185in" svg:height="1.3783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7" style:display-name="Tomt">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8" style:display-name="Innhold med tekst">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9" style:display-name="Bilde med tekst">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10" style:display-name="Loddrett tekst">
      <presentation:placeholder presentation:object="title" svg:x="0.55in" svg:y="0.32953in" svg:width="9.9185in" svg:height="1.37835in"/>
      <presentation:placeholder presentation:object="outline" svg:x="0.55in" svg:y="1.93386in" svg:width="9.9185in" svg:height="4.7937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1-PPL11" style:display-name="Loddrett tittel og tekst">
      <presentation:placeholder presentation:object="title" svg:x="7.98958in" svg:y="0.32986in" svg:width="2.47917in" svg:height="6.39757in"/>
      <presentation:placeholder presentation:object="outline" svg:x="0.55035in" svg:y="0.32986in" svg:width="7.27257in" svg:height="6.39757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433in" svg:y="7.5311in" svg:width="2.56614in" svg:height="0.56772in"/>
    </style:presentation-page-layout>
    <style:presentation-page-layout style:name="Master2-PPL1" style:display-name="Tittellysbil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2" style:display-name="Tittel og innhold">
      <presentation:placeholder presentation:object="title" svg:x="0.55039in" svg:y="0.62992in" svg:width="7.87165in" svg:height="0.78622in"/>
      <presentation:placeholder presentation:object="object" svg:x="0.55in" svg:y="1.9685in" svg:width="9.92008in" svg:height="4.79331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3" style:display-name="Deloverskrift">
      <presentation:placeholder presentation:object="title" svg:x="0.75174in" svg:y="2.06076in" svg:width="9.50868in" svg:height="3.43924in"/>
      <presentation:placeholder presentation:object="outline" svg:x="0.75174in" svg:y="5.53299in" svg:width="9.50868in" svg:height="1.80729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4" style:display-name="To innholdsdeler">
      <presentation:placeholder presentation:object="title" svg:x="0.55039in" svg:y="0.62992in" svg:width="7.87165in" svg:height="0.78622in"/>
      <presentation:placeholder presentation:object="object" svg:x="0.55035in" svg:y="1.96875in" svg:width="4.87674in" svg:height="4.7934in"/>
      <presentation:placeholder presentation:object="object" svg:x="5.59375in" svg:y="1.96875in" svg:width="4.87674in" svg:height="4.7934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5" style:display-name="Sammenligning">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6" style:display-name="Bare tittel">
      <presentation:placeholder presentation:object="title" svg:x="0.55039in" svg:y="0.62992in" svg:width="7.87165in" svg:height="0.78622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7" style:display-name="Tomt">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8" style:display-name="Innhold med tekst">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9" style:display-name="Bilde med tekst">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10" style:display-name="Loddrett tekst">
      <presentation:placeholder presentation:object="title" svg:x="0.55039in" svg:y="0.62992in" svg:width="7.87165in" svg:height="0.78622in"/>
      <presentation:placeholder presentation:object="outline" svg:x="0.55in" svg:y="1.9685in" svg:width="9.92008in" svg:height="4.79331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presentation-page-layout style:name="Master2-PPL11" style:display-name="Loddrett tittel og tekst">
      <presentation:placeholder presentation:object="title" svg:x="7.99132in" svg:y="0.63021in" svg:width="2.47917in" svg:height="6.13194in"/>
      <presentation:placeholder presentation:object="outline" svg:x="0.55035in" svg:y="0.63021in" svg:width="7.27431in" svg:height="6.13194in"/>
      <presentation:placeholder presentation:object="date-time" svg:x="0.55in" svg:y="7.5311in" svg:width="2.56575in" svg:height="0.56772in"/>
      <presentation:placeholder presentation:object="footer" svg:x="3.77087in" svg:y="7.5311in" svg:width="3.49291in" svg:height="0.56772in"/>
      <presentation:placeholder presentation:object="page-number" svg:x="7.90276in" svg:y="7.5311in" svg:width="2.56614in" svg:height="0.56772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22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304">
      <style:graphic-properties draw:fill="none" draw:stroke="none"/>
    </style:style>
    <style:style style:family="presentation" style:name="a229">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62">
      <style:graphic-properties draw:fill="none" draw:stroke="non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2638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draw:fill="none" draw:stroke="non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5">
      <style:graphic-properties fo:wrap-option="wrap" fo:padding-top="0.02638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2638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519">
      <style:graphic-properties draw:fill="none" draw:stroke="non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draw:fill="none" draw:stroke="none"/>
    </style:style>
    <style:style style:family="paragraph" style:name="a29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46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42">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5">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2638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63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6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4">
      <style:graphic-properties draw:fill="none" draw:stroke="none"/>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40" style:parent-style-name="Graphics">
      <style:graphic-properties draw:fill="none" fo:clip="rect(0in, 0in, 0in, 0in)" draw:stroke="none" draw:luminance="0%" draw:contrast="0%" draw:image-opacity="100%"/>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94%" fo:text-align="center"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2165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2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draw:fill="none" draw:stroke="none"/>
    </style:style>
    <style:style style:family="paragraph" style:name="a4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draw:fill="none" draw:stroke="non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parent-style-name="Graphics">
      <style:graphic-properties draw:fill="none" fo:clip="rect(0in, 0in, 0in, 0in)" draw:stroke="none" draw:luminance="0%" draw:contrast="0%" draw:image-opacity="100%"/>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898989"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draw:fill="none" draw:stroke="non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9" style:parent-style-name="Graphics">
      <style:graphic-properties draw:fill="none" fo:clip="rect(0in, 0in, 0in, 0in)" draw:stroke="none" draw:luminance="0%" draw:contrast="0%" draw:image-opacity="100%"/>
    </style:style>
    <style:style style:family="paragraph" style:name="a74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7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22">
      <style:graphic-properties draw:fill="none"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94%" fo:text-align="center"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2638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53">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draw:fill="none" draw:stroke="none"/>
    </style:style>
    <style:style style:family="drawing-page" style:name="a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6" style:parent-style-name="Graphics">
      <style:graphic-properties draw:fill="none" fo:clip="rect(0in, 0in, 0in, 0in)" draw:stroke="none" draw:luminance="0%" draw:contrast="0%" draw:image-opacity="100%"/>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parent-style-name="Graphics">
      <style:graphic-properties draw:fill="none" fo:clip="rect(0in, 0in, 0in, 0in)" draw:stroke="none" draw:luminance="0%" draw:contrast="0%" draw:image-opacity="100%"/>
    </style:style>
    <style:style style:family="paragraph" style:name="a6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parent-style-name="Graphics">
      <style:graphic-properties draw:fill="none" fo:clip="rect(0in, 0in, 0in, 0in)" draw:stroke="none" draw:luminance="0%" draw:contrast="0%" draw:image-opacity="100%"/>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216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29">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draw:fill="none" draw:stroke="non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2165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draw:fill="none" draw:stroke="none"/>
    </style:style>
    <style:style style:family="paragraph" style:name="a1109">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fo:clip="rect(0in, 0in, 0in, 0in)" draw:stroke="none" draw:luminance="0%" draw:contrast="0%" draw:image-opacity="100%"/>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8">
      <style:graphic-properties draw:fill="none" draw:stroke="non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4">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8">
      <style:graphic-properties fo:wrap-option="wrap" fo:padding-top="0.02165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parent-style-name="Graphics">
      <style:graphic-properties draw:fill="none" fo:clip="rect(0in, 0in, 0in, 0in)" draw:stroke="none" draw:luminance="0%" draw:contrast="0%" draw:image-opacity="100%"/>
    </style:style>
    <style:style style:family="paragraph" style:name="a948">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parent-style-name="Graphics">
      <style:graphic-properties draw:fill="none" fo:clip="rect(0in, 0in, 0in, 0in)" draw:stroke="none" draw:luminance="0%" draw:contrast="0%" draw:image-opacity="100%"/>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51">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6" style:parent-style-name="Graphics">
      <style:graphic-properties draw:fill="none" fo:clip="rect(0in, 0in, 0in, 0in)" draw:stroke="none" draw:luminance="0%" draw:contrast="0%" draw:image-opacity="100%"/>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2165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966">
      <style:graphic-properties draw:fill="none"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1065">
      <style:graphic-properties draw:fill="none" draw:stroke="non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draw:fill="none" draw:stroke="none"/>
    </style:style>
    <style:style style:family="paragraph" style:name="a974">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2165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3%"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4" style:parent-style-name="Graphics">
      <style:graphic-properties draw:fill="none" fo:clip="rect(0in, 0in, 0in, 0in)" draw:stroke="none" draw:luminance="0%" draw:contrast="0%" draw:image-opacity="100%"/>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3" style:parent-style-name="Graphics">
      <style:graphic-properties draw:fill="none" fo:clip="rect(0in, 0in, 0in, 0in)" draw:stroke="none" draw:luminance="0%" draw:contrast="0%" draw:image-opacity="100%"/>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5in" style:font-size-asian="0.5in" style:font-size-complex="0.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93%"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36111in" style:font-size-asian="0.36111in" style:font-size-complex="0.36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3%"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0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draw:fill="none" draw:stroke="non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4%"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4%"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23">
      <style:graphic-properties draw:fill="none" draw:stroke="non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4%" fo:text-align="left" style:tab-stop-distance="1in" fo:margin-left="0.3748in" fo:margin-right="0in" fo:text-indent="-0.3748in" fo:margin-top="0in" fo:margin-bottom="0.19792in" style:punctuation-wrap="simple" style:vertical-align="auto" style:writing-mode="lr-tb">
        <style:tab-stops>
          <style:tab-stop style:position="0in"/>
          <style:tab-stop style:position="0.1248in"/>
          <style:tab-stop style:position="0.6248in"/>
          <style:tab-stop style:position="1.1248in"/>
          <style:tab-stop style:position="1.6248in"/>
          <style:tab-stop style:position="2.1248in"/>
          <style:tab-stop style:position="2.6248in"/>
          <style:tab-stop style:position="3.1248in"/>
          <style:tab-stop style:position="3.6248in"/>
          <style:tab-stop style:position="4.1248in"/>
          <style:tab-stop style:position="4.6248in"/>
          <style:tab-stop style:position="5.1248in"/>
          <style:tab-stop style:position="5.6248in"/>
          <style:tab-stop style:position="6.1248in"/>
          <style:tab-stop style:position="6.6248in"/>
          <style:tab-stop style:position="7.1248in"/>
          <style:tab-stop style:position="7.6248in"/>
          <style:tab-stop style:position="8.1248in"/>
          <style:tab-stop style:position="8.6248in"/>
          <style:tab-stop style:position="9.1248in"/>
          <style:tab-stop style:position="9.624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5">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83333in" style:font-size-asian="0.83333in" style:font-size-complex="0.8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4%" fo:text-align="center"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rial" style:font-family-generic="roman" style:font-pitch="variable"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4%" fo:text-align="left" style:tab-stop-distance="1in" fo:margin-left="0in" fo:margin-right="0in" fo:text-indent="0in" fo:margin-top="0in" fo:margin-bottom="0.19792in" style:punctuation-wrap="simple" style:vertical-align="auto" style:writing-mode="lr-tb">
        <style:tab-stops>
          <style:tab-stop style:position="0.3748in"/>
          <style:tab-stop style:position="0.49961in"/>
          <style:tab-stop style:position="0.99961in"/>
          <style:tab-stop style:position="1.49961in"/>
          <style:tab-stop style:position="1.99961in"/>
          <style:tab-stop style:position="2.49961in"/>
          <style:tab-stop style:position="2.99961in"/>
          <style:tab-stop style:position="3.49961in"/>
          <style:tab-stop style:position="3.99961in"/>
          <style:tab-stop style:position="4.49961in"/>
          <style:tab-stop style:position="4.99961in"/>
          <style:tab-stop style:position="5.49961in"/>
          <style:tab-stop style:position="5.99961in"/>
          <style:tab-stop style:position="6.49961in"/>
          <style:tab-stop style:position="6.99961in"/>
          <style:tab-stop style:position="7.49961in"/>
          <style:tab-stop style:position="7.99961in"/>
          <style:tab-stop style:position="8.49961in"/>
          <style:tab-stop style:position="8.99961in"/>
          <style:tab-stop style:position="9.49961in"/>
          <style:tab-stop style:position="9.9996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2638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Droid Sans Fallback" style:font-family-complex="Droid Sans Fallback"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4%" fo:text-align="left" style:tab-stop-distance="1in" fo:margin-left="0in" fo:margin-right="0in" fo:text-indent="0in" fo:margin-top="0in" fo:margin-bottom="0in" style:punctuation-wrap="simple" style:vertical-align="auto"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54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55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49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781">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min-label-width="0.3748in"/>
      </text:list-level-style-number>
      <text:list-level-style-number text:level="2" style:num-format="">
        <style:list-level-properties text:space-before="0.3752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2.3752in" text:min-label-width="0.3748in"/>
      </text:list-level-style-number>
      <text:list-level-style-number text:level="7" style:num-format="">
        <style:list-level-properties text:space-before="2.8752in" text:min-label-width="0.3748in"/>
      </text:list-level-style-number>
      <text:list-level-style-number text:level="8" style:num-format="">
        <style:list-level-properties text:space-before="3.3752in" text:min-label-width="0.3748in"/>
      </text:list-level-style-number>
      <text:list-level-style-number text:level="9" style:num-format="">
        <style:list-level-properties text:space-before="3.8752in" text:min-label-width="0.3748in"/>
      </text:list-level-style-number>
    </text:list-style>
    <text:list-style style:name="a787">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1248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Plassholder for tittel 1" svg:x="0.55in" svg:y="0.32953in" svg:width="9.9185in" svg:height="1.37835in" presentation:class="title" presentation:placeholder="false">
        <draw:text-box>
          <text:p text:style-name="a2" text:class-names="" text:cond-style-name=""><text:span text:style-name="a1" text:class-names=""/></text:p>
        </draw:text-box>
        <svg:title/>
        <svg:desc/>
      </draw:frame>
      <draw:frame draw:id="id1" presentation:style-name="a20" draw:name="Plassholder for tekst 2" svg:x="0.55in" svg:y="1.93386in" svg:width="9.9185in" svg:height="4.7937in" presentation:class="outline" presentation:placeholder="false">
        <draw:text-box>
          <text:list text:style-name="a6">
            <text:list-item>
              <text:p text:style-name="a5" text:class-names="" text:cond-style-name=""><text:span text:style-name="a4" text:class-names="">Klikk for å redigere tekststiler i malen</text:span></text:p>
            </text:list-item>
          </text:list>
          <text:list text:style-name="a9">
            <text:list-item>
              <text:list text:style-name="a9">
                <text:list-item>
                  <text:p text:style-name="a8" text:class-names="" text:cond-style-name=""><text:span text:style-name="a7" text:class-names="">Andre nivå</text:span></text:p>
                </text:list-item>
              </text:list>
            </text:list-item>
          </text:list>
          <text:list text:style-name="a12">
            <text:list-item>
              <text:list text:style-name="a12">
                <text:list-item>
                  <text:list text:style-name="a12">
                    <text:list-item>
                      <text:p text:style-name="a11" text:class-names="" text:cond-style-name=""><text:span text:style-name="a10" text:class-names="">Tredje nivå</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jerde nivå</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emte nivå</text:span><text:span text:style-name="a17" text:class-names=""/></text:p>
                            </text:list-item>
                          </text:list>
                        </text:list-item>
                      </text:list>
                    </text:list-item>
                  </text:list>
                </text:list-item>
              </text:list>
            </text:list-item>
          </text:list>
        </draw:text-box>
        <svg:title/>
        <svg:desc/>
      </draw:frame>
      <draw:frame draw:id="id2" presentation:style-name="a23" draw:name="Plassholder for dato 3" svg:x="0.55in" svg:y="7.5311in" svg:width="2.56575in" svg:height="0.56772in" presentation:class="date-time" presentation:placeholder="false">
        <draw:text-box>
          <text:p text:style-name="a22" text:class-names="" text:cond-style-name=""><text:span text:style-name="a21" text:class-names=""/></text:p>
        </draw:text-box>
        <svg:title/>
        <svg:desc/>
      </draw:frame>
      <draw:frame draw:id="id3" presentation:style-name="a26" draw:name="Plassholder for bunntekst 4" svg:x="3.77087in" svg:y="7.5311in" svg:width="3.49291in" svg:height="0.56772in" presentation:class="footer" presentation:placeholder="false">
        <draw:text-box>
          <text:p text:style-name="a25" text:class-names="" text:cond-style-name=""><text:span text:style-name="a24" text:class-names=""/></text:p>
        </draw:text-box>
        <svg:title/>
        <svg:desc/>
      </draw:frame>
      <draw:frame draw:id="id4" presentation:style-name="a29" draw:name="Plassholder for lysbildenummer 5" svg:x="7.90433in" svg:y="7.5311in" svg:width="2.56614in" svg:height="0.56772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9">
        <draw:custom-shape svg:x="0in" svg:y="0in" svg:width="8.26772in" svg:height="11.69291in" draw:id="id5" draw:style-name="a32" draw:name="Rektangel 1">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33" draw:name="Plassholder for lysbilde 2">
          <svg:title/>
          <svg:desc/>
        </draw:page-thumbnail>
        <draw:frame draw:id="id7" presentation:style-name="a36" draw:name="Plassholder for notater 3" svg:x="0.7878in" svg:y="5.11811in" svg:width="6.69094in" svg:height="5.51024in" presentation:class="notes" presentation:placeholder="false">
          <draw:text-box>
            <text:p text:style-name="a35" text:class-names="" text:cond-style-name=""><text:span text:style-name="a34" text:class-names=""/></text:p>
          </draw:text-box>
          <svg:title/>
          <svg:desc/>
        </draw:frame>
        <draw:frame draw:id="id8" presentation:style-name="a39" draw:name="Plassholder for topptekst 4" svg:x="0in" svg:y="0in" svg:width="3.58504in" svg:height="0.58346in" presentation:class="header" presentation:placeholder="false">
          <draw:text-box>
            <text:p text:style-name="a38" text:class-names="" text:cond-style-name=""><text:span text:style-name="a37" text:class-names=""/></text:p>
          </draw:text-box>
          <svg:title/>
          <svg:desc/>
        </draw:frame>
        <draw:frame draw:id="id9" presentation:style-name="a42" draw:name="Plassholder for dato 5" svg:x="4.68071in" svg:y="0in" svg:width="3.58504in" svg:height="0.58346in" presentation:class="date-time" presentation:placeholder="false">
          <draw:text-box>
            <text:p text:style-name="a41" text:class-names="" text:cond-style-name=""><text:span text:style-name="a40" text:class-names=""/></text:p>
          </draw:text-box>
          <svg:title/>
          <svg:desc/>
        </draw:frame>
        <draw:frame draw:id="id10" presentation:style-name="a45" draw:name="Plassholder for bunntekst 6" svg:x="0in" svg:y="11.10748in" svg:width="3.58504in" svg:height="0.58346in" presentation:class="footer" presentation:placeholder="false">
          <draw:text-box>
            <text:p text:style-name="a44" text:class-names="" text:cond-style-name=""><text:span text:style-name="a43" text:class-names=""/></text:p>
          </draw:text-box>
          <svg:title/>
          <svg:desc/>
        </draw:frame>
        <draw:frame draw:id="id11" presentation:style-name="a48" draw:name="Plassholder for lysbildenummer 7" svg:x="4.68071in" svg:y="11.10748in" svg:width="3.58504in" svg:height="0.58346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Tittellysbilde" style:page-layout-name="pageLayout1" draw:style-name="a50">
      <draw:frame draw:id="id12" presentation:style-name="a54" draw:name="Tittel 1" svg:x="1.37847in" svg:y="1.35243in" svg:width="8.26736in" svg:height="2.87847in" presentation:class="title" presentation:placeholder="false">
        <draw:text-box>
          <text:p text:style-name="a53" text:class-names="" text:cond-style-name=""><text:span text:style-name="a51" text:class-names="">Klikk for å redigere tittelstil</text:span><text:span text:style-name="a52" text:class-names=""/></text:p>
        </draw:text-box>
        <svg:title/>
        <svg:desc/>
      </draw:frame>
      <draw:frame draw:id="id13" presentation:style-name="a58" draw:name="Undertittel 2" svg:x="1.37847in" svg:y="4.34201in" svg:width="8.26736in" svg:height="1.99653in" presentation:class="subtitle" presentation:placeholder="false">
        <draw:text-box>
          <text:p text:style-name="a57" text:class-names="" text:cond-style-name=""><text:span text:style-name="a55" text:class-names="">Klikk for å redigere undertittelstil i malen</text:span><text:span text:style-name="a56" text:class-names=""/></text:p>
        </draw:text-box>
        <svg:title/>
        <svg:desc/>
      </draw:frame>
      <draw:frame draw:id="id14" presentation:style-name="a61" draw:name="Plassholder for dato 3" svg:x="0.55in" svg:y="7.5311in" svg:width="2.56575in" svg:height="0.56772in" presentation:class="date-time" presentation:placeholder="false">
        <draw:text-box>
          <text:p text:style-name="a60" text:class-names="" text:cond-style-name=""><text:span text:style-name="a59" text:class-names=""/></text:p>
        </draw:text-box>
        <svg:title/>
        <svg:desc/>
      </draw:frame>
      <draw:frame draw:id="id15" presentation:style-name="a64" draw:name="Plassholder for bunntekst 4" svg:x="3.77087in" svg:y="7.5311in" svg:width="3.49291in" svg:height="0.56772in" presentation:class="footer" presentation:placeholder="false">
        <draw:text-box>
          <text:p text:style-name="a63" text:class-names="" text:cond-style-name=""><text:span text:style-name="a62" text:class-names=""/></text:p>
        </draw:text-box>
        <svg:title/>
        <svg:desc/>
      </draw:frame>
      <draw:frame draw:id="id16" presentation:style-name="a68" draw:name="Plassholder for lysbildenummer 5" svg:x="7.90433in" svg:y="7.5311in" svg:width="2.56614in" svg:height="0.56772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page-layout-name="pageLayout2" draw:style-name="a88">
        <draw:custom-shape svg:x="0in" svg:y="0in" svg:width="8.26772in" svg:height="11.69291in" draw:id="id5" draw:style-name="a71" draw:name="Rektangel 1">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72" draw:name="Plassholder for lysbilde 2">
          <svg:title/>
          <svg:desc/>
        </draw:page-thumbnail>
        <draw:frame draw:id="id7" presentation:style-name="a75" draw:name="Plassholder for notater 3" svg:x="0.7878in" svg:y="5.11811in" svg:width="6.69094in" svg:height="5.51024in" presentation:class="notes" presentation:placeholder="false">
          <draw:text-box>
            <text:p text:style-name="a74" text:class-names="" text:cond-style-name=""><text:span text:style-name="a73" text:class-names=""/></text:p>
          </draw:text-box>
          <svg:title/>
          <svg:desc/>
        </draw:frame>
        <draw:frame draw:id="id8" presentation:style-name="a78" draw:name="Plassholder for topptekst 4" svg:x="0in" svg:y="0in" svg:width="3.58504in" svg:height="0.58346in" presentation:class="header" presentation:placeholder="false">
          <draw:text-box>
            <text:p text:style-name="a77" text:class-names="" text:cond-style-name=""><text:span text:style-name="a76" text:class-names=""/></text:p>
          </draw:text-box>
          <svg:title/>
          <svg:desc/>
        </draw:frame>
        <draw:frame draw:id="id9" presentation:style-name="a81" draw:name="Plassholder for dato 5" svg:x="4.68071in" svg:y="0in" svg:width="3.58504in" svg:height="0.58346in" presentation:class="date-time" presentation:placeholder="false">
          <draw:text-box>
            <text:p text:style-name="a80" text:class-names="" text:cond-style-name=""><text:span text:style-name="a79" text:class-names=""/></text:p>
          </draw:text-box>
          <svg:title/>
          <svg:desc/>
        </draw:frame>
        <draw:frame draw:id="id10" presentation:style-name="a84" draw:name="Plassholder for bunntekst 6" svg:x="0in" svg:y="11.10748in" svg:width="3.58504in" svg:height="0.58346in" presentation:class="footer" presentation:placeholder="false">
          <draw:text-box>
            <text:p text:style-name="a83" text:class-names="" text:cond-style-name=""><text:span text:style-name="a82" text:class-names=""/></text:p>
          </draw:text-box>
          <svg:title/>
          <svg:desc/>
        </draw:frame>
        <draw:frame draw:id="id11" presentation:style-name="a87" draw:name="Plassholder for lysbildenummer 7" svg:x="4.68071in" svg:y="11.10748in" svg:width="3.58504in" svg:height="0.58346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master-page>
    <style:master-page style:name="Master1-Layout2-obj-Tittel-og-innhold" style:page-layout-name="pageLayout1" draw:style-name="a89">
      <draw:frame draw:id="id17" presentation:style-name="a93" draw:name="Tittel 1" svg:x="0.55in" svg:y="0.32953in" svg:width="9.9185in" svg:height="1.37835in" presentation:class="title" presentation:placeholder="false">
        <draw:text-box>
          <text:p text:style-name="a92" text:class-names="" text:cond-style-name=""><text:span text:style-name="a90" text:class-names="">Klikk for å redigere tittelstil</text:span><text:span text:style-name="a91" text:class-names=""/></text:p>
        </draw:text-box>
        <svg:title/>
        <svg:desc/>
      </draw:frame>
      <draw:frame draw:id="id18" presentation:style-name="a109" draw:name="Plassholder for innhold 2" svg:x="0.55in" svg:y="1.93386in" svg:width="9.9185in" svg:height="4.7937in" presentation:class="object" presentation:placeholder="false">
        <draw:text-box>
          <text:p text:style-name="a95" text:class-names="" text:cond-style-name=""><text:span text:style-name="a94" text:class-names="">Klikk for å redigere tekststiler i malen</text:span></text:p>
          <text:list text:style-name="a98">
            <text:list-item>
              <text:list text:style-name="a98">
                <text:list-item>
                  <text:p text:style-name="a97" text:class-names="" text:cond-style-name=""><text:span text:style-name="a96" text:class-names="">Andre nivå</text:span></text:p>
                </text:list-item>
              </text:list>
            </text:list-item>
          </text:list>
          <text:list text:style-name="a101">
            <text:list-item>
              <text:list text:style-name="a101">
                <text:list-item>
                  <text:list text:style-name="a101">
                    <text:list-item>
                      <text:p text:style-name="a100" text:class-names="" text:cond-style-name=""><text:span text:style-name="a99" text:class-names="">Tredje nivå</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jerde nivå</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emte nivå</text:span><text:span text:style-name="a106" text:class-names=""/></text:p>
                            </text:list-item>
                          </text:list>
                        </text:list-item>
                      </text:list>
                    </text:list-item>
                  </text:list>
                </text:list-item>
              </text:list>
            </text:list-item>
          </text:list>
        </draw:text-box>
        <svg:title/>
        <svg:desc/>
      </draw:frame>
      <draw:frame draw:id="id19" presentation:style-name="a112" draw:name="Plassholder for dato 3" svg:x="0.55in" svg:y="7.5311in" svg:width="2.56575in" svg:height="0.56772in" presentation:class="date-time" presentation:placeholder="false">
        <draw:text-box>
          <text:p text:style-name="a111" text:class-names="" text:cond-style-name=""><text:span text:style-name="a110" text:class-names=""/></text:p>
        </draw:text-box>
        <svg:title/>
        <svg:desc/>
      </draw:frame>
      <draw:frame draw:id="id20" presentation:style-name="a115" draw:name="Plassholder for bunntekst 4" svg:x="3.77087in" svg:y="7.5311in" svg:width="3.49291in" svg:height="0.56772in" presentation:class="footer" presentation:placeholder="false">
        <draw:text-box>
          <text:p text:style-name="a114" text:class-names="" text:cond-style-name=""><text:span text:style-name="a113" text:class-names=""/></text:p>
        </draw:text-box>
        <svg:title/>
        <svg:desc/>
      </draw:frame>
      <draw:frame draw:id="id21" presentation:style-name="a119" draw:name="Plassholder for lysbildenummer 5" svg:x="7.90433in" svg:y="7.5311in" svg:width="2.56614in" svg:height="0.56772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page-layout-name="pageLayout2" draw:style-name="a139">
        <draw:custom-shape svg:x="0in" svg:y="0in" svg:width="8.26772in" svg:height="11.69291in" draw:id="id5" draw:style-name="a122" draw:name="Rektangel 1">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23" draw:name="Plassholder for lysbilde 2">
          <svg:title/>
          <svg:desc/>
        </draw:page-thumbnail>
        <draw:frame draw:id="id7" presentation:style-name="a126" draw:name="Plassholder for notater 3" svg:x="0.7878in" svg:y="5.11811in" svg:width="6.69094in" svg:height="5.51024in" presentation:class="notes" presentation:placeholder="false">
          <draw:text-box>
            <text:p text:style-name="a125" text:class-names="" text:cond-style-name=""><text:span text:style-name="a124" text:class-names=""/></text:p>
          </draw:text-box>
          <svg:title/>
          <svg:desc/>
        </draw:frame>
        <draw:frame draw:id="id8" presentation:style-name="a129" draw:name="Plassholder for topptekst 4" svg:x="0in" svg:y="0in" svg:width="3.58504in" svg:height="0.58346in" presentation:class="header" presentation:placeholder="false">
          <draw:text-box>
            <text:p text:style-name="a128" text:class-names="" text:cond-style-name=""><text:span text:style-name="a127" text:class-names=""/></text:p>
          </draw:text-box>
          <svg:title/>
          <svg:desc/>
        </draw:frame>
        <draw:frame draw:id="id9" presentation:style-name="a132" draw:name="Plassholder for dato 5" svg:x="4.68071in" svg:y="0in" svg:width="3.58504in" svg:height="0.58346in" presentation:class="date-time" presentation:placeholder="false">
          <draw:text-box>
            <text:p text:style-name="a131" text:class-names="" text:cond-style-name=""><text:span text:style-name="a130" text:class-names=""/></text:p>
          </draw:text-box>
          <svg:title/>
          <svg:desc/>
        </draw:frame>
        <draw:frame draw:id="id10" presentation:style-name="a135" draw:name="Plassholder for bunntekst 6" svg:x="0in" svg:y="11.10748in" svg:width="3.58504in" svg:height="0.58346in" presentation:class="footer" presentation:placeholder="false">
          <draw:text-box>
            <text:p text:style-name="a134" text:class-names="" text:cond-style-name=""><text:span text:style-name="a133" text:class-names=""/></text:p>
          </draw:text-box>
          <svg:title/>
          <svg:desc/>
        </draw:frame>
        <draw:frame draw:id="id11" presentation:style-name="a138" draw:name="Plassholder for lysbildenummer 7" svg:x="4.68071in" svg:y="11.10748in" svg:width="3.58504in" svg:height="0.58346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master-page>
    <style:master-page style:name="Master1-Layout3-secHead-Deloverskrift" style:page-layout-name="pageLayout1" draw:style-name="a140">
      <draw:frame draw:id="id22" presentation:style-name="a144" draw:name="Tittel 1" svg:x="0.75174in" svg:y="2.06076in" svg:width="9.50868in" svg:height="3.43924in" presentation:class="title" presentation:placeholder="false">
        <draw:text-box>
          <text:p text:style-name="a143" text:class-names="" text:cond-style-name=""><text:span text:style-name="a141" text:class-names="">Klikk for å redigere tittelstil</text:span><text:span text:style-name="a142" text:class-names=""/></text:p>
        </draw:text-box>
        <svg:title/>
        <svg:desc/>
      </draw:frame>
      <draw:frame draw:id="id23" presentation:style-name="a148" draw:name="Plassholder for tekst 2" svg:x="0.75174in" svg:y="5.53299in" svg:width="9.50868in" svg:height="1.80729in" presentation:class="outline" presentation:placeholder="false">
        <draw:text-box>
          <text:list text:style-name="a147">
            <text:list-item>
              <text:p text:style-name="a146" text:class-names="" text:cond-style-name=""><text:span text:style-name="a145" text:class-names="">Klikk for å redigere tekststiler i malen</text:span></text:p>
            </text:list-item>
          </text:list>
        </draw:text-box>
        <svg:title/>
        <svg:desc/>
      </draw:frame>
      <draw:frame draw:id="id24" presentation:style-name="a151" draw:name="Plassholder for dato 3" svg:x="0.55in" svg:y="7.5311in" svg:width="2.56575in" svg:height="0.56772in" presentation:class="date-time" presentation:placeholder="false">
        <draw:text-box>
          <text:p text:style-name="a150" text:class-names="" text:cond-style-name=""><text:span text:style-name="a149" text:class-names=""/></text:p>
        </draw:text-box>
        <svg:title/>
        <svg:desc/>
      </draw:frame>
      <draw:frame draw:id="id25" presentation:style-name="a154" draw:name="Plassholder for bunntekst 4" svg:x="3.77087in" svg:y="7.5311in" svg:width="3.49291in" svg:height="0.56772in" presentation:class="footer" presentation:placeholder="false">
        <draw:text-box>
          <text:p text:style-name="a153" text:class-names="" text:cond-style-name=""><text:span text:style-name="a152" text:class-names=""/></text:p>
        </draw:text-box>
        <svg:title/>
        <svg:desc/>
      </draw:frame>
      <draw:frame draw:id="id26" presentation:style-name="a158" draw:name="Plassholder for lysbildenummer 5" svg:x="7.90433in" svg:y="7.5311in" svg:width="2.56614in" svg:height="0.56772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presentation:notes style:page-layout-name="pageLayout2" draw:style-name="a178">
        <draw:custom-shape svg:x="0in" svg:y="0in" svg:width="8.26772in" svg:height="11.69291in" draw:id="id5" draw:style-name="a161" draw:name="Rektangel 1">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62" draw:name="Plassholder for lysbilde 2">
          <svg:title/>
          <svg:desc/>
        </draw:page-thumbnail>
        <draw:frame draw:id="id7" presentation:style-name="a165" draw:name="Plassholder for notater 3" svg:x="0.7878in" svg:y="5.11811in" svg:width="6.69094in" svg:height="5.51024in" presentation:class="notes" presentation:placeholder="false">
          <draw:text-box>
            <text:p text:style-name="a164" text:class-names="" text:cond-style-name=""><text:span text:style-name="a163" text:class-names=""/></text:p>
          </draw:text-box>
          <svg:title/>
          <svg:desc/>
        </draw:frame>
        <draw:frame draw:id="id8" presentation:style-name="a168" draw:name="Plassholder for topptekst 4" svg:x="0in" svg:y="0in" svg:width="3.58504in" svg:height="0.58346in" presentation:class="header" presentation:placeholder="false">
          <draw:text-box>
            <text:p text:style-name="a167" text:class-names="" text:cond-style-name=""><text:span text:style-name="a166" text:class-names=""/></text:p>
          </draw:text-box>
          <svg:title/>
          <svg:desc/>
        </draw:frame>
        <draw:frame draw:id="id9" presentation:style-name="a171" draw:name="Plassholder for dato 5" svg:x="4.68071in" svg:y="0in" svg:width="3.58504in" svg:height="0.58346in" presentation:class="date-time" presentation:placeholder="false">
          <draw:text-box>
            <text:p text:style-name="a170" text:class-names="" text:cond-style-name=""><text:span text:style-name="a169" text:class-names=""/></text:p>
          </draw:text-box>
          <svg:title/>
          <svg:desc/>
        </draw:frame>
        <draw:frame draw:id="id10" presentation:style-name="a174" draw:name="Plassholder for bunntekst 6" svg:x="0in" svg:y="11.10748in" svg:width="3.58504in" svg:height="0.58346in" presentation:class="footer" presentation:placeholder="false">
          <draw:text-box>
            <text:p text:style-name="a173" text:class-names="" text:cond-style-name=""><text:span text:style-name="a172" text:class-names=""/></text:p>
          </draw:text-box>
          <svg:title/>
          <svg:desc/>
        </draw:frame>
        <draw:frame draw:id="id11" presentation:style-name="a177" draw:name="Plassholder for lysbildenummer 7" svg:x="4.68071in" svg:y="11.10748in" svg:width="3.58504in" svg:height="0.58346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To-innholdsdeler" style:page-layout-name="pageLayout1" draw:style-name="a179">
      <draw:frame draw:id="id27" presentation:style-name="a183" draw:name="Tittel 1" svg:x="0.55in" svg:y="0.32953in" svg:width="9.9185in" svg:height="1.37835in" presentation:class="title" presentation:placeholder="false">
        <draw:text-box>
          <text:p text:style-name="a182" text:class-names="" text:cond-style-name=""><text:span text:style-name="a180" text:class-names="">Klikk for å redigere tittelstil</text:span><text:span text:style-name="a181" text:class-names=""/></text:p>
        </draw:text-box>
        <svg:title/>
        <svg:desc/>
      </draw:frame>
      <draw:frame draw:id="id28" presentation:style-name="a199" draw:name="Plassholder for innhold 2" svg:x="0.55035in" svg:y="1.93403in" svg:width="4.875in" svg:height="4.7934in" presentation:class="object" presentation:placeholder="false">
        <draw:text-box>
          <text:p text:style-name="a185" text:class-names="" text:cond-style-name=""><text:span text:style-name="a184" text:class-names="">Klikk for å redigere tekststiler i malen</text:span></text:p>
          <text:list text:style-name="a188">
            <text:list-item>
              <text:list text:style-name="a188">
                <text:list-item>
                  <text:p text:style-name="a187" text:class-names="" text:cond-style-name=""><text:span text:style-name="a186" text:class-names="">Andre nivå</text:span></text:p>
                </text:list-item>
              </text:list>
            </text:list-item>
          </text:list>
          <text:list text:style-name="a191">
            <text:list-item>
              <text:list text:style-name="a191">
                <text:list-item>
                  <text:list text:style-name="a191">
                    <text:list-item>
                      <text:p text:style-name="a190" text:class-names="" text:cond-style-name=""><text:span text:style-name="a189" text:class-names="">Tredje nivå</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jerde nivå</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emte nivå</text:span><text:span text:style-name="a196" text:class-names=""/></text:p>
                            </text:list-item>
                          </text:list>
                        </text:list-item>
                      </text:list>
                    </text:list-item>
                  </text:list>
                </text:list-item>
              </text:list>
            </text:list-item>
          </text:list>
        </draw:text-box>
        <svg:title/>
        <svg:desc/>
      </draw:frame>
      <draw:frame draw:id="id29" presentation:style-name="a215" draw:name="Plassholder for innhold 3" svg:x="5.59201in" svg:y="1.93403in" svg:width="4.87674in" svg:height="4.7934in" presentation:class="object" presentation:placeholder="false">
        <draw:text-box>
          <text:p text:style-name="a201" text:class-names="" text:cond-style-name=""><text:span text:style-name="a200" text:class-names="">Klikk for å redigere tekststiler i malen</text:span></text:p>
          <text:list text:style-name="a204">
            <text:list-item>
              <text:list text:style-name="a204">
                <text:list-item>
                  <text:p text:style-name="a203" text:class-names="" text:cond-style-name=""><text:span text:style-name="a202" text:class-names="">Andre nivå</text:span></text:p>
                </text:list-item>
              </text:list>
            </text:list-item>
          </text:list>
          <text:list text:style-name="a207">
            <text:list-item>
              <text:list text:style-name="a207">
                <text:list-item>
                  <text:list text:style-name="a207">
                    <text:list-item>
                      <text:p text:style-name="a206" text:class-names="" text:cond-style-name=""><text:span text:style-name="a205" text:class-names="">Tredje nivå</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jerde nivå</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emte nivå</text:span><text:span text:style-name="a212" text:class-names=""/></text:p>
                            </text:list-item>
                          </text:list>
                        </text:list-item>
                      </text:list>
                    </text:list-item>
                  </text:list>
                </text:list-item>
              </text:list>
            </text:list-item>
          </text:list>
        </draw:text-box>
        <svg:title/>
        <svg:desc/>
      </draw:frame>
      <draw:frame draw:id="id30" presentation:style-name="a218" draw:name="Plassholder for dato 4" svg:x="0.55in" svg:y="7.5311in" svg:width="2.56575in" svg:height="0.56772in" presentation:class="date-time" presentation:placeholder="false">
        <draw:text-box>
          <text:p text:style-name="a217" text:class-names="" text:cond-style-name=""><text:span text:style-name="a216" text:class-names=""/></text:p>
        </draw:text-box>
        <svg:title/>
        <svg:desc/>
      </draw:frame>
      <draw:frame draw:id="id31" presentation:style-name="a221" draw:name="Plassholder for bunntekst 5" svg:x="3.77087in" svg:y="7.5311in" svg:width="3.49291in" svg:height="0.56772in" presentation:class="footer" presentation:placeholder="false">
        <draw:text-box>
          <text:p text:style-name="a220" text:class-names="" text:cond-style-name=""><text:span text:style-name="a219" text:class-names=""/></text:p>
        </draw:text-box>
        <svg:title/>
        <svg:desc/>
      </draw:frame>
      <draw:frame draw:id="id32" presentation:style-name="a225" draw:name="Plassholder for lysbildenummer 6" svg:x="7.90433in" svg:y="7.5311in" svg:width="2.56614in" svg:height="0.56772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page-layout-name="pageLayout2" draw:style-name="a245">
        <draw:custom-shape svg:x="0in" svg:y="0in" svg:width="8.26772in" svg:height="11.69291in" draw:id="id5" draw:style-name="a228" draw:name="Rektangel 1">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229" draw:name="Plassholder for lysbilde 2">
          <svg:title/>
          <svg:desc/>
        </draw:page-thumbnail>
        <draw:frame draw:id="id7" presentation:style-name="a232" draw:name="Plassholder for notater 3" svg:x="0.7878in" svg:y="5.11811in" svg:width="6.69094in" svg:height="5.51024in" presentation:class="notes" presentation:placeholder="false">
          <draw:text-box>
            <text:p text:style-name="a231" text:class-names="" text:cond-style-name=""><text:span text:style-name="a230" text:class-names=""/></text:p>
          </draw:text-box>
          <svg:title/>
          <svg:desc/>
        </draw:frame>
        <draw:frame draw:id="id8" presentation:style-name="a235" draw:name="Plassholder for topptekst 4" svg:x="0in" svg:y="0in" svg:width="3.58504in" svg:height="0.58346in" presentation:class="header" presentation:placeholder="false">
          <draw:text-box>
            <text:p text:style-name="a234" text:class-names="" text:cond-style-name=""><text:span text:style-name="a233" text:class-names=""/></text:p>
          </draw:text-box>
          <svg:title/>
          <svg:desc/>
        </draw:frame>
        <draw:frame draw:id="id9" presentation:style-name="a238" draw:name="Plassholder for dato 5" svg:x="4.68071in" svg:y="0in" svg:width="3.58504in" svg:height="0.58346in" presentation:class="date-time" presentation:placeholder="false">
          <draw:text-box>
            <text:p text:style-name="a237" text:class-names="" text:cond-style-name=""><text:span text:style-name="a236" text:class-names=""/></text:p>
          </draw:text-box>
          <svg:title/>
          <svg:desc/>
        </draw:frame>
        <draw:frame draw:id="id10" presentation:style-name="a241" draw:name="Plassholder for bunntekst 6" svg:x="0in" svg:y="11.10748in" svg:width="3.58504in" svg:height="0.58346in" presentation:class="footer" presentation:placeholder="false">
          <draw:text-box>
            <text:p text:style-name="a240" text:class-names="" text:cond-style-name=""><text:span text:style-name="a239" text:class-names=""/></text:p>
          </draw:text-box>
          <svg:title/>
          <svg:desc/>
        </draw:frame>
        <draw:frame draw:id="id11" presentation:style-name="a244" draw:name="Plassholder for lysbildenummer 7" svg:x="4.68071in" svg:y="11.10748in" svg:width="3.58504in" svg:height="0.58346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5-twoTxTwoObj-Sammenligning" style:page-layout-name="pageLayout1" draw:style-name="a246">
      <draw:frame draw:id="id33" presentation:style-name="a250" draw:name="Tittel 1" svg:x="0.75868in" svg:y="0.44097in" svg:width="9.50868in" svg:height="1.59722in" presentation:class="title" presentation:placeholder="false">
        <draw:text-box>
          <text:p text:style-name="a249" text:class-names="" text:cond-style-name=""><text:span text:style-name="a247" text:class-names="">Klikk for å redigere tittelstil</text:span><text:span text:style-name="a248" text:class-names=""/></text:p>
        </draw:text-box>
        <svg:title/>
        <svg:desc/>
      </draw:frame>
      <draw:frame draw:id="id34" presentation:style-name="a254" draw:name="Plassholder for tekst 2" svg:x="0.75868in" svg:y="2.02604in" svg:width="4.66493in" svg:height="0.99306in" presentation:class="outline" presentation:placeholder="false">
        <draw:text-box>
          <text:list text:style-name="a253">
            <text:list-item>
              <text:p text:style-name="a252" text:class-names="" text:cond-style-name=""><text:span text:style-name="a251" text:class-names="">Klikk for å redigere tekststiler i malen</text:span></text:p>
            </text:list-item>
          </text:list>
        </draw:text-box>
        <svg:title/>
        <svg:desc/>
      </draw:frame>
      <draw:frame draw:id="id35" presentation:style-name="a270" draw:name="Plassholder for innhold 3" svg:x="0.75868in" svg:y="3.0191in" svg:width="4.66493in" svg:height="4.44271in" presentation:class="object" presentation:placeholder="false">
        <draw:text-box>
          <text:p text:style-name="a256" text:class-names="" text:cond-style-name=""><text:span text:style-name="a255" text:class-names="">Klikk for å redigere tekststiler i malen</text:span></text:p>
          <text:list text:style-name="a259">
            <text:list-item>
              <text:list text:style-name="a259">
                <text:list-item>
                  <text:p text:style-name="a258" text:class-names="" text:cond-style-name=""><text:span text:style-name="a257" text:class-names="">Andre nivå</text:span></text:p>
                </text:list-item>
              </text:list>
            </text:list-item>
          </text:list>
          <text:list text:style-name="a262">
            <text:list-item>
              <text:list text:style-name="a262">
                <text:list-item>
                  <text:list text:style-name="a262">
                    <text:list-item>
                      <text:p text:style-name="a261" text:class-names="" text:cond-style-name=""><text:span text:style-name="a260" text:class-names="">Tredje nivå</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jerde nivå</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emte nivå</text:span><text:span text:style-name="a267" text:class-names=""/></text:p>
                            </text:list-item>
                          </text:list>
                        </text:list-item>
                      </text:list>
                    </text:list-item>
                  </text:list>
                </text:list-item>
              </text:list>
            </text:list-item>
          </text:list>
        </draw:text-box>
        <svg:title/>
        <svg:desc/>
      </draw:frame>
      <draw:frame draw:id="id36" presentation:style-name="a274" draw:name="Plassholder for tekst 4" svg:x="5.5816in" svg:y="2.02604in" svg:width="4.68576in" svg:height="0.99306in" presentation:class="outline" presentation:placeholder="false">
        <draw:text-box>
          <text:list text:style-name="a273">
            <text:list-item>
              <text:p text:style-name="a272" text:class-names="" text:cond-style-name=""><text:span text:style-name="a271" text:class-names="">Klikk for å redigere tekststiler i malen</text:span></text:p>
            </text:list-item>
          </text:list>
        </draw:text-box>
        <svg:title/>
        <svg:desc/>
      </draw:frame>
      <draw:frame draw:id="id37" presentation:style-name="a290" draw:name="Plassholder for innhold 5" svg:x="5.5816in" svg:y="3.0191in" svg:width="4.68576in" svg:height="4.44271in" presentation:class="object" presentation:placeholder="false">
        <draw:text-box>
          <text:p text:style-name="a276" text:class-names="" text:cond-style-name=""><text:span text:style-name="a275" text:class-names="">Klikk for å redigere tekststiler i malen</text:span></text:p>
          <text:list text:style-name="a279">
            <text:list-item>
              <text:list text:style-name="a279">
                <text:list-item>
                  <text:p text:style-name="a278" text:class-names="" text:cond-style-name=""><text:span text:style-name="a277" text:class-names="">Andre nivå</text:span></text:p>
                </text:list-item>
              </text:list>
            </text:list-item>
          </text:list>
          <text:list text:style-name="a282">
            <text:list-item>
              <text:list text:style-name="a282">
                <text:list-item>
                  <text:list text:style-name="a282">
                    <text:list-item>
                      <text:p text:style-name="a281" text:class-names="" text:cond-style-name=""><text:span text:style-name="a280" text:class-names="">Tredje nivå</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jerde nivå</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emte nivå</text:span><text:span text:style-name="a287" text:class-names=""/></text:p>
                            </text:list-item>
                          </text:list>
                        </text:list-item>
                      </text:list>
                    </text:list-item>
                  </text:list>
                </text:list-item>
              </text:list>
            </text:list-item>
          </text:list>
        </draw:text-box>
        <svg:title/>
        <svg:desc/>
      </draw:frame>
      <draw:frame draw:id="id38" presentation:style-name="a293" draw:name="Plassholder for dato 6" svg:x="0.55in" svg:y="7.5311in" svg:width="2.56575in" svg:height="0.56772in" presentation:class="date-time" presentation:placeholder="false">
        <draw:text-box>
          <text:p text:style-name="a292" text:class-names="" text:cond-style-name=""><text:span text:style-name="a291" text:class-names=""/></text:p>
        </draw:text-box>
        <svg:title/>
        <svg:desc/>
      </draw:frame>
      <draw:frame draw:id="id39" presentation:style-name="a296" draw:name="Plassholder for bunntekst 7" svg:x="3.77087in" svg:y="7.5311in" svg:width="3.49291in" svg:height="0.56772in" presentation:class="footer" presentation:placeholder="false">
        <draw:text-box>
          <text:p text:style-name="a295" text:class-names="" text:cond-style-name=""><text:span text:style-name="a294" text:class-names=""/></text:p>
        </draw:text-box>
        <svg:title/>
        <svg:desc/>
      </draw:frame>
      <draw:frame draw:id="id40" presentation:style-name="a300" draw:name="Plassholder for lysbildenummer 8" svg:x="7.90433in" svg:y="7.5311in" svg:width="2.56614in" svg:height="0.56772in" presentation:class="page-number" presentation:placeholder="false">
        <draw:text-box>
          <text:p text:style-name="a299" text:class-names="" text:cond-style-name=""><text:span text:style-name="a297" text:class-names=""><text:page-number style:num-format="1" text:fixed="false"/></text:span><text:span text:style-name="a298" text:class-names=""/></text:p>
        </draw:text-box>
        <svg:title/>
        <svg:desc/>
      </draw:frame>
      <presentation:notes style:page-layout-name="pageLayout2" draw:style-name="a320">
        <draw:custom-shape svg:x="0in" svg:y="0in" svg:width="8.26772in" svg:height="11.69291in" draw:id="id5" draw:style-name="a303" draw:name="Rektangel 1">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304" draw:name="Plassholder for lysbilde 2">
          <svg:title/>
          <svg:desc/>
        </draw:page-thumbnail>
        <draw:frame draw:id="id7" presentation:style-name="a307" draw:name="Plassholder for notater 3" svg:x="0.7878in" svg:y="5.11811in" svg:width="6.69094in" svg:height="5.51024in" presentation:class="notes" presentation:placeholder="false">
          <draw:text-box>
            <text:p text:style-name="a306" text:class-names="" text:cond-style-name=""><text:span text:style-name="a305" text:class-names=""/></text:p>
          </draw:text-box>
          <svg:title/>
          <svg:desc/>
        </draw:frame>
        <draw:frame draw:id="id8" presentation:style-name="a310" draw:name="Plassholder for topptekst 4" svg:x="0in" svg:y="0in" svg:width="3.58504in" svg:height="0.58346in" presentation:class="header" presentation:placeholder="false">
          <draw:text-box>
            <text:p text:style-name="a309" text:class-names="" text:cond-style-name=""><text:span text:style-name="a308" text:class-names=""/></text:p>
          </draw:text-box>
          <svg:title/>
          <svg:desc/>
        </draw:frame>
        <draw:frame draw:id="id9" presentation:style-name="a313" draw:name="Plassholder for dato 5" svg:x="4.68071in" svg:y="0in" svg:width="3.58504in" svg:height="0.58346in" presentation:class="date-time" presentation:placeholder="false">
          <draw:text-box>
            <text:p text:style-name="a312" text:class-names="" text:cond-style-name=""><text:span text:style-name="a311" text:class-names=""/></text:p>
          </draw:text-box>
          <svg:title/>
          <svg:desc/>
        </draw:frame>
        <draw:frame draw:id="id10" presentation:style-name="a316" draw:name="Plassholder for bunntekst 6" svg:x="0in" svg:y="11.10748in" svg:width="3.58504in" svg:height="0.58346in" presentation:class="footer" presentation:placeholder="false">
          <draw:text-box>
            <text:p text:style-name="a315" text:class-names="" text:cond-style-name=""><text:span text:style-name="a314" text:class-names=""/></text:p>
          </draw:text-box>
          <svg:title/>
          <svg:desc/>
        </draw:frame>
        <draw:frame draw:id="id11" presentation:style-name="a319" draw:name="Plassholder for lysbildenummer 7" svg:x="4.68071in" svg:y="11.10748in" svg:width="3.58504in" svg:height="0.58346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6-titleOnly-Bare-tittel" style:page-layout-name="pageLayout1" draw:style-name="a321">
      <draw:frame draw:id="id41" presentation:style-name="a325" draw:name="Tittel 1" svg:x="0.55in" svg:y="0.32953in" svg:width="9.9185in" svg:height="1.37835in" presentation:class="title" presentation:placeholder="false">
        <draw:text-box>
          <text:p text:style-name="a324" text:class-names="" text:cond-style-name=""><text:span text:style-name="a322" text:class-names="">Klikk for å redigere tittelstil</text:span><text:span text:style-name="a323" text:class-names=""/></text:p>
        </draw:text-box>
        <svg:title/>
        <svg:desc/>
      </draw:frame>
      <draw:frame draw:id="id42" presentation:style-name="a328" draw:name="Plassholder for dato 2" svg:x="0.55in" svg:y="7.5311in" svg:width="2.56575in" svg:height="0.56772in" presentation:class="date-time" presentation:placeholder="false">
        <draw:text-box>
          <text:p text:style-name="a327" text:class-names="" text:cond-style-name=""><text:span text:style-name="a326" text:class-names=""/></text:p>
        </draw:text-box>
        <svg:title/>
        <svg:desc/>
      </draw:frame>
      <draw:frame draw:id="id43" presentation:style-name="a331" draw:name="Plassholder for bunntekst 3" svg:x="3.77087in" svg:y="7.5311in" svg:width="3.49291in" svg:height="0.56772in" presentation:class="footer" presentation:placeholder="false">
        <draw:text-box>
          <text:p text:style-name="a330" text:class-names="" text:cond-style-name=""><text:span text:style-name="a329" text:class-names=""/></text:p>
        </draw:text-box>
        <svg:title/>
        <svg:desc/>
      </draw:frame>
      <draw:frame draw:id="id44" presentation:style-name="a335" draw:name="Plassholder for lysbildenummer 4" svg:x="7.90433in" svg:y="7.5311in" svg:width="2.56614in" svg:height="0.56772in" presentation:class="page-number" presentation:placeholder="false">
        <draw:text-box>
          <text:p text:style-name="a334" text:class-names="" text:cond-style-name=""><text:span text:style-name="a332" text:class-names=""><text:page-number style:num-format="1" text:fixed="false"/></text:span><text:span text:style-name="a333" text:class-names=""/></text:p>
        </draw:text-box>
        <svg:title/>
        <svg:desc/>
      </draw:frame>
      <presentation:notes style:page-layout-name="pageLayout2" draw:style-name="a355">
        <draw:custom-shape svg:x="0in" svg:y="0in" svg:width="8.26772in" svg:height="11.69291in" draw:id="id5" draw:style-name="a338" draw:name="Rektangel 1">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339" draw:name="Plassholder for lysbilde 2">
          <svg:title/>
          <svg:desc/>
        </draw:page-thumbnail>
        <draw:frame draw:id="id7" presentation:style-name="a342" draw:name="Plassholder for notater 3" svg:x="0.7878in" svg:y="5.11811in" svg:width="6.69094in" svg:height="5.51024in" presentation:class="notes" presentation:placeholder="false">
          <draw:text-box>
            <text:p text:style-name="a341" text:class-names="" text:cond-style-name=""><text:span text:style-name="a340" text:class-names=""/></text:p>
          </draw:text-box>
          <svg:title/>
          <svg:desc/>
        </draw:frame>
        <draw:frame draw:id="id8" presentation:style-name="a345" draw:name="Plassholder for topptekst 4" svg:x="0in" svg:y="0in" svg:width="3.58504in" svg:height="0.58346in" presentation:class="header" presentation:placeholder="false">
          <draw:text-box>
            <text:p text:style-name="a344" text:class-names="" text:cond-style-name=""><text:span text:style-name="a343" text:class-names=""/></text:p>
          </draw:text-box>
          <svg:title/>
          <svg:desc/>
        </draw:frame>
        <draw:frame draw:id="id9" presentation:style-name="a348" draw:name="Plassholder for dato 5" svg:x="4.68071in" svg:y="0in" svg:width="3.58504in" svg:height="0.58346in" presentation:class="date-time" presentation:placeholder="false">
          <draw:text-box>
            <text:p text:style-name="a347" text:class-names="" text:cond-style-name=""><text:span text:style-name="a346" text:class-names=""/></text:p>
          </draw:text-box>
          <svg:title/>
          <svg:desc/>
        </draw:frame>
        <draw:frame draw:id="id10" presentation:style-name="a351" draw:name="Plassholder for bunntekst 6" svg:x="0in" svg:y="11.10748in" svg:width="3.58504in" svg:height="0.58346in" presentation:class="footer" presentation:placeholder="false">
          <draw:text-box>
            <text:p text:style-name="a350" text:class-names="" text:cond-style-name=""><text:span text:style-name="a349" text:class-names=""/></text:p>
          </draw:text-box>
          <svg:title/>
          <svg:desc/>
        </draw:frame>
        <draw:frame draw:id="id11" presentation:style-name="a354" draw:name="Plassholder for lysbildenummer 7" svg:x="4.68071in" svg:y="11.10748in" svg:width="3.58504in" svg:height="0.58346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7-blank-Tomt" style:page-layout-name="pageLayout1" draw:style-name="a356">
      <draw:frame draw:id="id45" presentation:style-name="a359" draw:name="Plassholder for dato 1" svg:x="0.55in" svg:y="7.5311in" svg:width="2.56575in" svg:height="0.56772in" presentation:class="date-time" presentation:placeholder="false">
        <draw:text-box>
          <text:p text:style-name="a358" text:class-names="" text:cond-style-name=""><text:span text:style-name="a357" text:class-names=""/></text:p>
        </draw:text-box>
        <svg:title/>
        <svg:desc/>
      </draw:frame>
      <draw:frame draw:id="id46" presentation:style-name="a362" draw:name="Plassholder for bunntekst 2" svg:x="3.77087in" svg:y="7.5311in" svg:width="3.49291in" svg:height="0.56772in" presentation:class="footer" presentation:placeholder="false">
        <draw:text-box>
          <text:p text:style-name="a361" text:class-names="" text:cond-style-name=""><text:span text:style-name="a360" text:class-names=""/></text:p>
        </draw:text-box>
        <svg:title/>
        <svg:desc/>
      </draw:frame>
      <draw:frame draw:id="id47" presentation:style-name="a366" draw:name="Plassholder for lysbildenummer 3" svg:x="7.90433in" svg:y="7.5311in" svg:width="2.56614in" svg:height="0.56772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presentation:notes style:page-layout-name="pageLayout2" draw:style-name="a386">
        <draw:custom-shape svg:x="0in" svg:y="0in" svg:width="8.26772in" svg:height="11.69291in" draw:id="id5" draw:style-name="a369" draw:name="Rektangel 1">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370" draw:name="Plassholder for lysbilde 2">
          <svg:title/>
          <svg:desc/>
        </draw:page-thumbnail>
        <draw:frame draw:id="id7" presentation:style-name="a373" draw:name="Plassholder for notater 3" svg:x="0.7878in" svg:y="5.11811in" svg:width="6.69094in" svg:height="5.51024in" presentation:class="notes" presentation:placeholder="false">
          <draw:text-box>
            <text:p text:style-name="a372" text:class-names="" text:cond-style-name=""><text:span text:style-name="a371" text:class-names=""/></text:p>
          </draw:text-box>
          <svg:title/>
          <svg:desc/>
        </draw:frame>
        <draw:frame draw:id="id8" presentation:style-name="a376" draw:name="Plassholder for topptekst 4" svg:x="0in" svg:y="0in" svg:width="3.58504in" svg:height="0.58346in" presentation:class="header" presentation:placeholder="false">
          <draw:text-box>
            <text:p text:style-name="a375" text:class-names="" text:cond-style-name=""><text:span text:style-name="a374" text:class-names=""/></text:p>
          </draw:text-box>
          <svg:title/>
          <svg:desc/>
        </draw:frame>
        <draw:frame draw:id="id9" presentation:style-name="a379" draw:name="Plassholder for dato 5" svg:x="4.68071in" svg:y="0in" svg:width="3.58504in" svg:height="0.58346in" presentation:class="date-time" presentation:placeholder="false">
          <draw:text-box>
            <text:p text:style-name="a378" text:class-names="" text:cond-style-name=""><text:span text:style-name="a377" text:class-names=""/></text:p>
          </draw:text-box>
          <svg:title/>
          <svg:desc/>
        </draw:frame>
        <draw:frame draw:id="id10" presentation:style-name="a382" draw:name="Plassholder for bunntekst 6" svg:x="0in" svg:y="11.10748in" svg:width="3.58504in" svg:height="0.58346in" presentation:class="footer" presentation:placeholder="false">
          <draw:text-box>
            <text:p text:style-name="a381" text:class-names="" text:cond-style-name=""><text:span text:style-name="a380" text:class-names=""/></text:p>
          </draw:text-box>
          <svg:title/>
          <svg:desc/>
        </draw:frame>
        <draw:frame draw:id="id11" presentation:style-name="a385" draw:name="Plassholder for lysbildenummer 7" svg:x="4.68071in" svg:y="11.10748in" svg:width="3.58504in" svg:height="0.58346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1-Layout8-objTx-Innhold-med-tekst" style:page-layout-name="pageLayout1" draw:style-name="a387">
      <draw:frame draw:id="id48" presentation:style-name="a391" draw:name="Tittel 1" svg:x="0.75868in" svg:y="0.55035in" svg:width="3.55556in" svg:height="1.93056in" presentation:class="title" presentation:placeholder="false">
        <draw:text-box>
          <text:p text:style-name="a390" text:class-names="" text:cond-style-name=""><text:span text:style-name="a388" text:class-names="">Klikk for å redigere tittelstil</text:span><text:span text:style-name="a389" text:class-names=""/></text:p>
        </draw:text-box>
        <svg:title/>
        <svg:desc/>
      </draw:frame>
      <draw:frame draw:id="id49" presentation:style-name="a407" draw:name="Plassholder for innhold 2" svg:x="4.6875in" svg:y="1.19097in" svg:width="5.57986in" svg:height="5.875in" presentation:class="object" presentation:placeholder="false">
        <draw:text-box>
          <text:p text:style-name="a393" text:class-names="" text:cond-style-name=""><text:span text:style-name="a392" text:class-names="">Klikk for å redigere tekststiler i malen</text:span></text:p>
          <text:list text:style-name="a396">
            <text:list-item>
              <text:list text:style-name="a396">
                <text:list-item>
                  <text:p text:style-name="a395" text:class-names="" text:cond-style-name=""><text:span text:style-name="a394" text:class-names="">Andre nivå</text:span></text:p>
                </text:list-item>
              </text:list>
            </text:list-item>
          </text:list>
          <text:list text:style-name="a399">
            <text:list-item>
              <text:list text:style-name="a399">
                <text:list-item>
                  <text:list text:style-name="a399">
                    <text:list-item>
                      <text:p text:style-name="a398" text:class-names="" text:cond-style-name=""><text:span text:style-name="a397" text:class-names="">Tredje nivå</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jerde nivå</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3" text:class-names="">Femte nivå</text:span><text:span text:style-name="a404" text:class-names=""/></text:p>
                            </text:list-item>
                          </text:list>
                        </text:list-item>
                      </text:list>
                    </text:list-item>
                  </text:list>
                </text:list-item>
              </text:list>
            </text:list-item>
          </text:list>
        </draw:text-box>
        <svg:title/>
        <svg:desc/>
      </draw:frame>
      <draw:frame draw:id="id50" presentation:style-name="a411" draw:name="Plassholder for tekst 3" svg:x="0.75868in" svg:y="2.4809in" svg:width="3.55556in" svg:height="4.59375in" presentation:class="outline" presentation:placeholder="false">
        <draw:text-box>
          <text:list text:style-name="a410">
            <text:list-item>
              <text:p text:style-name="a409" text:class-names="" text:cond-style-name=""><text:span text:style-name="a408" text:class-names="">Klikk for å redigere tekststiler i malen</text:span></text:p>
            </text:list-item>
          </text:list>
        </draw:text-box>
        <svg:title/>
        <svg:desc/>
      </draw:frame>
      <draw:frame draw:id="id51" presentation:style-name="a414" draw:name="Plassholder for dato 4" svg:x="0.55in" svg:y="7.5311in" svg:width="2.56575in" svg:height="0.56772in" presentation:class="date-time" presentation:placeholder="false">
        <draw:text-box>
          <text:p text:style-name="a413" text:class-names="" text:cond-style-name=""><text:span text:style-name="a412" text:class-names=""/></text:p>
        </draw:text-box>
        <svg:title/>
        <svg:desc/>
      </draw:frame>
      <draw:frame draw:id="id52" presentation:style-name="a417" draw:name="Plassholder for bunntekst 5" svg:x="3.77087in" svg:y="7.5311in" svg:width="3.49291in" svg:height="0.56772in" presentation:class="footer" presentation:placeholder="false">
        <draw:text-box>
          <text:p text:style-name="a416" text:class-names="" text:cond-style-name=""><text:span text:style-name="a415" text:class-names=""/></text:p>
        </draw:text-box>
        <svg:title/>
        <svg:desc/>
      </draw:frame>
      <draw:frame draw:id="id53" presentation:style-name="a421" draw:name="Plassholder for lysbildenummer 6" svg:x="7.90433in" svg:y="7.5311in" svg:width="2.56614in" svg:height="0.56772in" presentation:class="page-number" presentation:placeholder="false">
        <draw:text-box>
          <text:p text:style-name="a420" text:class-names="" text:cond-style-name=""><text:span text:style-name="a418" text:class-names=""><text:page-number style:num-format="1" text:fixed="false"/></text:span><text:span text:style-name="a419" text:class-names=""/></text:p>
        </draw:text-box>
        <svg:title/>
        <svg:desc/>
      </draw:frame>
      <presentation:notes style:page-layout-name="pageLayout2" draw:style-name="a441">
        <draw:custom-shape svg:x="0in" svg:y="0in" svg:width="8.26772in" svg:height="11.69291in" draw:id="id5" draw:style-name="a424" draw:name="Rektangel 1">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425" draw:name="Plassholder for lysbilde 2">
          <svg:title/>
          <svg:desc/>
        </draw:page-thumbnail>
        <draw:frame draw:id="id7" presentation:style-name="a428" draw:name="Plassholder for notater 3" svg:x="0.7878in" svg:y="5.11811in" svg:width="6.69094in" svg:height="5.51024in" presentation:class="notes" presentation:placeholder="false">
          <draw:text-box>
            <text:p text:style-name="a427" text:class-names="" text:cond-style-name=""><text:span text:style-name="a426" text:class-names=""/></text:p>
          </draw:text-box>
          <svg:title/>
          <svg:desc/>
        </draw:frame>
        <draw:frame draw:id="id8" presentation:style-name="a431" draw:name="Plassholder for topptekst 4" svg:x="0in" svg:y="0in" svg:width="3.58504in" svg:height="0.58346in" presentation:class="header" presentation:placeholder="false">
          <draw:text-box>
            <text:p text:style-name="a430" text:class-names="" text:cond-style-name=""><text:span text:style-name="a429" text:class-names=""/></text:p>
          </draw:text-box>
          <svg:title/>
          <svg:desc/>
        </draw:frame>
        <draw:frame draw:id="id9" presentation:style-name="a434" draw:name="Plassholder for dato 5" svg:x="4.68071in" svg:y="0in" svg:width="3.58504in" svg:height="0.58346in" presentation:class="date-time" presentation:placeholder="false">
          <draw:text-box>
            <text:p text:style-name="a433" text:class-names="" text:cond-style-name=""><text:span text:style-name="a432" text:class-names=""/></text:p>
          </draw:text-box>
          <svg:title/>
          <svg:desc/>
        </draw:frame>
        <draw:frame draw:id="id10" presentation:style-name="a437" draw:name="Plassholder for bunntekst 6" svg:x="0in" svg:y="11.10748in" svg:width="3.58504in" svg:height="0.58346in" presentation:class="footer" presentation:placeholder="false">
          <draw:text-box>
            <text:p text:style-name="a436" text:class-names="" text:cond-style-name=""><text:span text:style-name="a435" text:class-names=""/></text:p>
          </draw:text-box>
          <svg:title/>
          <svg:desc/>
        </draw:frame>
        <draw:frame draw:id="id11" presentation:style-name="a440" draw:name="Plassholder for lysbildenummer 7" svg:x="4.68071in" svg:y="11.10748in" svg:width="3.58504in" svg:height="0.58346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9-picTx-Bilde-med-tekst" style:page-layout-name="pageLayout1" draw:style-name="a442">
      <draw:frame draw:id="id54" presentation:style-name="a446" draw:name="Tittel 1" svg:x="0.75868in" svg:y="0.55035in" svg:width="3.55556in" svg:height="1.93056in" presentation:class="title" presentation:placeholder="false">
        <draw:text-box>
          <text:p text:style-name="a445" text:class-names="" text:cond-style-name=""><text:span text:style-name="a443" text:class-names="">Klikk for å redigere tittelstil</text:span><text:span text:style-name="a444" text:class-names=""/></text:p>
        </draw:text-box>
        <svg:title/>
        <svg:desc/>
      </draw:frame>
      <draw:frame draw:id="id55" presentation:style-name="a449" draw:name="Plassholder for bilde 2" svg:x="4.6875in" svg:y="1.19097in" svg:width="5.57986in" svg:height="5.875in" presentation:class="graphic" presentation:placeholder="false">
        <draw:text-box>
          <text:p text:style-name="a448" text:class-names="" text:cond-style-name=""><text:span text:style-name="a447" text:class-names=""/></text:p>
        </draw:text-box>
        <svg:title/>
        <svg:desc/>
      </draw:frame>
      <draw:frame draw:id="id56" presentation:style-name="a453" draw:name="Plassholder for tekst 3" svg:x="0.75868in" svg:y="2.4809in" svg:width="3.55556in" svg:height="4.59375in" presentation:class="outline" presentation:placeholder="false">
        <draw:text-box>
          <text:list text:style-name="a452">
            <text:list-item>
              <text:p text:style-name="a451" text:class-names="" text:cond-style-name=""><text:span text:style-name="a450" text:class-names="">Klikk for å redigere tekststiler i malen</text:span></text:p>
            </text:list-item>
          </text:list>
        </draw:text-box>
        <svg:title/>
        <svg:desc/>
      </draw:frame>
      <draw:frame draw:id="id57" presentation:style-name="a456" draw:name="Plassholder for dato 4" svg:x="0.55in" svg:y="7.5311in" svg:width="2.56575in" svg:height="0.56772in" presentation:class="date-time" presentation:placeholder="false">
        <draw:text-box>
          <text:p text:style-name="a455" text:class-names="" text:cond-style-name=""><text:span text:style-name="a454" text:class-names=""/></text:p>
        </draw:text-box>
        <svg:title/>
        <svg:desc/>
      </draw:frame>
      <draw:frame draw:id="id58" presentation:style-name="a459" draw:name="Plassholder for bunntekst 5" svg:x="3.77087in" svg:y="7.5311in" svg:width="3.49291in" svg:height="0.56772in" presentation:class="footer" presentation:placeholder="false">
        <draw:text-box>
          <text:p text:style-name="a458" text:class-names="" text:cond-style-name=""><text:span text:style-name="a457" text:class-names=""/></text:p>
        </draw:text-box>
        <svg:title/>
        <svg:desc/>
      </draw:frame>
      <draw:frame draw:id="id59" presentation:style-name="a463" draw:name="Plassholder for lysbildenummer 6" svg:x="7.90433in" svg:y="7.5311in" svg:width="2.56614in" svg:height="0.56772in" presentation:class="page-number" presentation:placeholder="false">
        <draw:text-box>
          <text:p text:style-name="a462" text:class-names="" text:cond-style-name=""><text:span text:style-name="a460" text:class-names=""><text:page-number style:num-format="1" text:fixed="false"/></text:span><text:span text:style-name="a461" text:class-names=""/></text:p>
        </draw:text-box>
        <svg:title/>
        <svg:desc/>
      </draw:frame>
      <presentation:notes style:page-layout-name="pageLayout2" draw:style-name="a483">
        <draw:custom-shape svg:x="0in" svg:y="0in" svg:width="8.26772in" svg:height="11.69291in" draw:id="id5" draw:style-name="a466" draw:name="Rektangel 1">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467" draw:name="Plassholder for lysbilde 2">
          <svg:title/>
          <svg:desc/>
        </draw:page-thumbnail>
        <draw:frame draw:id="id7" presentation:style-name="a470" draw:name="Plassholder for notater 3" svg:x="0.7878in" svg:y="5.11811in" svg:width="6.69094in" svg:height="5.51024in" presentation:class="notes" presentation:placeholder="false">
          <draw:text-box>
            <text:p text:style-name="a469" text:class-names="" text:cond-style-name=""><text:span text:style-name="a468" text:class-names=""/></text:p>
          </draw:text-box>
          <svg:title/>
          <svg:desc/>
        </draw:frame>
        <draw:frame draw:id="id8" presentation:style-name="a473" draw:name="Plassholder for topptekst 4" svg:x="0in" svg:y="0in" svg:width="3.58504in" svg:height="0.58346in" presentation:class="header" presentation:placeholder="false">
          <draw:text-box>
            <text:p text:style-name="a472" text:class-names="" text:cond-style-name=""><text:span text:style-name="a471" text:class-names=""/></text:p>
          </draw:text-box>
          <svg:title/>
          <svg:desc/>
        </draw:frame>
        <draw:frame draw:id="id9" presentation:style-name="a476" draw:name="Plassholder for dato 5" svg:x="4.68071in" svg:y="0in" svg:width="3.58504in" svg:height="0.58346in" presentation:class="date-time" presentation:placeholder="false">
          <draw:text-box>
            <text:p text:style-name="a475" text:class-names="" text:cond-style-name=""><text:span text:style-name="a474" text:class-names=""/></text:p>
          </draw:text-box>
          <svg:title/>
          <svg:desc/>
        </draw:frame>
        <draw:frame draw:id="id10" presentation:style-name="a479" draw:name="Plassholder for bunntekst 6" svg:x="0in" svg:y="11.10748in" svg:width="3.58504in" svg:height="0.58346in" presentation:class="footer" presentation:placeholder="false">
          <draw:text-box>
            <text:p text:style-name="a478" text:class-names="" text:cond-style-name=""><text:span text:style-name="a477" text:class-names=""/></text:p>
          </draw:text-box>
          <svg:title/>
          <svg:desc/>
        </draw:frame>
        <draw:frame draw:id="id11" presentation:style-name="a482" draw:name="Plassholder for lysbildenummer 7" svg:x="4.68071in" svg:y="11.10748in" svg:width="3.58504in" svg:height="0.58346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10-vertTx-Loddrett-tekst" style:page-layout-name="pageLayout1" draw:style-name="a484">
      <draw:frame draw:id="id60" presentation:style-name="a488" draw:name="Tittel 1" svg:x="0.55in" svg:y="0.32953in" svg:width="9.9185in" svg:height="1.37835in" presentation:class="title" presentation:placeholder="false">
        <draw:text-box>
          <text:p text:style-name="a487" text:class-names="" text:cond-style-name=""><text:span text:style-name="a485" text:class-names="">Klikk for å redigere tittelstil</text:span><text:span text:style-name="a486" text:class-names=""/></text:p>
        </draw:text-box>
        <svg:title/>
        <svg:desc/>
      </draw:frame>
      <draw:frame draw:id="id61" presentation:style-name="a505" draw:name="Plassholder for loddrett tekst 2" svg:x="0.55in" svg:y="1.93386in" svg:width="9.9185in" svg:height="4.7937in" presentation:class="outline" presentation:placeholder="false">
        <draw:text-box>
          <text:list text:style-name="a491">
            <text:list-item>
              <text:p text:style-name="a490" text:class-names="" text:cond-style-name=""><text:span text:style-name="a489" text:class-names="">Klikk for å redigere tekststiler i malen</text:span></text:p>
            </text:list-item>
          </text:list>
          <text:list text:style-name="a494">
            <text:list-item>
              <text:list text:style-name="a494">
                <text:list-item>
                  <text:p text:style-name="a493" text:class-names="" text:cond-style-name=""><text:span text:style-name="a492" text:class-names="">Andre nivå</text:span></text:p>
                </text:list-item>
              </text:list>
            </text:list-item>
          </text:list>
          <text:list text:style-name="a497">
            <text:list-item>
              <text:list text:style-name="a497">
                <text:list-item>
                  <text:list text:style-name="a497">
                    <text:list-item>
                      <text:p text:style-name="a496" text:class-names="" text:cond-style-name=""><text:span text:style-name="a495" text:class-names="">Tredje nivå</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jerde nivå</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emte nivå</text:span><text:span text:style-name="a502" text:class-names=""/></text:p>
                            </text:list-item>
                          </text:list>
                        </text:list-item>
                      </text:list>
                    </text:list-item>
                  </text:list>
                </text:list-item>
              </text:list>
            </text:list-item>
          </text:list>
        </draw:text-box>
        <svg:title/>
        <svg:desc/>
      </draw:frame>
      <draw:frame draw:id="id62" presentation:style-name="a508" draw:name="Plassholder for dato 3" svg:x="0.55in" svg:y="7.5311in" svg:width="2.56575in" svg:height="0.56772in" presentation:class="date-time" presentation:placeholder="false">
        <draw:text-box>
          <text:p text:style-name="a507" text:class-names="" text:cond-style-name=""><text:span text:style-name="a506" text:class-names=""/></text:p>
        </draw:text-box>
        <svg:title/>
        <svg:desc/>
      </draw:frame>
      <draw:frame draw:id="id63" presentation:style-name="a511" draw:name="Plassholder for bunntekst 4" svg:x="3.77087in" svg:y="7.5311in" svg:width="3.49291in" svg:height="0.56772in" presentation:class="footer" presentation:placeholder="false">
        <draw:text-box>
          <text:p text:style-name="a510" text:class-names="" text:cond-style-name=""><text:span text:style-name="a509" text:class-names=""/></text:p>
        </draw:text-box>
        <svg:title/>
        <svg:desc/>
      </draw:frame>
      <draw:frame draw:id="id64" presentation:style-name="a515" draw:name="Plassholder for lysbildenummer 5" svg:x="7.90433in" svg:y="7.5311in" svg:width="2.56614in" svg:height="0.56772in" presentation:class="page-number" presentation:placeholder="false">
        <draw:text-box>
          <text:p text:style-name="a514" text:class-names="" text:cond-style-name=""><text:span text:style-name="a512" text:class-names=""><text:page-number style:num-format="1" text:fixed="false"/></text:span><text:span text:style-name="a513" text:class-names=""/></text:p>
        </draw:text-box>
        <svg:title/>
        <svg:desc/>
      </draw:frame>
      <presentation:notes style:page-layout-name="pageLayout2" draw:style-name="a535">
        <draw:custom-shape svg:x="0in" svg:y="0in" svg:width="8.26772in" svg:height="11.69291in" draw:id="id5" draw:style-name="a518" draw:name="Rektangel 1">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519" draw:name="Plassholder for lysbilde 2">
          <svg:title/>
          <svg:desc/>
        </draw:page-thumbnail>
        <draw:frame draw:id="id7" presentation:style-name="a522" draw:name="Plassholder for notater 3" svg:x="0.7878in" svg:y="5.11811in" svg:width="6.69094in" svg:height="5.51024in" presentation:class="notes" presentation:placeholder="false">
          <draw:text-box>
            <text:p text:style-name="a521" text:class-names="" text:cond-style-name=""><text:span text:style-name="a520" text:class-names=""/></text:p>
          </draw:text-box>
          <svg:title/>
          <svg:desc/>
        </draw:frame>
        <draw:frame draw:id="id8" presentation:style-name="a525" draw:name="Plassholder for topptekst 4" svg:x="0in" svg:y="0in" svg:width="3.58504in" svg:height="0.58346in" presentation:class="header" presentation:placeholder="false">
          <draw:text-box>
            <text:p text:style-name="a524" text:class-names="" text:cond-style-name=""><text:span text:style-name="a523" text:class-names=""/></text:p>
          </draw:text-box>
          <svg:title/>
          <svg:desc/>
        </draw:frame>
        <draw:frame draw:id="id9" presentation:style-name="a528" draw:name="Plassholder for dato 5" svg:x="4.68071in" svg:y="0in" svg:width="3.58504in" svg:height="0.58346in" presentation:class="date-time" presentation:placeholder="false">
          <draw:text-box>
            <text:p text:style-name="a527" text:class-names="" text:cond-style-name=""><text:span text:style-name="a526" text:class-names=""/></text:p>
          </draw:text-box>
          <svg:title/>
          <svg:desc/>
        </draw:frame>
        <draw:frame draw:id="id10" presentation:style-name="a531" draw:name="Plassholder for bunntekst 6" svg:x="0in" svg:y="11.10748in" svg:width="3.58504in" svg:height="0.58346in" presentation:class="footer" presentation:placeholder="false">
          <draw:text-box>
            <text:p text:style-name="a530" text:class-names="" text:cond-style-name=""><text:span text:style-name="a529" text:class-names=""/></text:p>
          </draw:text-box>
          <svg:title/>
          <svg:desc/>
        </draw:frame>
        <draw:frame draw:id="id11" presentation:style-name="a534" draw:name="Plassholder for lysbildenummer 7" svg:x="4.68071in" svg:y="11.10748in" svg:width="3.58504in" svg:height="0.58346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master-page>
    <style:master-page style:name="Master1-Layout11-vertTitleAndTx-Loddrett-tittel-og-tekst" style:page-layout-name="pageLayout1" draw:style-name="a536">
      <draw:frame draw:id="id65" presentation:style-name="a540" draw:name="Loddrett tittel 1" svg:x="7.98958in" svg:y="0.32986in" svg:width="2.47917in" svg:height="6.39757in" presentation:class="title" presentation:placeholder="false">
        <draw:text-box>
          <text:p text:style-name="a539" text:class-names="" text:cond-style-name=""><text:span text:style-name="a537" text:class-names="">Klikk for å redigere tittelstil</text:span><text:span text:style-name="a538" text:class-names=""/></text:p>
        </draw:text-box>
        <svg:title/>
        <svg:desc/>
      </draw:frame>
      <draw:frame draw:id="id66" presentation:style-name="a557" draw:name="Plassholder for loddrett tekst 2" svg:x="0.55035in" svg:y="0.32986in" svg:width="7.27257in" svg:height="6.39757in" presentation:class="outline" presentation:placeholder="false">
        <draw:text-box>
          <text:list text:style-name="a543">
            <text:list-item>
              <text:p text:style-name="a542" text:class-names="" text:cond-style-name=""><text:span text:style-name="a541" text:class-names="">Klikk for å redigere tekststiler i malen</text:span></text:p>
            </text:list-item>
          </text:list>
          <text:list text:style-name="a546">
            <text:list-item>
              <text:list text:style-name="a546">
                <text:list-item>
                  <text:p text:style-name="a545" text:class-names="" text:cond-style-name=""><text:span text:style-name="a544" text:class-names="">Andre nivå</text:span></text:p>
                </text:list-item>
              </text:list>
            </text:list-item>
          </text:list>
          <text:list text:style-name="a549">
            <text:list-item>
              <text:list text:style-name="a549">
                <text:list-item>
                  <text:list text:style-name="a549">
                    <text:list-item>
                      <text:p text:style-name="a548" text:class-names="" text:cond-style-name=""><text:span text:style-name="a547" text:class-names="">Tredje nivå</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jerde nivå</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emte nivå</text:span><text:span text:style-name="a554" text:class-names=""/></text:p>
                            </text:list-item>
                          </text:list>
                        </text:list-item>
                      </text:list>
                    </text:list-item>
                  </text:list>
                </text:list-item>
              </text:list>
            </text:list-item>
          </text:list>
        </draw:text-box>
        <svg:title/>
        <svg:desc/>
      </draw:frame>
      <draw:frame draw:id="id67" presentation:style-name="a560" draw:name="Plassholder for dato 3" svg:x="0.55in" svg:y="7.5311in" svg:width="2.56575in" svg:height="0.56772in" presentation:class="date-time" presentation:placeholder="false">
        <draw:text-box>
          <text:p text:style-name="a559" text:class-names="" text:cond-style-name=""><text:span text:style-name="a558" text:class-names=""/></text:p>
        </draw:text-box>
        <svg:title/>
        <svg:desc/>
      </draw:frame>
      <draw:frame draw:id="id68" presentation:style-name="a563" draw:name="Plassholder for bunntekst 4" svg:x="3.77087in" svg:y="7.5311in" svg:width="3.49291in" svg:height="0.56772in" presentation:class="footer" presentation:placeholder="false">
        <draw:text-box>
          <text:p text:style-name="a562" text:class-names="" text:cond-style-name=""><text:span text:style-name="a561" text:class-names=""/></text:p>
        </draw:text-box>
        <svg:title/>
        <svg:desc/>
      </draw:frame>
      <draw:frame draw:id="id69" presentation:style-name="a567" draw:name="Plassholder for lysbildenummer 5" svg:x="7.90433in" svg:y="7.5311in" svg:width="2.56614in" svg:height="0.56772in" presentation:class="page-number" presentation:placeholder="false">
        <draw:text-box>
          <text:p text:style-name="a566" text:class-names="" text:cond-style-name=""><text:span text:style-name="a564" text:class-names=""><text:page-number style:num-format="1" text:fixed="false"/></text:span><text:span text:style-name="a565" text:class-names=""/></text:p>
        </draw:text-box>
        <svg:title/>
        <svg:desc/>
      </draw:frame>
      <presentation:notes style:page-layout-name="pageLayout2" draw:style-name="a587">
        <draw:custom-shape svg:x="0in" svg:y="0in" svg:width="8.26772in" svg:height="11.69291in" draw:id="id5" draw:style-name="a570" draw:name="Rektangel 1">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571" draw:name="Plassholder for lysbilde 2">
          <svg:title/>
          <svg:desc/>
        </draw:page-thumbnail>
        <draw:frame draw:id="id7" presentation:style-name="a574" draw:name="Plassholder for notater 3" svg:x="0.7878in" svg:y="5.11811in" svg:width="6.69094in" svg:height="5.51024in" presentation:class="notes" presentation:placeholder="false">
          <draw:text-box>
            <text:p text:style-name="a573" text:class-names="" text:cond-style-name=""><text:span text:style-name="a572" text:class-names=""/></text:p>
          </draw:text-box>
          <svg:title/>
          <svg:desc/>
        </draw:frame>
        <draw:frame draw:id="id8" presentation:style-name="a577" draw:name="Plassholder for topptekst 4" svg:x="0in" svg:y="0in" svg:width="3.58504in" svg:height="0.58346in" presentation:class="header" presentation:placeholder="false">
          <draw:text-box>
            <text:p text:style-name="a576" text:class-names="" text:cond-style-name=""><text:span text:style-name="a575" text:class-names=""/></text:p>
          </draw:text-box>
          <svg:title/>
          <svg:desc/>
        </draw:frame>
        <draw:frame draw:id="id9" presentation:style-name="a580" draw:name="Plassholder for dato 5" svg:x="4.68071in" svg:y="0in" svg:width="3.58504in" svg:height="0.58346in" presentation:class="date-time" presentation:placeholder="false">
          <draw:text-box>
            <text:p text:style-name="a579" text:class-names="" text:cond-style-name=""><text:span text:style-name="a578" text:class-names=""/></text:p>
          </draw:text-box>
          <svg:title/>
          <svg:desc/>
        </draw:frame>
        <draw:frame draw:id="id10" presentation:style-name="a583" draw:name="Plassholder for bunntekst 6" svg:x="0in" svg:y="11.10748in" svg:width="3.58504in" svg:height="0.58346in" presentation:class="footer" presentation:placeholder="false">
          <draw:text-box>
            <text:p text:style-name="a582" text:class-names="" text:cond-style-name=""><text:span text:style-name="a581" text:class-names=""/></text:p>
          </draw:text-box>
          <svg:title/>
          <svg:desc/>
        </draw:frame>
        <draw:frame draw:id="id11" presentation:style-name="a586" draw:name="Plassholder for lysbildenummer 7" svg:x="4.68071in" svg:y="11.10748in" svg:width="3.58504in" svg:height="0.58346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2-Title1" style:page-layout-name="pageLayout1" draw:style-name="a588">
      <draw:frame draw:id="id70" draw:style-name="a589" svg:x="0in" svg:y="0in" svg:width="11.02244in" svg:height="8.26732in" style:rel-width="scale" style:rel-height="scale">
        <draw:image xlink:href="media/image3.png" xlink:type="simple" xlink:show="embed" xlink:actuate="onLoad"/>
        <svg:title/>
        <svg:desc/>
      </draw:frame>
      <draw:frame draw:id="id71" presentation:style-name="a592" draw:name="Plassholder for tittel 2" svg:x="0.55039in" svg:y="0.62992in" svg:width="7.87165in" svg:height="0.78622in" presentation:class="title" presentation:placeholder="false">
        <draw:text-box>
          <text:p text:style-name="a591" text:class-names="" text:cond-style-name=""><text:span text:style-name="a590" text:class-names=""/></text:p>
        </draw:text-box>
        <svg:title/>
        <svg:desc/>
      </draw:frame>
      <draw:frame draw:id="id72" presentation:style-name="a609" draw:name="Plassholder for tekst 3" svg:x="0.55in" svg:y="1.9685in" svg:width="9.92008in" svg:height="4.79331in" presentation:class="outline" presentation:placeholder="false">
        <draw:text-box>
          <text:list text:style-name="a595">
            <text:list-item>
              <text:p text:style-name="a594" text:class-names="" text:cond-style-name=""><text:span text:style-name="a593" text:class-names="">Klikk for å redigere tekststiler i malen</text:span></text:p>
            </text:list-item>
          </text:list>
          <text:list text:style-name="a598">
            <text:list-item>
              <text:list text:style-name="a598">
                <text:list-item>
                  <text:p text:style-name="a597" text:class-names="" text:cond-style-name=""><text:span text:style-name="a596" text:class-names="">Andre nivå</text:span></text:p>
                </text:list-item>
              </text:list>
            </text:list-item>
          </text:list>
          <text:list text:style-name="a601">
            <text:list-item>
              <text:list text:style-name="a601">
                <text:list-item>
                  <text:list text:style-name="a601">
                    <text:list-item>
                      <text:p text:style-name="a600" text:class-names="" text:cond-style-name=""><text:span text:style-name="a599" text:class-names="">Tredje nivå</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Fjerde nivå</text:span></text:p>
                        </text:list-item>
                      </text:list>
                    </text:list-item>
                  </text:list>
                </text:list-item>
              </text:list>
            </text:list-item>
          </text:list>
          <text:list text:style-name="a608">
            <text:list-item>
              <text:list text:style-name="a608">
                <text:list-item>
                  <text:list text:style-name="a608">
                    <text:list-item>
                      <text:list text:style-name="a608">
                        <text:list-item>
                          <text:list text:style-name="a608">
                            <text:list-item>
                              <text:p text:style-name="a607" text:class-names="" text:cond-style-name=""><text:span text:style-name="a605" text:class-names="">Femte nivå</text:span><text:span text:style-name="a606" text:class-names=""/></text:p>
                            </text:list-item>
                          </text:list>
                        </text:list-item>
                      </text:list>
                    </text:list-item>
                  </text:list>
                </text:list-item>
              </text:list>
            </text:list-item>
          </text:list>
        </draw:text-box>
        <svg:title/>
        <svg:desc/>
      </draw:frame>
      <draw:frame draw:id="id73" presentation:style-name="a612" draw:name="Plassholder for dato 4" svg:x="0.55in" svg:y="7.5311in" svg:width="2.56575in" svg:height="0.56772in" presentation:class="date-time" presentation:placeholder="false">
        <draw:text-box>
          <text:p text:style-name="a611" text:class-names="" text:cond-style-name=""><text:span text:style-name="a610" text:class-names=""/></text:p>
        </draw:text-box>
        <svg:title/>
        <svg:desc/>
      </draw:frame>
      <draw:frame draw:id="id74" presentation:style-name="a615" draw:name="Plassholder for bunntekst 5" svg:x="3.77087in" svg:y="7.5311in" svg:width="3.49291in" svg:height="0.56772in" presentation:class="footer" presentation:placeholder="false">
        <draw:text-box>
          <text:p text:style-name="a614" text:class-names="" text:cond-style-name=""><text:span text:style-name="a613" text:class-names=""/></text:p>
        </draw:text-box>
        <svg:title/>
        <svg:desc/>
      </draw:frame>
      <draw:frame draw:id="id75" presentation:style-name="a618" draw:name="Plassholder for lysbildenummer 6" svg:x="7.90276in" svg:y="7.5311in" svg:width="2.56614in" svg:height="0.56772in" presentation:class="page-number" presentation:placeholder="false">
        <draw:text-box>
          <text:p text:style-name="a617" text:class-names="" text:cond-style-name=""><text:span text:style-name="a616" text:class-names=""><text:page-number style:num-format="1" text:fixed="false"/></text:span></text:p>
        </draw:text-box>
        <svg:title/>
        <svg:desc/>
      </draw:frame>
      <presentation:notes style:page-layout-name="pageLayout2" draw:style-name="a638">
        <draw:custom-shape svg:x="0in" svg:y="0in" svg:width="8.26772in" svg:height="11.69291in" draw:id="id5" draw:style-name="a621" draw:name="Rektangel 1">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622" draw:name="Plassholder for lysbilde 2">
          <svg:title/>
          <svg:desc/>
        </draw:page-thumbnail>
        <draw:frame draw:id="id7" presentation:style-name="a625" draw:name="Plassholder for notater 3" svg:x="0.7878in" svg:y="5.11811in" svg:width="6.69094in" svg:height="5.51024in" presentation:class="notes" presentation:placeholder="false">
          <draw:text-box>
            <text:p text:style-name="a624" text:class-names="" text:cond-style-name=""><text:span text:style-name="a623" text:class-names=""/></text:p>
          </draw:text-box>
          <svg:title/>
          <svg:desc/>
        </draw:frame>
        <draw:frame draw:id="id8" presentation:style-name="a628" draw:name="Plassholder for topptekst 4" svg:x="0in" svg:y="0in" svg:width="3.58504in" svg:height="0.58346in" presentation:class="header" presentation:placeholder="false">
          <draw:text-box>
            <text:p text:style-name="a627" text:class-names="" text:cond-style-name=""><text:span text:style-name="a626" text:class-names=""/></text:p>
          </draw:text-box>
          <svg:title/>
          <svg:desc/>
        </draw:frame>
        <draw:frame draw:id="id9" presentation:style-name="a631" draw:name="Plassholder for dato 5" svg:x="4.68071in" svg:y="0in" svg:width="3.58504in" svg:height="0.58346in" presentation:class="date-time" presentation:placeholder="false">
          <draw:text-box>
            <text:p text:style-name="a630" text:class-names="" text:cond-style-name=""><text:span text:style-name="a629" text:class-names=""/></text:p>
          </draw:text-box>
          <svg:title/>
          <svg:desc/>
        </draw:frame>
        <draw:frame draw:id="id10" presentation:style-name="a634" draw:name="Plassholder for bunntekst 6" svg:x="0in" svg:y="11.10748in" svg:width="3.58504in" svg:height="0.58346in" presentation:class="footer" presentation:placeholder="false">
          <draw:text-box>
            <text:p text:style-name="a633" text:class-names="" text:cond-style-name=""><text:span text:style-name="a632" text:class-names=""/></text:p>
          </draw:text-box>
          <svg:title/>
          <svg:desc/>
        </draw:frame>
        <draw:frame draw:id="id11" presentation:style-name="a637" draw:name="Plassholder for lysbildenummer 7" svg:x="4.68071in" svg:y="11.10748in" svg:width="3.58504in" svg:height="0.58346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master-page>
    <style:master-page style:name="Master2-Layout1-title-Tittellysbilde" style:page-layout-name="pageLayout1" draw:style-name="a639">
      <draw:frame draw:id="id76" draw:layer="Master2-bg" draw:style-name="a640" draw:name="Bilde 6" svg:x="0in" svg:y="0in" svg:width="11.02244in" svg:height="8.26732in" style:rel-width="scale" style:rel-height="scale">
        <draw:image xlink:href="media/image3.png" xlink:type="simple" xlink:show="embed" xlink:actuate="onLoad"/>
        <svg:title/>
        <svg:desc/>
      </draw:frame>
      <draw:frame draw:id="id77" presentation:style-name="a644" draw:name="Tittel 1" svg:x="1.37847in" svg:y="1.35243in" svg:width="8.26736in" svg:height="2.87847in" presentation:class="title" presentation:placeholder="false">
        <draw:text-box>
          <text:p text:style-name="a643" text:class-names="" text:cond-style-name=""><text:span text:style-name="a641" text:class-names="">Klikk for å redigere tittelstil</text:span><text:span text:style-name="a642" text:class-names=""/></text:p>
        </draw:text-box>
        <svg:title/>
        <svg:desc/>
      </draw:frame>
      <draw:frame draw:id="id78" presentation:style-name="a648" draw:name="Undertittel 2" svg:x="1.37847in" svg:y="4.34201in" svg:width="8.26736in" svg:height="1.99653in" presentation:class="subtitle" presentation:placeholder="false">
        <draw:text-box>
          <text:p text:style-name="a647" text:class-names="" text:cond-style-name=""><text:span text:style-name="a645" text:class-names="">Klikk for å redigere undertittelstil i malen</text:span><text:span text:style-name="a646" text:class-names=""/></text:p>
        </draw:text-box>
        <svg:title/>
        <svg:desc/>
      </draw:frame>
      <draw:frame draw:id="id79" presentation:style-name="a651" draw:name="Plassholder for dato 3" svg:x="0.55in" svg:y="7.5311in" svg:width="2.56575in" svg:height="0.56772in" presentation:class="date-time" presentation:placeholder="false">
        <draw:text-box>
          <text:p text:style-name="a650" text:class-names="" text:cond-style-name=""><text:span text:style-name="a649" text:class-names=""/></text:p>
        </draw:text-box>
        <svg:title/>
        <svg:desc/>
      </draw:frame>
      <draw:frame draw:id="id80" presentation:style-name="a654" draw:name="Plassholder for bunntekst 4" svg:x="3.77087in" svg:y="7.5311in" svg:width="3.49291in" svg:height="0.56772in" presentation:class="footer" presentation:placeholder="false">
        <draw:text-box>
          <text:p text:style-name="a653" text:class-names="" text:cond-style-name=""><text:span text:style-name="a652" text:class-names=""/></text:p>
        </draw:text-box>
        <svg:title/>
        <svg:desc/>
      </draw:frame>
      <draw:frame draw:id="id81" presentation:style-name="a658" draw:name="Plassholder for lysbildenummer 5" svg:x="7.90276in" svg:y="7.5311in" svg:width="2.56614in" svg:height="0.56772in" presentation:class="page-number" presentation:placeholder="false">
        <draw:text-box>
          <text:p text:style-name="a657" text:class-names="" text:cond-style-name=""><text:span text:style-name="a655" text:class-names=""><text:page-number style:num-format="1" text:fixed="false"/></text:span><text:span text:style-name="a656" text:class-names=""/></text:p>
        </draw:text-box>
        <svg:title/>
        <svg:desc/>
      </draw:frame>
      <presentation:notes style:page-layout-name="pageLayout2" draw:style-name="a678">
        <draw:custom-shape svg:x="0in" svg:y="0in" svg:width="8.26772in" svg:height="11.69291in" draw:id="id5" draw:style-name="a661" draw:name="Rektangel 1">
          <svg:title/>
          <svg:desc/>
          <text:p text:style-name="a660" text:class-names="" text:cond-style-name=""><text:span text:style-name="a65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662" draw:name="Plassholder for lysbilde 2">
          <svg:title/>
          <svg:desc/>
        </draw:page-thumbnail>
        <draw:frame draw:id="id7" presentation:style-name="a665" draw:name="Plassholder for notater 3" svg:x="0.7878in" svg:y="5.11811in" svg:width="6.69094in" svg:height="5.51024in" presentation:class="notes" presentation:placeholder="false">
          <draw:text-box>
            <text:p text:style-name="a664" text:class-names="" text:cond-style-name=""><text:span text:style-name="a663" text:class-names=""/></text:p>
          </draw:text-box>
          <svg:title/>
          <svg:desc/>
        </draw:frame>
        <draw:frame draw:id="id8" presentation:style-name="a668" draw:name="Plassholder for topptekst 4" svg:x="0in" svg:y="0in" svg:width="3.58504in" svg:height="0.58346in" presentation:class="header" presentation:placeholder="false">
          <draw:text-box>
            <text:p text:style-name="a667" text:class-names="" text:cond-style-name=""><text:span text:style-name="a666" text:class-names=""/></text:p>
          </draw:text-box>
          <svg:title/>
          <svg:desc/>
        </draw:frame>
        <draw:frame draw:id="id9" presentation:style-name="a671" draw:name="Plassholder for dato 5" svg:x="4.68071in" svg:y="0in" svg:width="3.58504in" svg:height="0.58346in" presentation:class="date-time" presentation:placeholder="false">
          <draw:text-box>
            <text:p text:style-name="a670" text:class-names="" text:cond-style-name=""><text:span text:style-name="a669" text:class-names=""/></text:p>
          </draw:text-box>
          <svg:title/>
          <svg:desc/>
        </draw:frame>
        <draw:frame draw:id="id10" presentation:style-name="a674" draw:name="Plassholder for bunntekst 6" svg:x="0in" svg:y="11.10748in" svg:width="3.58504in" svg:height="0.58346in" presentation:class="footer" presentation:placeholder="false">
          <draw:text-box>
            <text:p text:style-name="a673" text:class-names="" text:cond-style-name=""><text:span text:style-name="a672" text:class-names=""/></text:p>
          </draw:text-box>
          <svg:title/>
          <svg:desc/>
        </draw:frame>
        <draw:frame draw:id="id11" presentation:style-name="a677" draw:name="Plassholder for lysbildenummer 7" svg:x="4.68071in" svg:y="11.10748in" svg:width="3.58504in" svg:height="0.58346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2-Layout2-obj-Tittel-og-innhold" style:page-layout-name="pageLayout1" draw:style-name="a679">
      <draw:frame draw:id="id82" draw:layer="Master2-bg" draw:style-name="a680" draw:name="Bilde 6" svg:x="0in" svg:y="0in" svg:width="11.02244in" svg:height="8.26732in" style:rel-width="scale" style:rel-height="scale">
        <draw:image xlink:href="media/image3.png" xlink:type="simple" xlink:show="embed" xlink:actuate="onLoad"/>
        <svg:title/>
        <svg:desc/>
      </draw:frame>
      <draw:frame draw:id="id83" presentation:style-name="a684" draw:name="Tittel 1" svg:x="0.55039in" svg:y="0.62992in" svg:width="7.87165in" svg:height="0.78622in" presentation:class="title" presentation:placeholder="false">
        <draw:text-box>
          <text:p text:style-name="a683" text:class-names="" text:cond-style-name=""><text:span text:style-name="a681" text:class-names="">Klikk for å redigere tittelstil</text:span><text:span text:style-name="a682" text:class-names=""/></text:p>
        </draw:text-box>
        <svg:title/>
        <svg:desc/>
      </draw:frame>
      <draw:frame draw:id="id84" presentation:style-name="a700" draw:name="Plassholder for innhold 2" svg:x="0.55in" svg:y="1.9685in" svg:width="9.92008in" svg:height="4.79331in" presentation:class="object" presentation:placeholder="false">
        <draw:text-box>
          <text:p text:style-name="a686" text:class-names="" text:cond-style-name=""><text:span text:style-name="a685" text:class-names="">Klikk for å redigere tekststiler i malen</text:span></text:p>
          <text:list text:style-name="a689">
            <text:list-item>
              <text:list text:style-name="a689">
                <text:list-item>
                  <text:p text:style-name="a688" text:class-names="" text:cond-style-name=""><text:span text:style-name="a687" text:class-names="">Andre nivå</text:span></text:p>
                </text:list-item>
              </text:list>
            </text:list-item>
          </text:list>
          <text:list text:style-name="a692">
            <text:list-item>
              <text:list text:style-name="a692">
                <text:list-item>
                  <text:list text:style-name="a692">
                    <text:list-item>
                      <text:p text:style-name="a691" text:class-names="" text:cond-style-name=""><text:span text:style-name="a690" text:class-names="">Tredje nivå</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jerde nivå</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emte nivå</text:span><text:span text:style-name="a697" text:class-names=""/></text:p>
                            </text:list-item>
                          </text:list>
                        </text:list-item>
                      </text:list>
                    </text:list-item>
                  </text:list>
                </text:list-item>
              </text:list>
            </text:list-item>
          </text:list>
        </draw:text-box>
        <svg:title/>
        <svg:desc/>
      </draw:frame>
      <draw:frame draw:id="id85" presentation:style-name="a703" draw:name="Plassholder for dato 3" svg:x="0.55in" svg:y="7.5311in" svg:width="2.56575in" svg:height="0.56772in" presentation:class="date-time" presentation:placeholder="false">
        <draw:text-box>
          <text:p text:style-name="a702" text:class-names="" text:cond-style-name=""><text:span text:style-name="a701" text:class-names=""/></text:p>
        </draw:text-box>
        <svg:title/>
        <svg:desc/>
      </draw:frame>
      <draw:frame draw:id="id86" presentation:style-name="a706" draw:name="Plassholder for bunntekst 4" svg:x="3.77087in" svg:y="7.5311in" svg:width="3.49291in" svg:height="0.56772in" presentation:class="footer" presentation:placeholder="false">
        <draw:text-box>
          <text:p text:style-name="a705" text:class-names="" text:cond-style-name=""><text:span text:style-name="a704" text:class-names=""/></text:p>
        </draw:text-box>
        <svg:title/>
        <svg:desc/>
      </draw:frame>
      <draw:frame draw:id="id87" presentation:style-name="a710" draw:name="Plassholder for lysbildenummer 5" svg:x="7.90276in" svg:y="7.5311in" svg:width="2.56614in" svg:height="0.56772in" presentation:class="page-number" presentation:placeholder="false">
        <draw:text-box>
          <text:p text:style-name="a709" text:class-names="" text:cond-style-name=""><text:span text:style-name="a707" text:class-names=""><text:page-number style:num-format="1" text:fixed="false"/></text:span><text:span text:style-name="a708" text:class-names=""/></text:p>
        </draw:text-box>
        <svg:title/>
        <svg:desc/>
      </draw:frame>
      <presentation:notes style:page-layout-name="pageLayout2" draw:style-name="a730">
        <draw:custom-shape svg:x="0in" svg:y="0in" svg:width="8.26772in" svg:height="11.69291in" draw:id="id5" draw:style-name="a713" draw:name="Rektangel 1">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714" draw:name="Plassholder for lysbilde 2">
          <svg:title/>
          <svg:desc/>
        </draw:page-thumbnail>
        <draw:frame draw:id="id7" presentation:style-name="a717" draw:name="Plassholder for notater 3" svg:x="0.7878in" svg:y="5.11811in" svg:width="6.69094in" svg:height="5.51024in" presentation:class="notes" presentation:placeholder="false">
          <draw:text-box>
            <text:p text:style-name="a716" text:class-names="" text:cond-style-name=""><text:span text:style-name="a715" text:class-names=""/></text:p>
          </draw:text-box>
          <svg:title/>
          <svg:desc/>
        </draw:frame>
        <draw:frame draw:id="id8" presentation:style-name="a720" draw:name="Plassholder for topptekst 4" svg:x="0in" svg:y="0in" svg:width="3.58504in" svg:height="0.58346in" presentation:class="header" presentation:placeholder="false">
          <draw:text-box>
            <text:p text:style-name="a719" text:class-names="" text:cond-style-name=""><text:span text:style-name="a718" text:class-names=""/></text:p>
          </draw:text-box>
          <svg:title/>
          <svg:desc/>
        </draw:frame>
        <draw:frame draw:id="id9" presentation:style-name="a723" draw:name="Plassholder for dato 5" svg:x="4.68071in" svg:y="0in" svg:width="3.58504in" svg:height="0.58346in" presentation:class="date-time" presentation:placeholder="false">
          <draw:text-box>
            <text:p text:style-name="a722" text:class-names="" text:cond-style-name=""><text:span text:style-name="a721" text:class-names=""/></text:p>
          </draw:text-box>
          <svg:title/>
          <svg:desc/>
        </draw:frame>
        <draw:frame draw:id="id10" presentation:style-name="a726" draw:name="Plassholder for bunntekst 6" svg:x="0in" svg:y="11.10748in" svg:width="3.58504in" svg:height="0.58346in" presentation:class="footer" presentation:placeholder="false">
          <draw:text-box>
            <text:p text:style-name="a725" text:class-names="" text:cond-style-name=""><text:span text:style-name="a724" text:class-names=""/></text:p>
          </draw:text-box>
          <svg:title/>
          <svg:desc/>
        </draw:frame>
        <draw:frame draw:id="id11" presentation:style-name="a729" draw:name="Plassholder for lysbildenummer 7" svg:x="4.68071in" svg:y="11.10748in" svg:width="3.58504in" svg:height="0.58346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master-page style:name="Master2-Layout3-secHead-Deloverskrift" style:page-layout-name="pageLayout1" draw:style-name="a731">
      <draw:frame draw:id="id88" draw:layer="Master2-bg" draw:style-name="a732" draw:name="Bilde 6" svg:x="0in" svg:y="0in" svg:width="11.02244in" svg:height="8.26732in" style:rel-width="scale" style:rel-height="scale">
        <draw:image xlink:href="media/image3.png" xlink:type="simple" xlink:show="embed" xlink:actuate="onLoad"/>
        <svg:title/>
        <svg:desc/>
      </draw:frame>
      <draw:frame draw:id="id89" presentation:style-name="a736" draw:name="Tittel 1" svg:x="0.75174in" svg:y="2.06076in" svg:width="9.50868in" svg:height="3.43924in" presentation:class="title" presentation:placeholder="false">
        <draw:text-box>
          <text:p text:style-name="a735" text:class-names="" text:cond-style-name=""><text:span text:style-name="a733" text:class-names="">Klikk for å redigere tittelstil</text:span><text:span text:style-name="a734" text:class-names=""/></text:p>
        </draw:text-box>
        <svg:title/>
        <svg:desc/>
      </draw:frame>
      <draw:frame draw:id="id90" presentation:style-name="a740" draw:name="Plassholder for tekst 2" svg:x="0.75174in" svg:y="5.53299in" svg:width="9.50868in" svg:height="1.80729in" presentation:class="outline" presentation:placeholder="false">
        <draw:text-box>
          <text:list text:style-name="a739">
            <text:list-item>
              <text:p text:style-name="a738" text:class-names="" text:cond-style-name=""><text:span text:style-name="a737" text:class-names="">Klikk for å redigere tekststiler i malen</text:span></text:p>
            </text:list-item>
          </text:list>
        </draw:text-box>
        <svg:title/>
        <svg:desc/>
      </draw:frame>
      <draw:frame draw:id="id91" presentation:style-name="a743" draw:name="Plassholder for dato 3" svg:x="0.55in" svg:y="7.5311in" svg:width="2.56575in" svg:height="0.56772in" presentation:class="date-time" presentation:placeholder="false">
        <draw:text-box>
          <text:p text:style-name="a742" text:class-names="" text:cond-style-name=""><text:span text:style-name="a741" text:class-names=""/></text:p>
        </draw:text-box>
        <svg:title/>
        <svg:desc/>
      </draw:frame>
      <draw:frame draw:id="id92" presentation:style-name="a746" draw:name="Plassholder for bunntekst 4" svg:x="3.77087in" svg:y="7.5311in" svg:width="3.49291in" svg:height="0.56772in" presentation:class="footer" presentation:placeholder="false">
        <draw:text-box>
          <text:p text:style-name="a745" text:class-names="" text:cond-style-name=""><text:span text:style-name="a744" text:class-names=""/></text:p>
        </draw:text-box>
        <svg:title/>
        <svg:desc/>
      </draw:frame>
      <draw:frame draw:id="id93" presentation:style-name="a750" draw:name="Plassholder for lysbildenummer 5" svg:x="7.90276in" svg:y="7.5311in" svg:width="2.56614in" svg:height="0.56772in" presentation:class="page-number" presentation:placeholder="false">
        <draw:text-box>
          <text:p text:style-name="a749" text:class-names="" text:cond-style-name=""><text:span text:style-name="a747" text:class-names=""><text:page-number style:num-format="1" text:fixed="false"/></text:span><text:span text:style-name="a748" text:class-names=""/></text:p>
        </draw:text-box>
        <svg:title/>
        <svg:desc/>
      </draw:frame>
      <presentation:notes style:page-layout-name="pageLayout2" draw:style-name="a770">
        <draw:custom-shape svg:x="0in" svg:y="0in" svg:width="8.26772in" svg:height="11.69291in" draw:id="id5" draw:style-name="a753" draw:name="Rektangel 1">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754" draw:name="Plassholder for lysbilde 2">
          <svg:title/>
          <svg:desc/>
        </draw:page-thumbnail>
        <draw:frame draw:id="id7" presentation:style-name="a757" draw:name="Plassholder for notater 3" svg:x="0.7878in" svg:y="5.11811in" svg:width="6.69094in" svg:height="5.51024in" presentation:class="notes" presentation:placeholder="false">
          <draw:text-box>
            <text:p text:style-name="a756" text:class-names="" text:cond-style-name=""><text:span text:style-name="a755" text:class-names=""/></text:p>
          </draw:text-box>
          <svg:title/>
          <svg:desc/>
        </draw:frame>
        <draw:frame draw:id="id8" presentation:style-name="a760" draw:name="Plassholder for topptekst 4" svg:x="0in" svg:y="0in" svg:width="3.58504in" svg:height="0.58346in" presentation:class="header" presentation:placeholder="false">
          <draw:text-box>
            <text:p text:style-name="a759" text:class-names="" text:cond-style-name=""><text:span text:style-name="a758" text:class-names=""/></text:p>
          </draw:text-box>
          <svg:title/>
          <svg:desc/>
        </draw:frame>
        <draw:frame draw:id="id9" presentation:style-name="a763" draw:name="Plassholder for dato 5" svg:x="4.68071in" svg:y="0in" svg:width="3.58504in" svg:height="0.58346in" presentation:class="date-time" presentation:placeholder="false">
          <draw:text-box>
            <text:p text:style-name="a762" text:class-names="" text:cond-style-name=""><text:span text:style-name="a761" text:class-names=""/></text:p>
          </draw:text-box>
          <svg:title/>
          <svg:desc/>
        </draw:frame>
        <draw:frame draw:id="id10" presentation:style-name="a766" draw:name="Plassholder for bunntekst 6" svg:x="0in" svg:y="11.10748in" svg:width="3.58504in" svg:height="0.58346in" presentation:class="footer" presentation:placeholder="false">
          <draw:text-box>
            <text:p text:style-name="a765" text:class-names="" text:cond-style-name=""><text:span text:style-name="a764" text:class-names=""/></text:p>
          </draw:text-box>
          <svg:title/>
          <svg:desc/>
        </draw:frame>
        <draw:frame draw:id="id11" presentation:style-name="a769" draw:name="Plassholder for lysbildenummer 7" svg:x="4.68071in" svg:y="11.10748in" svg:width="3.58504in" svg:height="0.58346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4-twoObj-To-innholdsdeler" style:page-layout-name="pageLayout1" draw:style-name="a771">
      <draw:frame draw:id="id94" draw:layer="Master2-bg" draw:style-name="a772" draw:name="Bilde 7" svg:x="0in" svg:y="0in" svg:width="11.02244in" svg:height="8.26732in" style:rel-width="scale" style:rel-height="scale">
        <draw:image xlink:href="media/image3.png" xlink:type="simple" xlink:show="embed" xlink:actuate="onLoad"/>
        <svg:title/>
        <svg:desc/>
      </draw:frame>
      <draw:frame draw:id="id95" presentation:style-name="a776" draw:name="Tittel 1" svg:x="0.55039in" svg:y="0.62992in" svg:width="7.87165in" svg:height="0.78622in" presentation:class="title" presentation:placeholder="false">
        <draw:text-box>
          <text:p text:style-name="a775" text:class-names="" text:cond-style-name=""><text:span text:style-name="a773" text:class-names="">Klikk for å redigere tittelstil</text:span><text:span text:style-name="a774" text:class-names=""/></text:p>
        </draw:text-box>
        <svg:title/>
        <svg:desc/>
      </draw:frame>
      <draw:frame draw:id="id96" presentation:style-name="a792" draw:name="Plassholder for innhold 2" svg:x="0.55035in" svg:y="1.96875in" svg:width="4.87674in" svg:height="4.7934in" presentation:class="object" presentation:placeholder="false">
        <draw:text-box>
          <text:p text:style-name="a778" text:class-names="" text:cond-style-name=""><text:span text:style-name="a777" text:class-names="">Klikk for å redigere tekststiler i malen</text:span></text:p>
          <text:list text:style-name="a781">
            <text:list-item>
              <text:list text:style-name="a781">
                <text:list-item>
                  <text:p text:style-name="a780" text:class-names="" text:cond-style-name=""><text:span text:style-name="a779" text:class-names="">Andre nivå</text:span></text:p>
                </text:list-item>
              </text:list>
            </text:list-item>
          </text:list>
          <text:list text:style-name="a784">
            <text:list-item>
              <text:list text:style-name="a784">
                <text:list-item>
                  <text:list text:style-name="a784">
                    <text:list-item>
                      <text:p text:style-name="a783" text:class-names="" text:cond-style-name=""><text:span text:style-name="a782" text:class-names="">Tredje nivå</text:span></text:p>
                    </text:list-item>
                  </text:list>
                </text:list-item>
              </text:list>
            </text:list-item>
          </text:list>
          <text:list text:style-name="a787">
            <text:list-item>
              <text:list text:style-name="a787">
                <text:list-item>
                  <text:list text:style-name="a787">
                    <text:list-item>
                      <text:list text:style-name="a787">
                        <text:list-item>
                          <text:p text:style-name="a786" text:class-names="" text:cond-style-name=""><text:span text:style-name="a785" text:class-names="">Fjerde nivå</text:span></text:p>
                        </text:list-item>
                      </text:list>
                    </text:list-item>
                  </text:list>
                </text:list-item>
              </text:list>
            </text:list-item>
          </text:list>
          <text:list text:style-name="a791">
            <text:list-item>
              <text:list text:style-name="a791">
                <text:list-item>
                  <text:list text:style-name="a791">
                    <text:list-item>
                      <text:list text:style-name="a791">
                        <text:list-item>
                          <text:list text:style-name="a791">
                            <text:list-item>
                              <text:p text:style-name="a790" text:class-names="" text:cond-style-name=""><text:span text:style-name="a788" text:class-names="">Femte nivå</text:span><text:span text:style-name="a789" text:class-names=""/></text:p>
                            </text:list-item>
                          </text:list>
                        </text:list-item>
                      </text:list>
                    </text:list-item>
                  </text:list>
                </text:list-item>
              </text:list>
            </text:list-item>
          </text:list>
        </draw:text-box>
        <svg:title/>
        <svg:desc/>
      </draw:frame>
      <draw:frame draw:id="id97" presentation:style-name="a808" draw:name="Plassholder for innhold 3" svg:x="5.59375in" svg:y="1.96875in" svg:width="4.87674in" svg:height="4.7934in" presentation:class="object" presentation:placeholder="false">
        <draw:text-box>
          <text:p text:style-name="a794" text:class-names="" text:cond-style-name=""><text:span text:style-name="a793" text:class-names="">Klikk for å redigere tekststiler i malen</text:span></text:p>
          <text:list text:style-name="a797">
            <text:list-item>
              <text:list text:style-name="a797">
                <text:list-item>
                  <text:p text:style-name="a796" text:class-names="" text:cond-style-name=""><text:span text:style-name="a795" text:class-names="">Andre nivå</text:span></text:p>
                </text:list-item>
              </text:list>
            </text:list-item>
          </text:list>
          <text:list text:style-name="a800">
            <text:list-item>
              <text:list text:style-name="a800">
                <text:list-item>
                  <text:list text:style-name="a800">
                    <text:list-item>
                      <text:p text:style-name="a799" text:class-names="" text:cond-style-name=""><text:span text:style-name="a798" text:class-names="">Tredje nivå</text:span></text:p>
                    </text:list-item>
                  </text:list>
                </text:list-item>
              </text:list>
            </text:list-item>
          </text:list>
          <text:list text:style-name="a803">
            <text:list-item>
              <text:list text:style-name="a803">
                <text:list-item>
                  <text:list text:style-name="a803">
                    <text:list-item>
                      <text:list text:style-name="a803">
                        <text:list-item>
                          <text:p text:style-name="a802" text:class-names="" text:cond-style-name=""><text:span text:style-name="a801" text:class-names="">Fjerde nivå</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4" text:class-names="">Femte nivå</text:span><text:span text:style-name="a805" text:class-names=""/></text:p>
                            </text:list-item>
                          </text:list>
                        </text:list-item>
                      </text:list>
                    </text:list-item>
                  </text:list>
                </text:list-item>
              </text:list>
            </text:list-item>
          </text:list>
        </draw:text-box>
        <svg:title/>
        <svg:desc/>
      </draw:frame>
      <draw:frame draw:id="id98" presentation:style-name="a811" draw:name="Plassholder for dato 4" svg:x="0.55in" svg:y="7.5311in" svg:width="2.56575in" svg:height="0.56772in" presentation:class="date-time" presentation:placeholder="false">
        <draw:text-box>
          <text:p text:style-name="a810" text:class-names="" text:cond-style-name=""><text:span text:style-name="a809" text:class-names=""/></text:p>
        </draw:text-box>
        <svg:title/>
        <svg:desc/>
      </draw:frame>
      <draw:frame draw:id="id99" presentation:style-name="a814" draw:name="Plassholder for bunntekst 5" svg:x="3.77087in" svg:y="7.5311in" svg:width="3.49291in" svg:height="0.56772in" presentation:class="footer" presentation:placeholder="false">
        <draw:text-box>
          <text:p text:style-name="a813" text:class-names="" text:cond-style-name=""><text:span text:style-name="a812" text:class-names=""/></text:p>
        </draw:text-box>
        <svg:title/>
        <svg:desc/>
      </draw:frame>
      <draw:frame draw:id="id100" presentation:style-name="a818" draw:name="Plassholder for lysbildenummer 6" svg:x="7.90276in" svg:y="7.5311in" svg:width="2.56614in" svg:height="0.56772in" presentation:class="page-number" presentation:placeholder="false">
        <draw:text-box>
          <text:p text:style-name="a817" text:class-names="" text:cond-style-name=""><text:span text:style-name="a815" text:class-names=""><text:page-number style:num-format="1" text:fixed="false"/></text:span><text:span text:style-name="a816" text:class-names=""/></text:p>
        </draw:text-box>
        <svg:title/>
        <svg:desc/>
      </draw:frame>
      <presentation:notes style:page-layout-name="pageLayout2" draw:style-name="a838">
        <draw:custom-shape svg:x="0in" svg:y="0in" svg:width="8.26772in" svg:height="11.69291in" draw:id="id5" draw:style-name="a821" draw:name="Rektangel 1">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822" draw:name="Plassholder for lysbilde 2">
          <svg:title/>
          <svg:desc/>
        </draw:page-thumbnail>
        <draw:frame draw:id="id7" presentation:style-name="a825" draw:name="Plassholder for notater 3" svg:x="0.7878in" svg:y="5.11811in" svg:width="6.69094in" svg:height="5.51024in" presentation:class="notes" presentation:placeholder="false">
          <draw:text-box>
            <text:p text:style-name="a824" text:class-names="" text:cond-style-name=""><text:span text:style-name="a823" text:class-names=""/></text:p>
          </draw:text-box>
          <svg:title/>
          <svg:desc/>
        </draw:frame>
        <draw:frame draw:id="id8" presentation:style-name="a828" draw:name="Plassholder for topptekst 4" svg:x="0in" svg:y="0in" svg:width="3.58504in" svg:height="0.58346in" presentation:class="header" presentation:placeholder="false">
          <draw:text-box>
            <text:p text:style-name="a827" text:class-names="" text:cond-style-name=""><text:span text:style-name="a826" text:class-names=""/></text:p>
          </draw:text-box>
          <svg:title/>
          <svg:desc/>
        </draw:frame>
        <draw:frame draw:id="id9" presentation:style-name="a831" draw:name="Plassholder for dato 5" svg:x="4.68071in" svg:y="0in" svg:width="3.58504in" svg:height="0.58346in" presentation:class="date-time" presentation:placeholder="false">
          <draw:text-box>
            <text:p text:style-name="a830" text:class-names="" text:cond-style-name=""><text:span text:style-name="a829" text:class-names=""/></text:p>
          </draw:text-box>
          <svg:title/>
          <svg:desc/>
        </draw:frame>
        <draw:frame draw:id="id10" presentation:style-name="a834" draw:name="Plassholder for bunntekst 6" svg:x="0in" svg:y="11.10748in" svg:width="3.58504in" svg:height="0.58346in" presentation:class="footer" presentation:placeholder="false">
          <draw:text-box>
            <text:p text:style-name="a833" text:class-names="" text:cond-style-name=""><text:span text:style-name="a832" text:class-names=""/></text:p>
          </draw:text-box>
          <svg:title/>
          <svg:desc/>
        </draw:frame>
        <draw:frame draw:id="id11" presentation:style-name="a837" draw:name="Plassholder for lysbildenummer 7" svg:x="4.68071in" svg:y="11.10748in" svg:width="3.58504in" svg:height="0.58346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2-Layout5-twoTxTwoObj-Sammenligning" style:page-layout-name="pageLayout1" draw:style-name="a839">
      <draw:frame draw:id="id101" draw:layer="Master2-bg" draw:style-name="a840" draw:name="Bilde 9" svg:x="0in" svg:y="0in" svg:width="11.02244in" svg:height="8.26732in" style:rel-width="scale" style:rel-height="scale">
        <draw:image xlink:href="media/image3.png" xlink:type="simple" xlink:show="embed" xlink:actuate="onLoad"/>
        <svg:title/>
        <svg:desc/>
      </draw:frame>
      <draw:frame draw:id="id102" presentation:style-name="a844" draw:name="Tittel 1" svg:x="0.75868in" svg:y="0.44097in" svg:width="9.50868in" svg:height="1.59722in" presentation:class="title" presentation:placeholder="false">
        <draw:text-box>
          <text:p text:style-name="a843" text:class-names="" text:cond-style-name=""><text:span text:style-name="a841" text:class-names="">Klikk for å redigere tittelstil</text:span><text:span text:style-name="a842" text:class-names=""/></text:p>
        </draw:text-box>
        <svg:title/>
        <svg:desc/>
      </draw:frame>
      <draw:frame draw:id="id103" presentation:style-name="a848" draw:name="Plassholder for tekst 2" svg:x="0.75868in" svg:y="2.02604in" svg:width="4.66493in" svg:height="0.99306in" presentation:class="outline" presentation:placeholder="false">
        <draw:text-box>
          <text:list text:style-name="a847">
            <text:list-item>
              <text:p text:style-name="a846" text:class-names="" text:cond-style-name=""><text:span text:style-name="a845" text:class-names="">Klikk for å redigere tekststiler i malen</text:span></text:p>
            </text:list-item>
          </text:list>
        </draw:text-box>
        <svg:title/>
        <svg:desc/>
      </draw:frame>
      <draw:frame draw:id="id104" presentation:style-name="a864" draw:name="Plassholder for innhold 3" svg:x="0.75868in" svg:y="3.0191in" svg:width="4.66493in" svg:height="4.44271in" presentation:class="object" presentation:placeholder="false">
        <draw:text-box>
          <text:p text:style-name="a850" text:class-names="" text:cond-style-name=""><text:span text:style-name="a849" text:class-names="">Klikk for å redigere tekststiler i malen</text:span></text:p>
          <text:list text:style-name="a853">
            <text:list-item>
              <text:list text:style-name="a853">
                <text:list-item>
                  <text:p text:style-name="a852" text:class-names="" text:cond-style-name=""><text:span text:style-name="a851" text:class-names="">Andre nivå</text:span></text:p>
                </text:list-item>
              </text:list>
            </text:list-item>
          </text:list>
          <text:list text:style-name="a856">
            <text:list-item>
              <text:list text:style-name="a856">
                <text:list-item>
                  <text:list text:style-name="a856">
                    <text:list-item>
                      <text:p text:style-name="a855" text:class-names="" text:cond-style-name=""><text:span text:style-name="a854" text:class-names="">Tredje nivå</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jerde nivå</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emte nivå</text:span><text:span text:style-name="a861" text:class-names=""/></text:p>
                            </text:list-item>
                          </text:list>
                        </text:list-item>
                      </text:list>
                    </text:list-item>
                  </text:list>
                </text:list-item>
              </text:list>
            </text:list-item>
          </text:list>
        </draw:text-box>
        <svg:title/>
        <svg:desc/>
      </draw:frame>
      <draw:frame draw:id="id105" presentation:style-name="a868" draw:name="Plassholder for tekst 4" svg:x="5.5816in" svg:y="2.02604in" svg:width="4.68576in" svg:height="0.99306in" presentation:class="outline" presentation:placeholder="false">
        <draw:text-box>
          <text:list text:style-name="a867">
            <text:list-item>
              <text:p text:style-name="a866" text:class-names="" text:cond-style-name=""><text:span text:style-name="a865" text:class-names="">Klikk for å redigere tekststiler i malen</text:span></text:p>
            </text:list-item>
          </text:list>
        </draw:text-box>
        <svg:title/>
        <svg:desc/>
      </draw:frame>
      <draw:frame draw:id="id106" presentation:style-name="a884" draw:name="Plassholder for innhold 5" svg:x="5.5816in" svg:y="3.0191in" svg:width="4.68576in" svg:height="4.44271in" presentation:class="object" presentation:placeholder="false">
        <draw:text-box>
          <text:p text:style-name="a870" text:class-names="" text:cond-style-name=""><text:span text:style-name="a869" text:class-names="">Klikk for å redigere tekststiler i malen</text:span></text:p>
          <text:list text:style-name="a873">
            <text:list-item>
              <text:list text:style-name="a873">
                <text:list-item>
                  <text:p text:style-name="a872" text:class-names="" text:cond-style-name=""><text:span text:style-name="a871" text:class-names="">Andre nivå</text:span></text:p>
                </text:list-item>
              </text:list>
            </text:list-item>
          </text:list>
          <text:list text:style-name="a876">
            <text:list-item>
              <text:list text:style-name="a876">
                <text:list-item>
                  <text:list text:style-name="a876">
                    <text:list-item>
                      <text:p text:style-name="a875" text:class-names="" text:cond-style-name=""><text:span text:style-name="a874" text:class-names="">Tredje nivå</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Fjerde nivå</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0" text:class-names="">Femte nivå</text:span><text:span text:style-name="a881" text:class-names=""/></text:p>
                            </text:list-item>
                          </text:list>
                        </text:list-item>
                      </text:list>
                    </text:list-item>
                  </text:list>
                </text:list-item>
              </text:list>
            </text:list-item>
          </text:list>
        </draw:text-box>
        <svg:title/>
        <svg:desc/>
      </draw:frame>
      <draw:frame draw:id="id107" presentation:style-name="a887" draw:name="Plassholder for dato 6" svg:x="0.55in" svg:y="7.5311in" svg:width="2.56575in" svg:height="0.56772in" presentation:class="date-time" presentation:placeholder="false">
        <draw:text-box>
          <text:p text:style-name="a886" text:class-names="" text:cond-style-name=""><text:span text:style-name="a885" text:class-names=""/></text:p>
        </draw:text-box>
        <svg:title/>
        <svg:desc/>
      </draw:frame>
      <draw:frame draw:id="id108" presentation:style-name="a890" draw:name="Plassholder for bunntekst 7" svg:x="3.77087in" svg:y="7.5311in" svg:width="3.49291in" svg:height="0.56772in" presentation:class="footer" presentation:placeholder="false">
        <draw:text-box>
          <text:p text:style-name="a889" text:class-names="" text:cond-style-name=""><text:span text:style-name="a888" text:class-names=""/></text:p>
        </draw:text-box>
        <svg:title/>
        <svg:desc/>
      </draw:frame>
      <draw:frame draw:id="id109" presentation:style-name="a894" draw:name="Plassholder for lysbildenummer 8" svg:x="7.90276in" svg:y="7.5311in" svg:width="2.56614in" svg:height="0.56772in" presentation:class="page-number" presentation:placeholder="false">
        <draw:text-box>
          <text:p text:style-name="a893" text:class-names="" text:cond-style-name=""><text:span text:style-name="a891" text:class-names=""><text:page-number style:num-format="1" text:fixed="false"/></text:span><text:span text:style-name="a892" text:class-names=""/></text:p>
        </draw:text-box>
        <svg:title/>
        <svg:desc/>
      </draw:frame>
      <presentation:notes style:page-layout-name="pageLayout2" draw:style-name="a914">
        <draw:custom-shape svg:x="0in" svg:y="0in" svg:width="8.26772in" svg:height="11.69291in" draw:id="id5" draw:style-name="a897" draw:name="Rektangel 1">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898" draw:name="Plassholder for lysbilde 2">
          <svg:title/>
          <svg:desc/>
        </draw:page-thumbnail>
        <draw:frame draw:id="id7" presentation:style-name="a901" draw:name="Plassholder for notater 3" svg:x="0.7878in" svg:y="5.11811in" svg:width="6.69094in" svg:height="5.51024in" presentation:class="notes" presentation:placeholder="false">
          <draw:text-box>
            <text:p text:style-name="a900" text:class-names="" text:cond-style-name=""><text:span text:style-name="a899" text:class-names=""/></text:p>
          </draw:text-box>
          <svg:title/>
          <svg:desc/>
        </draw:frame>
        <draw:frame draw:id="id8" presentation:style-name="a904" draw:name="Plassholder for topptekst 4" svg:x="0in" svg:y="0in" svg:width="3.58504in" svg:height="0.58346in" presentation:class="header" presentation:placeholder="false">
          <draw:text-box>
            <text:p text:style-name="a903" text:class-names="" text:cond-style-name=""><text:span text:style-name="a902" text:class-names=""/></text:p>
          </draw:text-box>
          <svg:title/>
          <svg:desc/>
        </draw:frame>
        <draw:frame draw:id="id9" presentation:style-name="a907" draw:name="Plassholder for dato 5" svg:x="4.68071in" svg:y="0in" svg:width="3.58504in" svg:height="0.58346in" presentation:class="date-time" presentation:placeholder="false">
          <draw:text-box>
            <text:p text:style-name="a906" text:class-names="" text:cond-style-name=""><text:span text:style-name="a905" text:class-names=""/></text:p>
          </draw:text-box>
          <svg:title/>
          <svg:desc/>
        </draw:frame>
        <draw:frame draw:id="id10" presentation:style-name="a910" draw:name="Plassholder for bunntekst 6" svg:x="0in" svg:y="11.10748in" svg:width="3.58504in" svg:height="0.58346in" presentation:class="footer" presentation:placeholder="false">
          <draw:text-box>
            <text:p text:style-name="a909" text:class-names="" text:cond-style-name=""><text:span text:style-name="a908" text:class-names=""/></text:p>
          </draw:text-box>
          <svg:title/>
          <svg:desc/>
        </draw:frame>
        <draw:frame draw:id="id11" presentation:style-name="a913" draw:name="Plassholder for lysbildenummer 7" svg:x="4.68071in" svg:y="11.10748in" svg:width="3.58504in" svg:height="0.58346in" presentation:class="page-number" presentation:placeholder="false">
          <draw:text-box>
            <text:p text:style-name="a912" text:class-names="" text:cond-style-name=""><text:span text:style-name="a911" text:class-names=""><text:page-number style:num-format="1" text:fixed="false"/></text:span></text:p>
          </draw:text-box>
          <svg:title/>
          <svg:desc/>
        </draw:frame>
      </presentation:notes>
    </style:master-page>
    <style:master-page style:name="Master2-Layout6-titleOnly-Bare-tittel" style:page-layout-name="pageLayout1" draw:style-name="a915">
      <draw:frame draw:id="id110" draw:layer="Master2-bg" draw:style-name="a916" draw:name="Bilde 5" svg:x="0in" svg:y="0in" svg:width="11.02244in" svg:height="8.26732in" style:rel-width="scale" style:rel-height="scale">
        <draw:image xlink:href="media/image3.png" xlink:type="simple" xlink:show="embed" xlink:actuate="onLoad"/>
        <svg:title/>
        <svg:desc/>
      </draw:frame>
      <draw:frame draw:id="id111" presentation:style-name="a920" draw:name="Tittel 1" svg:x="0.55039in" svg:y="0.62992in" svg:width="7.87165in" svg:height="0.78622in" presentation:class="title" presentation:placeholder="false">
        <draw:text-box>
          <text:p text:style-name="a919" text:class-names="" text:cond-style-name=""><text:span text:style-name="a917" text:class-names="">Klikk for å redigere tittelstil</text:span><text:span text:style-name="a918" text:class-names=""/></text:p>
        </draw:text-box>
        <svg:title/>
        <svg:desc/>
      </draw:frame>
      <draw:frame draw:id="id112" presentation:style-name="a923" draw:name="Plassholder for dato 2" svg:x="0.55in" svg:y="7.5311in" svg:width="2.56575in" svg:height="0.56772in" presentation:class="date-time" presentation:placeholder="false">
        <draw:text-box>
          <text:p text:style-name="a922" text:class-names="" text:cond-style-name=""><text:span text:style-name="a921" text:class-names=""/></text:p>
        </draw:text-box>
        <svg:title/>
        <svg:desc/>
      </draw:frame>
      <draw:frame draw:id="id113" presentation:style-name="a926" draw:name="Plassholder for bunntekst 3" svg:x="3.77087in" svg:y="7.5311in" svg:width="3.49291in" svg:height="0.56772in" presentation:class="footer" presentation:placeholder="false">
        <draw:text-box>
          <text:p text:style-name="a925" text:class-names="" text:cond-style-name=""><text:span text:style-name="a924" text:class-names=""/></text:p>
        </draw:text-box>
        <svg:title/>
        <svg:desc/>
      </draw:frame>
      <draw:frame draw:id="id114" presentation:style-name="a930" draw:name="Plassholder for lysbildenummer 4" svg:x="7.90276in" svg:y="7.5311in" svg:width="2.56614in" svg:height="0.56772in" presentation:class="page-number" presentation:placeholder="false">
        <draw:text-box>
          <text:p text:style-name="a929" text:class-names="" text:cond-style-name=""><text:span text:style-name="a927" text:class-names=""><text:page-number style:num-format="1" text:fixed="false"/></text:span><text:span text:style-name="a928" text:class-names=""/></text:p>
        </draw:text-box>
        <svg:title/>
        <svg:desc/>
      </draw:frame>
      <presentation:notes style:page-layout-name="pageLayout2" draw:style-name="a950">
        <draw:custom-shape svg:x="0in" svg:y="0in" svg:width="8.26772in" svg:height="11.69291in" draw:id="id5" draw:style-name="a933" draw:name="Rektangel 1">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934" draw:name="Plassholder for lysbilde 2">
          <svg:title/>
          <svg:desc/>
        </draw:page-thumbnail>
        <draw:frame draw:id="id7" presentation:style-name="a937" draw:name="Plassholder for notater 3" svg:x="0.7878in" svg:y="5.11811in" svg:width="6.69094in" svg:height="5.51024in" presentation:class="notes" presentation:placeholder="false">
          <draw:text-box>
            <text:p text:style-name="a936" text:class-names="" text:cond-style-name=""><text:span text:style-name="a935" text:class-names=""/></text:p>
          </draw:text-box>
          <svg:title/>
          <svg:desc/>
        </draw:frame>
        <draw:frame draw:id="id8" presentation:style-name="a940" draw:name="Plassholder for topptekst 4" svg:x="0in" svg:y="0in" svg:width="3.58504in" svg:height="0.58346in" presentation:class="header" presentation:placeholder="false">
          <draw:text-box>
            <text:p text:style-name="a939" text:class-names="" text:cond-style-name=""><text:span text:style-name="a938" text:class-names=""/></text:p>
          </draw:text-box>
          <svg:title/>
          <svg:desc/>
        </draw:frame>
        <draw:frame draw:id="id9" presentation:style-name="a943" draw:name="Plassholder for dato 5" svg:x="4.68071in" svg:y="0in" svg:width="3.58504in" svg:height="0.58346in" presentation:class="date-time" presentation:placeholder="false">
          <draw:text-box>
            <text:p text:style-name="a942" text:class-names="" text:cond-style-name=""><text:span text:style-name="a941" text:class-names=""/></text:p>
          </draw:text-box>
          <svg:title/>
          <svg:desc/>
        </draw:frame>
        <draw:frame draw:id="id10" presentation:style-name="a946" draw:name="Plassholder for bunntekst 6" svg:x="0in" svg:y="11.10748in" svg:width="3.58504in" svg:height="0.58346in" presentation:class="footer" presentation:placeholder="false">
          <draw:text-box>
            <text:p text:style-name="a945" text:class-names="" text:cond-style-name=""><text:span text:style-name="a944" text:class-names=""/></text:p>
          </draw:text-box>
          <svg:title/>
          <svg:desc/>
        </draw:frame>
        <draw:frame draw:id="id11" presentation:style-name="a949" draw:name="Plassholder for lysbildenummer 7" svg:x="4.68071in" svg:y="11.10748in" svg:width="3.58504in" svg:height="0.58346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7-blank-Tomt" style:page-layout-name="pageLayout1" draw:style-name="a951">
      <draw:frame draw:id="id115" draw:layer="Master2-bg" draw:style-name="a952" draw:name="Bilde 4" svg:x="0in" svg:y="0in" svg:width="11.02244in" svg:height="8.26732in" style:rel-width="scale" style:rel-height="scale">
        <draw:image xlink:href="media/image3.png" xlink:type="simple" xlink:show="embed" xlink:actuate="onLoad"/>
        <svg:title/>
        <svg:desc/>
      </draw:frame>
      <draw:frame draw:id="id116" presentation:style-name="a955" draw:name="Plassholder for dato 1" svg:x="0.55in" svg:y="7.5311in" svg:width="2.56575in" svg:height="0.56772in" presentation:class="date-time" presentation:placeholder="false">
        <draw:text-box>
          <text:p text:style-name="a954" text:class-names="" text:cond-style-name=""><text:span text:style-name="a953" text:class-names=""/></text:p>
        </draw:text-box>
        <svg:title/>
        <svg:desc/>
      </draw:frame>
      <draw:frame draw:id="id117" presentation:style-name="a958" draw:name="Plassholder for bunntekst 2" svg:x="3.77087in" svg:y="7.5311in" svg:width="3.49291in" svg:height="0.56772in" presentation:class="footer" presentation:placeholder="false">
        <draw:text-box>
          <text:p text:style-name="a957" text:class-names="" text:cond-style-name=""><text:span text:style-name="a956" text:class-names=""/></text:p>
        </draw:text-box>
        <svg:title/>
        <svg:desc/>
      </draw:frame>
      <draw:frame draw:id="id118" presentation:style-name="a962" draw:name="Plassholder for lysbildenummer 3" svg:x="7.90276in" svg:y="7.5311in" svg:width="2.56614in" svg:height="0.56772in" presentation:class="page-number" presentation:placeholder="false">
        <draw:text-box>
          <text:p text:style-name="a961" text:class-names="" text:cond-style-name=""><text:span text:style-name="a959" text:class-names=""><text:page-number style:num-format="1" text:fixed="false"/></text:span><text:span text:style-name="a960" text:class-names=""/></text:p>
        </draw:text-box>
        <svg:title/>
        <svg:desc/>
      </draw:frame>
      <presentation:notes style:page-layout-name="pageLayout2" draw:style-name="a982">
        <draw:custom-shape svg:x="0in" svg:y="0in" svg:width="8.26772in" svg:height="11.69291in" draw:id="id5" draw:style-name="a965" draw:name="Rektangel 1">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966" draw:name="Plassholder for lysbilde 2">
          <svg:title/>
          <svg:desc/>
        </draw:page-thumbnail>
        <draw:frame draw:id="id7" presentation:style-name="a969" draw:name="Plassholder for notater 3" svg:x="0.7878in" svg:y="5.11811in" svg:width="6.69094in" svg:height="5.51024in" presentation:class="notes" presentation:placeholder="false">
          <draw:text-box>
            <text:p text:style-name="a968" text:class-names="" text:cond-style-name=""><text:span text:style-name="a967" text:class-names=""/></text:p>
          </draw:text-box>
          <svg:title/>
          <svg:desc/>
        </draw:frame>
        <draw:frame draw:id="id8" presentation:style-name="a972" draw:name="Plassholder for topptekst 4" svg:x="0in" svg:y="0in" svg:width="3.58504in" svg:height="0.58346in" presentation:class="header" presentation:placeholder="false">
          <draw:text-box>
            <text:p text:style-name="a971" text:class-names="" text:cond-style-name=""><text:span text:style-name="a970" text:class-names=""/></text:p>
          </draw:text-box>
          <svg:title/>
          <svg:desc/>
        </draw:frame>
        <draw:frame draw:id="id9" presentation:style-name="a975" draw:name="Plassholder for dato 5" svg:x="4.68071in" svg:y="0in" svg:width="3.58504in" svg:height="0.58346in" presentation:class="date-time" presentation:placeholder="false">
          <draw:text-box>
            <text:p text:style-name="a974" text:class-names="" text:cond-style-name=""><text:span text:style-name="a973" text:class-names=""/></text:p>
          </draw:text-box>
          <svg:title/>
          <svg:desc/>
        </draw:frame>
        <draw:frame draw:id="id10" presentation:style-name="a978" draw:name="Plassholder for bunntekst 6" svg:x="0in" svg:y="11.10748in" svg:width="3.58504in" svg:height="0.58346in" presentation:class="footer" presentation:placeholder="false">
          <draw:text-box>
            <text:p text:style-name="a977" text:class-names="" text:cond-style-name=""><text:span text:style-name="a976" text:class-names=""/></text:p>
          </draw:text-box>
          <svg:title/>
          <svg:desc/>
        </draw:frame>
        <draw:frame draw:id="id11" presentation:style-name="a981" draw:name="Plassholder for lysbildenummer 7" svg:x="4.68071in" svg:y="11.10748in" svg:width="3.58504in" svg:height="0.58346in" presentation:class="page-number" presentation:placeholder="false">
          <draw:text-box>
            <text:p text:style-name="a980" text:class-names="" text:cond-style-name=""><text:span text:style-name="a979" text:class-names=""><text:page-number style:num-format="1" text:fixed="false"/></text:span></text:p>
          </draw:text-box>
          <svg:title/>
          <svg:desc/>
        </draw:frame>
      </presentation:notes>
    </style:master-page>
    <style:master-page style:name="Master2-Layout8-objTx-Innhold-med-tekst" style:page-layout-name="pageLayout1" draw:style-name="a983">
      <draw:frame draw:id="id119" draw:layer="Master2-bg" draw:style-name="a984" draw:name="Bilde 7" svg:x="0in" svg:y="0in" svg:width="11.02244in" svg:height="8.26732in" style:rel-width="scale" style:rel-height="scale">
        <draw:image xlink:href="media/image3.png" xlink:type="simple" xlink:show="embed" xlink:actuate="onLoad"/>
        <svg:title/>
        <svg:desc/>
      </draw:frame>
      <draw:frame draw:id="id120" presentation:style-name="a988" draw:name="Tittel 1" svg:x="0.75868in" svg:y="0.55035in" svg:width="3.55556in" svg:height="1.93056in" presentation:class="title" presentation:placeholder="false">
        <draw:text-box>
          <text:p text:style-name="a987" text:class-names="" text:cond-style-name=""><text:span text:style-name="a985" text:class-names="">Klikk for å redigere tittelstil</text:span><text:span text:style-name="a986" text:class-names=""/></text:p>
        </draw:text-box>
        <svg:title/>
        <svg:desc/>
      </draw:frame>
      <draw:frame draw:id="id121" presentation:style-name="a1004" draw:name="Plassholder for innhold 2" svg:x="4.6875in" svg:y="1.19097in" svg:width="5.57986in" svg:height="5.875in" presentation:class="object" presentation:placeholder="false">
        <draw:text-box>
          <text:p text:style-name="a990" text:class-names="" text:cond-style-name=""><text:span text:style-name="a989" text:class-names="">Klikk for å redigere tekststiler i malen</text:span></text:p>
          <text:list text:style-name="a993">
            <text:list-item>
              <text:list text:style-name="a993">
                <text:list-item>
                  <text:p text:style-name="a992" text:class-names="" text:cond-style-name=""><text:span text:style-name="a991" text:class-names="">Andre nivå</text:span></text:p>
                </text:list-item>
              </text:list>
            </text:list-item>
          </text:list>
          <text:list text:style-name="a996">
            <text:list-item>
              <text:list text:style-name="a996">
                <text:list-item>
                  <text:list text:style-name="a996">
                    <text:list-item>
                      <text:p text:style-name="a995" text:class-names="" text:cond-style-name=""><text:span text:style-name="a994" text:class-names="">Tredje nivå</text:span></text:p>
                    </text:list-item>
                  </text:list>
                </text:list-item>
              </text:list>
            </text:list-item>
          </text:list>
          <text:list text:style-name="a999">
            <text:list-item>
              <text:list text:style-name="a999">
                <text:list-item>
                  <text:list text:style-name="a999">
                    <text:list-item>
                      <text:list text:style-name="a999">
                        <text:list-item>
                          <text:p text:style-name="a998" text:class-names="" text:cond-style-name=""><text:span text:style-name="a997" text:class-names="">Fjerde nivå</text:span></text:p>
                        </text:list-item>
                      </text:list>
                    </text:list-item>
                  </text:list>
                </text:list-item>
              </text:list>
            </text:list-item>
          </text:list>
          <text:list text:style-name="a1003">
            <text:list-item>
              <text:list text:style-name="a1003">
                <text:list-item>
                  <text:list text:style-name="a1003">
                    <text:list-item>
                      <text:list text:style-name="a1003">
                        <text:list-item>
                          <text:list text:style-name="a1003">
                            <text:list-item>
                              <text:p text:style-name="a1002" text:class-names="" text:cond-style-name=""><text:span text:style-name="a1000" text:class-names="">Femte nivå</text:span><text:span text:style-name="a1001" text:class-names=""/></text:p>
                            </text:list-item>
                          </text:list>
                        </text:list-item>
                      </text:list>
                    </text:list-item>
                  </text:list>
                </text:list-item>
              </text:list>
            </text:list-item>
          </text:list>
        </draw:text-box>
        <svg:title/>
        <svg:desc/>
      </draw:frame>
      <draw:frame draw:id="id122" presentation:style-name="a1008" draw:name="Plassholder for tekst 3" svg:x="0.75868in" svg:y="2.4809in" svg:width="3.55556in" svg:height="4.59375in" presentation:class="outline" presentation:placeholder="false">
        <draw:text-box>
          <text:list text:style-name="a1007">
            <text:list-item>
              <text:p text:style-name="a1006" text:class-names="" text:cond-style-name=""><text:span text:style-name="a1005" text:class-names="">Klikk for å redigere tekststiler i malen</text:span></text:p>
            </text:list-item>
          </text:list>
        </draw:text-box>
        <svg:title/>
        <svg:desc/>
      </draw:frame>
      <draw:frame draw:id="id123" presentation:style-name="a1011" draw:name="Plassholder for dato 4" svg:x="0.55in" svg:y="7.5311in" svg:width="2.56575in" svg:height="0.56772in" presentation:class="date-time" presentation:placeholder="false">
        <draw:text-box>
          <text:p text:style-name="a1010" text:class-names="" text:cond-style-name=""><text:span text:style-name="a1009" text:class-names=""/></text:p>
        </draw:text-box>
        <svg:title/>
        <svg:desc/>
      </draw:frame>
      <draw:frame draw:id="id124" presentation:style-name="a1014" draw:name="Plassholder for bunntekst 5" svg:x="3.77087in" svg:y="7.5311in" svg:width="3.49291in" svg:height="0.56772in" presentation:class="footer" presentation:placeholder="false">
        <draw:text-box>
          <text:p text:style-name="a1013" text:class-names="" text:cond-style-name=""><text:span text:style-name="a1012" text:class-names=""/></text:p>
        </draw:text-box>
        <svg:title/>
        <svg:desc/>
      </draw:frame>
      <draw:frame draw:id="id125" presentation:style-name="a1018" draw:name="Plassholder for lysbildenummer 6" svg:x="7.90276in" svg:y="7.5311in" svg:width="2.56614in" svg:height="0.56772in" presentation:class="page-number" presentation:placeholder="false">
        <draw:text-box>
          <text:p text:style-name="a1017" text:class-names="" text:cond-style-name=""><text:span text:style-name="a1015" text:class-names=""><text:page-number style:num-format="1" text:fixed="false"/></text:span><text:span text:style-name="a1016" text:class-names=""/></text:p>
        </draw:text-box>
        <svg:title/>
        <svg:desc/>
      </draw:frame>
      <presentation:notes style:page-layout-name="pageLayout2" draw:style-name="a1038">
        <draw:custom-shape svg:x="0in" svg:y="0in" svg:width="8.26772in" svg:height="11.69291in" draw:id="id5" draw:style-name="a1021" draw:name="Rektangel 1">
          <svg:title/>
          <svg:desc/>
          <text:p text:style-name="a1020" text:class-names="" text:cond-style-name=""><text:span text:style-name="a1019"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022" draw:name="Plassholder for lysbilde 2">
          <svg:title/>
          <svg:desc/>
        </draw:page-thumbnail>
        <draw:frame draw:id="id7" presentation:style-name="a1025" draw:name="Plassholder for notater 3" svg:x="0.7878in" svg:y="5.11811in" svg:width="6.69094in" svg:height="5.51024in" presentation:class="notes" presentation:placeholder="false">
          <draw:text-box>
            <text:p text:style-name="a1024" text:class-names="" text:cond-style-name=""><text:span text:style-name="a1023" text:class-names=""/></text:p>
          </draw:text-box>
          <svg:title/>
          <svg:desc/>
        </draw:frame>
        <draw:frame draw:id="id8" presentation:style-name="a1028" draw:name="Plassholder for topptekst 4" svg:x="0in" svg:y="0in" svg:width="3.58504in" svg:height="0.58346in" presentation:class="header" presentation:placeholder="false">
          <draw:text-box>
            <text:p text:style-name="a1027" text:class-names="" text:cond-style-name=""><text:span text:style-name="a1026" text:class-names=""/></text:p>
          </draw:text-box>
          <svg:title/>
          <svg:desc/>
        </draw:frame>
        <draw:frame draw:id="id9" presentation:style-name="a1031" draw:name="Plassholder for dato 5" svg:x="4.68071in" svg:y="0in" svg:width="3.58504in" svg:height="0.58346in" presentation:class="date-time" presentation:placeholder="false">
          <draw:text-box>
            <text:p text:style-name="a1030" text:class-names="" text:cond-style-name=""><text:span text:style-name="a1029" text:class-names=""/></text:p>
          </draw:text-box>
          <svg:title/>
          <svg:desc/>
        </draw:frame>
        <draw:frame draw:id="id10" presentation:style-name="a1034" draw:name="Plassholder for bunntekst 6" svg:x="0in" svg:y="11.10748in" svg:width="3.58504in" svg:height="0.58346in" presentation:class="footer" presentation:placeholder="false">
          <draw:text-box>
            <text:p text:style-name="a1033" text:class-names="" text:cond-style-name=""><text:span text:style-name="a1032" text:class-names=""/></text:p>
          </draw:text-box>
          <svg:title/>
          <svg:desc/>
        </draw:frame>
        <draw:frame draw:id="id11" presentation:style-name="a1037" draw:name="Plassholder for lysbildenummer 7" svg:x="4.68071in" svg:y="11.10748in" svg:width="3.58504in" svg:height="0.58346in" presentation:class="page-number" presentation:placeholder="false">
          <draw:text-box>
            <text:p text:style-name="a1036" text:class-names="" text:cond-style-name=""><text:span text:style-name="a1035" text:class-names=""><text:page-number style:num-format="1" text:fixed="false"/></text:span></text:p>
          </draw:text-box>
          <svg:title/>
          <svg:desc/>
        </draw:frame>
      </presentation:notes>
    </style:master-page>
    <style:master-page style:name="Master2-Layout9-picTx-Bilde-med-tekst" style:page-layout-name="pageLayout1" draw:style-name="a1039">
      <draw:frame draw:id="id126" draw:layer="Master2-bg" draw:style-name="a1040" draw:name="Bilde 7" svg:x="0in" svg:y="0in" svg:width="11.02244in" svg:height="8.26732in" style:rel-width="scale" style:rel-height="scale">
        <draw:image xlink:href="media/image3.png" xlink:type="simple" xlink:show="embed" xlink:actuate="onLoad"/>
        <svg:title/>
        <svg:desc/>
      </draw:frame>
      <draw:frame draw:id="id127" presentation:style-name="a1044" draw:name="Tittel 1" svg:x="0.75868in" svg:y="0.55035in" svg:width="3.55556in" svg:height="1.93056in" presentation:class="title" presentation:placeholder="false">
        <draw:text-box>
          <text:p text:style-name="a1043" text:class-names="" text:cond-style-name=""><text:span text:style-name="a1041" text:class-names="">Klikk for å redigere tittelstil</text:span><text:span text:style-name="a1042" text:class-names=""/></text:p>
        </draw:text-box>
        <svg:title/>
        <svg:desc/>
      </draw:frame>
      <draw:frame draw:id="id128" presentation:style-name="a1047" draw:name="Plassholder for bilde 2" svg:x="4.6875in" svg:y="1.19097in" svg:width="5.57986in" svg:height="5.875in" presentation:class="graphic" presentation:placeholder="false">
        <draw:text-box>
          <text:p text:style-name="a1046" text:class-names="" text:cond-style-name=""><text:span text:style-name="a1045" text:class-names=""/></text:p>
        </draw:text-box>
        <svg:title/>
        <svg:desc/>
      </draw:frame>
      <draw:frame draw:id="id129" presentation:style-name="a1051" draw:name="Plassholder for tekst 3" svg:x="0.75868in" svg:y="2.4809in" svg:width="3.55556in" svg:height="4.59375in" presentation:class="outline" presentation:placeholder="false">
        <draw:text-box>
          <text:list text:style-name="a1050">
            <text:list-item>
              <text:p text:style-name="a1049" text:class-names="" text:cond-style-name=""><text:span text:style-name="a1048" text:class-names="">Klikk for å redigere tekststiler i malen</text:span></text:p>
            </text:list-item>
          </text:list>
        </draw:text-box>
        <svg:title/>
        <svg:desc/>
      </draw:frame>
      <draw:frame draw:id="id130" presentation:style-name="a1054" draw:name="Plassholder for dato 4" svg:x="0.55in" svg:y="7.5311in" svg:width="2.56575in" svg:height="0.56772in" presentation:class="date-time" presentation:placeholder="false">
        <draw:text-box>
          <text:p text:style-name="a1053" text:class-names="" text:cond-style-name=""><text:span text:style-name="a1052" text:class-names=""/></text:p>
        </draw:text-box>
        <svg:title/>
        <svg:desc/>
      </draw:frame>
      <draw:frame draw:id="id131" presentation:style-name="a1057" draw:name="Plassholder for bunntekst 5" svg:x="3.77087in" svg:y="7.5311in" svg:width="3.49291in" svg:height="0.56772in" presentation:class="footer" presentation:placeholder="false">
        <draw:text-box>
          <text:p text:style-name="a1056" text:class-names="" text:cond-style-name=""><text:span text:style-name="a1055" text:class-names=""/></text:p>
        </draw:text-box>
        <svg:title/>
        <svg:desc/>
      </draw:frame>
      <draw:frame draw:id="id132" presentation:style-name="a1061" draw:name="Plassholder for lysbildenummer 6" svg:x="7.90276in" svg:y="7.5311in" svg:width="2.56614in" svg:height="0.56772in" presentation:class="page-number" presentation:placeholder="false">
        <draw:text-box>
          <text:p text:style-name="a1060" text:class-names="" text:cond-style-name=""><text:span text:style-name="a1058" text:class-names=""><text:page-number style:num-format="1" text:fixed="false"/></text:span><text:span text:style-name="a1059" text:class-names=""/></text:p>
        </draw:text-box>
        <svg:title/>
        <svg:desc/>
      </draw:frame>
      <presentation:notes style:page-layout-name="pageLayout2" draw:style-name="a1081">
        <draw:custom-shape svg:x="0in" svg:y="0in" svg:width="8.26772in" svg:height="11.69291in" draw:id="id5" draw:style-name="a1064" draw:name="Rektangel 1">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065" draw:name="Plassholder for lysbilde 2">
          <svg:title/>
          <svg:desc/>
        </draw:page-thumbnail>
        <draw:frame draw:id="id7" presentation:style-name="a1068" draw:name="Plassholder for notater 3" svg:x="0.7878in" svg:y="5.11811in" svg:width="6.69094in" svg:height="5.51024in" presentation:class="notes" presentation:placeholder="false">
          <draw:text-box>
            <text:p text:style-name="a1067" text:class-names="" text:cond-style-name=""><text:span text:style-name="a1066" text:class-names=""/></text:p>
          </draw:text-box>
          <svg:title/>
          <svg:desc/>
        </draw:frame>
        <draw:frame draw:id="id8" presentation:style-name="a1071" draw:name="Plassholder for topptekst 4" svg:x="0in" svg:y="0in" svg:width="3.58504in" svg:height="0.58346in" presentation:class="header" presentation:placeholder="false">
          <draw:text-box>
            <text:p text:style-name="a1070" text:class-names="" text:cond-style-name=""><text:span text:style-name="a1069" text:class-names=""/></text:p>
          </draw:text-box>
          <svg:title/>
          <svg:desc/>
        </draw:frame>
        <draw:frame draw:id="id9" presentation:style-name="a1074" draw:name="Plassholder for dato 5" svg:x="4.68071in" svg:y="0in" svg:width="3.58504in" svg:height="0.58346in" presentation:class="date-time" presentation:placeholder="false">
          <draw:text-box>
            <text:p text:style-name="a1073" text:class-names="" text:cond-style-name=""><text:span text:style-name="a1072" text:class-names=""/></text:p>
          </draw:text-box>
          <svg:title/>
          <svg:desc/>
        </draw:frame>
        <draw:frame draw:id="id10" presentation:style-name="a1077" draw:name="Plassholder for bunntekst 6" svg:x="0in" svg:y="11.10748in" svg:width="3.58504in" svg:height="0.58346in" presentation:class="footer" presentation:placeholder="false">
          <draw:text-box>
            <text:p text:style-name="a1076" text:class-names="" text:cond-style-name=""><text:span text:style-name="a1075" text:class-names=""/></text:p>
          </draw:text-box>
          <svg:title/>
          <svg:desc/>
        </draw:frame>
        <draw:frame draw:id="id11" presentation:style-name="a1080" draw:name="Plassholder for lysbildenummer 7" svg:x="4.68071in" svg:y="11.10748in" svg:width="3.58504in" svg:height="0.58346in" presentation:class="page-number" presentation:placeholder="false">
          <draw:text-box>
            <text:p text:style-name="a1079" text:class-names="" text:cond-style-name=""><text:span text:style-name="a1078" text:class-names=""><text:page-number style:num-format="1" text:fixed="false"/></text:span></text:p>
          </draw:text-box>
          <svg:title/>
          <svg:desc/>
        </draw:frame>
      </presentation:notes>
    </style:master-page>
    <style:master-page style:name="Master2-Layout10-vertTx-Loddrett-tekst" style:page-layout-name="pageLayout1" draw:style-name="a1082">
      <draw:frame draw:id="id133" draw:layer="Master2-bg" draw:style-name="a1083" draw:name="Bilde 6" svg:x="0in" svg:y="0in" svg:width="11.02244in" svg:height="8.26732in" style:rel-width="scale" style:rel-height="scale">
        <draw:image xlink:href="media/image3.png" xlink:type="simple" xlink:show="embed" xlink:actuate="onLoad"/>
        <svg:title/>
        <svg:desc/>
      </draw:frame>
      <draw:frame draw:id="id134" presentation:style-name="a1087" draw:name="Tittel 1" svg:x="0.55039in" svg:y="0.62992in" svg:width="7.87165in" svg:height="0.78622in" presentation:class="title" presentation:placeholder="false">
        <draw:text-box>
          <text:p text:style-name="a1086" text:class-names="" text:cond-style-name=""><text:span text:style-name="a1084" text:class-names="">Klikk for å redigere tittelstil</text:span><text:span text:style-name="a1085" text:class-names=""/></text:p>
        </draw:text-box>
        <svg:title/>
        <svg:desc/>
      </draw:frame>
      <draw:frame draw:id="id135" presentation:style-name="a1104" draw:name="Plassholder for loddrett tekst 2" svg:x="0.55in" svg:y="1.9685in" svg:width="9.92008in" svg:height="4.79331in" presentation:class="outline" presentation:placeholder="false">
        <draw:text-box>
          <text:list text:style-name="a1090">
            <text:list-item>
              <text:p text:style-name="a1089" text:class-names="" text:cond-style-name=""><text:span text:style-name="a1088" text:class-names="">Klikk for å redigere tekststiler i malen</text:span></text:p>
            </text:list-item>
          </text:list>
          <text:list text:style-name="a1093">
            <text:list-item>
              <text:list text:style-name="a1093">
                <text:list-item>
                  <text:p text:style-name="a1092" text:class-names="" text:cond-style-name=""><text:span text:style-name="a1091" text:class-names="">Andre nivå</text:span></text:p>
                </text:list-item>
              </text:list>
            </text:list-item>
          </text:list>
          <text:list text:style-name="a1096">
            <text:list-item>
              <text:list text:style-name="a1096">
                <text:list-item>
                  <text:list text:style-name="a1096">
                    <text:list-item>
                      <text:p text:style-name="a1095" text:class-names="" text:cond-style-name=""><text:span text:style-name="a1094" text:class-names="">Tredje nivå</text:span></text:p>
                    </text:list-item>
                  </text:list>
                </text:list-item>
              </text:list>
            </text:list-item>
          </text:list>
          <text:list text:style-name="a1099">
            <text:list-item>
              <text:list text:style-name="a1099">
                <text:list-item>
                  <text:list text:style-name="a1099">
                    <text:list-item>
                      <text:list text:style-name="a1099">
                        <text:list-item>
                          <text:p text:style-name="a1098" text:class-names="" text:cond-style-name=""><text:span text:style-name="a1097" text:class-names="">Fjerde nivå</text:span></text:p>
                        </text:list-item>
                      </text:list>
                    </text:list-item>
                  </text:list>
                </text:list-item>
              </text:list>
            </text:list-item>
          </text:list>
          <text:list text:style-name="a1103">
            <text:list-item>
              <text:list text:style-name="a1103">
                <text:list-item>
                  <text:list text:style-name="a1103">
                    <text:list-item>
                      <text:list text:style-name="a1103">
                        <text:list-item>
                          <text:list text:style-name="a1103">
                            <text:list-item>
                              <text:p text:style-name="a1102" text:class-names="" text:cond-style-name=""><text:span text:style-name="a1100" text:class-names="">Femte nivå</text:span><text:span text:style-name="a1101" text:class-names=""/></text:p>
                            </text:list-item>
                          </text:list>
                        </text:list-item>
                      </text:list>
                    </text:list-item>
                  </text:list>
                </text:list-item>
              </text:list>
            </text:list-item>
          </text:list>
        </draw:text-box>
        <svg:title/>
        <svg:desc/>
      </draw:frame>
      <draw:frame draw:id="id136" presentation:style-name="a1107" draw:name="Plassholder for dato 3" svg:x="0.55in" svg:y="7.5311in" svg:width="2.56575in" svg:height="0.56772in" presentation:class="date-time" presentation:placeholder="false">
        <draw:text-box>
          <text:p text:style-name="a1106" text:class-names="" text:cond-style-name=""><text:span text:style-name="a1105" text:class-names=""/></text:p>
        </draw:text-box>
        <svg:title/>
        <svg:desc/>
      </draw:frame>
      <draw:frame draw:id="id137" presentation:style-name="a1110" draw:name="Plassholder for bunntekst 4" svg:x="3.77087in" svg:y="7.5311in" svg:width="3.49291in" svg:height="0.56772in" presentation:class="footer" presentation:placeholder="false">
        <draw:text-box>
          <text:p text:style-name="a1109" text:class-names="" text:cond-style-name=""><text:span text:style-name="a1108" text:class-names=""/></text:p>
        </draw:text-box>
        <svg:title/>
        <svg:desc/>
      </draw:frame>
      <draw:frame draw:id="id138" presentation:style-name="a1114" draw:name="Plassholder for lysbildenummer 5" svg:x="7.90276in" svg:y="7.5311in" svg:width="2.56614in" svg:height="0.56772in" presentation:class="page-number" presentation:placeholder="false">
        <draw:text-box>
          <text:p text:style-name="a1113" text:class-names="" text:cond-style-name=""><text:span text:style-name="a1111" text:class-names=""><text:page-number style:num-format="1" text:fixed="false"/></text:span><text:span text:style-name="a1112" text:class-names=""/></text:p>
        </draw:text-box>
        <svg:title/>
        <svg:desc/>
      </draw:frame>
      <presentation:notes style:page-layout-name="pageLayout2" draw:style-name="a1134">
        <draw:custom-shape svg:x="0in" svg:y="0in" svg:width="8.26772in" svg:height="11.69291in" draw:id="id5" draw:style-name="a1117" draw:name="Rektangel 1">
          <svg:title/>
          <svg:desc/>
          <text:p text:style-name="a1116" text:class-names="" text:cond-style-name=""><text:span text:style-name="a1115"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118" draw:name="Plassholder for lysbilde 2">
          <svg:title/>
          <svg:desc/>
        </draw:page-thumbnail>
        <draw:frame draw:id="id7" presentation:style-name="a1121" draw:name="Plassholder for notater 3" svg:x="0.7878in" svg:y="5.11811in" svg:width="6.69094in" svg:height="5.51024in" presentation:class="notes" presentation:placeholder="false">
          <draw:text-box>
            <text:p text:style-name="a1120" text:class-names="" text:cond-style-name=""><text:span text:style-name="a1119" text:class-names=""/></text:p>
          </draw:text-box>
          <svg:title/>
          <svg:desc/>
        </draw:frame>
        <draw:frame draw:id="id8" presentation:style-name="a1124" draw:name="Plassholder for topptekst 4" svg:x="0in" svg:y="0in" svg:width="3.58504in" svg:height="0.58346in" presentation:class="header" presentation:placeholder="false">
          <draw:text-box>
            <text:p text:style-name="a1123" text:class-names="" text:cond-style-name=""><text:span text:style-name="a1122" text:class-names=""/></text:p>
          </draw:text-box>
          <svg:title/>
          <svg:desc/>
        </draw:frame>
        <draw:frame draw:id="id9" presentation:style-name="a1127" draw:name="Plassholder for dato 5" svg:x="4.68071in" svg:y="0in" svg:width="3.58504in" svg:height="0.58346in" presentation:class="date-time" presentation:placeholder="false">
          <draw:text-box>
            <text:p text:style-name="a1126" text:class-names="" text:cond-style-name=""><text:span text:style-name="a1125" text:class-names=""/></text:p>
          </draw:text-box>
          <svg:title/>
          <svg:desc/>
        </draw:frame>
        <draw:frame draw:id="id10" presentation:style-name="a1130" draw:name="Plassholder for bunntekst 6" svg:x="0in" svg:y="11.10748in" svg:width="3.58504in" svg:height="0.58346in" presentation:class="footer" presentation:placeholder="false">
          <draw:text-box>
            <text:p text:style-name="a1129" text:class-names="" text:cond-style-name=""><text:span text:style-name="a1128" text:class-names=""/></text:p>
          </draw:text-box>
          <svg:title/>
          <svg:desc/>
        </draw:frame>
        <draw:frame draw:id="id11" presentation:style-name="a1133" draw:name="Plassholder for lysbildenummer 7" svg:x="4.68071in" svg:y="11.10748in" svg:width="3.58504in" svg:height="0.58346in" presentation:class="page-number" presentation:placeholder="false">
          <draw:text-box>
            <text:p text:style-name="a1132" text:class-names="" text:cond-style-name=""><text:span text:style-name="a1131" text:class-names=""><text:page-number style:num-format="1" text:fixed="false"/></text:span></text:p>
          </draw:text-box>
          <svg:title/>
          <svg:desc/>
        </draw:frame>
      </presentation:notes>
    </style:master-page>
    <style:master-page style:name="Master2-Layout11-vertTitleAndTx-Loddrett-tittel-og-tekst" style:page-layout-name="pageLayout1" draw:style-name="a1135">
      <draw:frame draw:id="id139" draw:layer="Master2-bg" draw:style-name="a1136" draw:name="Bilde 6" svg:x="0in" svg:y="0in" svg:width="11.02244in" svg:height="8.26732in" style:rel-width="scale" style:rel-height="scale">
        <draw:image xlink:href="media/image3.png" xlink:type="simple" xlink:show="embed" xlink:actuate="onLoad"/>
        <svg:title/>
        <svg:desc/>
      </draw:frame>
      <draw:frame draw:id="id140" presentation:style-name="a1140" draw:name="Loddrett tittel 1" svg:x="7.99132in" svg:y="0.63021in" svg:width="2.47917in" svg:height="6.13194in" presentation:class="title" presentation:placeholder="false">
        <draw:text-box>
          <text:p text:style-name="a1139" text:class-names="" text:cond-style-name=""><text:span text:style-name="a1137" text:class-names="">Klikk for å redigere tittelstil</text:span><text:span text:style-name="a1138" text:class-names=""/></text:p>
        </draw:text-box>
        <svg:title/>
        <svg:desc/>
      </draw:frame>
      <draw:frame draw:id="id141" presentation:style-name="a1157" draw:name="Plassholder for loddrett tekst 2" svg:x="0.55035in" svg:y="0.63021in" svg:width="7.27431in" svg:height="6.13194in" presentation:class="outline" presentation:placeholder="false">
        <draw:text-box>
          <text:list text:style-name="a1143">
            <text:list-item>
              <text:p text:style-name="a1142" text:class-names="" text:cond-style-name=""><text:span text:style-name="a1141" text:class-names="">Klikk for å redigere tekststiler i malen</text:span></text:p>
            </text:list-item>
          </text:list>
          <text:list text:style-name="a1146">
            <text:list-item>
              <text:list text:style-name="a1146">
                <text:list-item>
                  <text:p text:style-name="a1145" text:class-names="" text:cond-style-name=""><text:span text:style-name="a1144" text:class-names="">Andre nivå</text:span></text:p>
                </text:list-item>
              </text:list>
            </text:list-item>
          </text:list>
          <text:list text:style-name="a1149">
            <text:list-item>
              <text:list text:style-name="a1149">
                <text:list-item>
                  <text:list text:style-name="a1149">
                    <text:list-item>
                      <text:p text:style-name="a1148" text:class-names="" text:cond-style-name=""><text:span text:style-name="a1147" text:class-names="">Tredje nivå</text:span></text:p>
                    </text:list-item>
                  </text:list>
                </text:list-item>
              </text:list>
            </text:list-item>
          </text:list>
          <text:list text:style-name="a1152">
            <text:list-item>
              <text:list text:style-name="a1152">
                <text:list-item>
                  <text:list text:style-name="a1152">
                    <text:list-item>
                      <text:list text:style-name="a1152">
                        <text:list-item>
                          <text:p text:style-name="a1151" text:class-names="" text:cond-style-name=""><text:span text:style-name="a1150" text:class-names="">Fjerde nivå</text:span></text:p>
                        </text:list-item>
                      </text:list>
                    </text:list-item>
                  </text:list>
                </text:list-item>
              </text:list>
            </text:list-item>
          </text:list>
          <text:list text:style-name="a1156">
            <text:list-item>
              <text:list text:style-name="a1156">
                <text:list-item>
                  <text:list text:style-name="a1156">
                    <text:list-item>
                      <text:list text:style-name="a1156">
                        <text:list-item>
                          <text:list text:style-name="a1156">
                            <text:list-item>
                              <text:p text:style-name="a1155" text:class-names="" text:cond-style-name=""><text:span text:style-name="a1153" text:class-names="">Femte nivå</text:span><text:span text:style-name="a1154" text:class-names=""/></text:p>
                            </text:list-item>
                          </text:list>
                        </text:list-item>
                      </text:list>
                    </text:list-item>
                  </text:list>
                </text:list-item>
              </text:list>
            </text:list-item>
          </text:list>
        </draw:text-box>
        <svg:title/>
        <svg:desc/>
      </draw:frame>
      <draw:frame draw:id="id142" presentation:style-name="a1160" draw:name="Plassholder for dato 3" svg:x="0.55in" svg:y="7.5311in" svg:width="2.56575in" svg:height="0.56772in" presentation:class="date-time" presentation:placeholder="false">
        <draw:text-box>
          <text:p text:style-name="a1159" text:class-names="" text:cond-style-name=""><text:span text:style-name="a1158" text:class-names=""/></text:p>
        </draw:text-box>
        <svg:title/>
        <svg:desc/>
      </draw:frame>
      <draw:frame draw:id="id143" presentation:style-name="a1163" draw:name="Plassholder for bunntekst 4" svg:x="3.77087in" svg:y="7.5311in" svg:width="3.49291in" svg:height="0.56772in" presentation:class="footer" presentation:placeholder="false">
        <draw:text-box>
          <text:p text:style-name="a1162" text:class-names="" text:cond-style-name=""><text:span text:style-name="a1161" text:class-names=""/></text:p>
        </draw:text-box>
        <svg:title/>
        <svg:desc/>
      </draw:frame>
      <draw:frame draw:id="id144" presentation:style-name="a1167" draw:name="Plassholder for lysbildenummer 5" svg:x="7.90276in" svg:y="7.5311in" svg:width="2.56614in" svg:height="0.56772in" presentation:class="page-number" presentation:placeholder="false">
        <draw:text-box>
          <text:p text:style-name="a1166" text:class-names="" text:cond-style-name=""><text:span text:style-name="a1164" text:class-names=""><text:page-number style:num-format="1" text:fixed="false"/></text:span><text:span text:style-name="a1165" text:class-names=""/></text:p>
        </draw:text-box>
        <svg:title/>
        <svg:desc/>
      </draw:frame>
      <presentation:notes style:page-layout-name="pageLayout2" draw:style-name="a1187">
        <draw:custom-shape svg:x="0in" svg:y="0in" svg:width="8.26772in" svg:height="11.69291in" draw:id="id5" draw:style-name="a1170" draw:name="Rektangel 1">
          <svg:title/>
          <svg:desc/>
          <text:p text:style-name="a1169" text:class-names="" text:cond-style-name=""><text:span text:style-name="a1168" text:class-names=""/></text:p>
          <draw:enhanced-geometry xmlns:dr3d="urn:oasis:names:tc:opendocument:xmlns:dr3d:1.0" draw:type="non-primitive" svg:viewBox="0 0 21600 21600" draw:enhanced-path="M 0 0 L 21600 0 21600 21600 0 21600 Z N"/>
        </draw:custom-shape>
        <draw:page-thumbnail svg:x="1.62323in" svg:y="0.98425in" svg:width="5.01732in" svg:height="3.7622in" presentation:class="page" draw:id="id6" presentation:style-name="a1171" draw:name="Plassholder for lysbilde 2">
          <svg:title/>
          <svg:desc/>
        </draw:page-thumbnail>
        <draw:frame draw:id="id7" presentation:style-name="a1174" draw:name="Plassholder for notater 3" svg:x="0.7878in" svg:y="5.11811in" svg:width="6.69094in" svg:height="5.51024in" presentation:class="notes" presentation:placeholder="false">
          <draw:text-box>
            <text:p text:style-name="a1173" text:class-names="" text:cond-style-name=""><text:span text:style-name="a1172" text:class-names=""/></text:p>
          </draw:text-box>
          <svg:title/>
          <svg:desc/>
        </draw:frame>
        <draw:frame draw:id="id8" presentation:style-name="a1177" draw:name="Plassholder for topptekst 4" svg:x="0in" svg:y="0in" svg:width="3.58504in" svg:height="0.58346in" presentation:class="header" presentation:placeholder="false">
          <draw:text-box>
            <text:p text:style-name="a1176" text:class-names="" text:cond-style-name=""><text:span text:style-name="a1175" text:class-names=""/></text:p>
          </draw:text-box>
          <svg:title/>
          <svg:desc/>
        </draw:frame>
        <draw:frame draw:id="id9" presentation:style-name="a1180" draw:name="Plassholder for dato 5" svg:x="4.68071in" svg:y="0in" svg:width="3.58504in" svg:height="0.58346in" presentation:class="date-time" presentation:placeholder="false">
          <draw:text-box>
            <text:p text:style-name="a1179" text:class-names="" text:cond-style-name=""><text:span text:style-name="a1178" text:class-names=""/></text:p>
          </draw:text-box>
          <svg:title/>
          <svg:desc/>
        </draw:frame>
        <draw:frame draw:id="id10" presentation:style-name="a1183" draw:name="Plassholder for bunntekst 6" svg:x="0in" svg:y="11.10748in" svg:width="3.58504in" svg:height="0.58346in" presentation:class="footer" presentation:placeholder="false">
          <draw:text-box>
            <text:p text:style-name="a1182" text:class-names="" text:cond-style-name=""><text:span text:style-name="a1181" text:class-names=""/></text:p>
          </draw:text-box>
          <svg:title/>
          <svg:desc/>
        </draw:frame>
        <draw:frame draw:id="id11" presentation:style-name="a1186" draw:name="Plassholder for lysbildenummer 7" svg:x="4.68071in" svg:y="11.10748in" svg:width="3.58504in" svg:height="0.58346in" presentation:class="page-number" presentation:placeholder="false">
          <draw:text-box>
            <text:p text:style-name="a1185" text:class-names="" text:cond-style-name=""><text:span text:style-name="a1184" text:class-names=""><text:page-number style:num-format="1" text:fixed="false"/></text:span></text:p>
          </draw:text-box>
          <svg:title/>
          <svg:desc/>
        </draw:frame>
      </presentation:notes>
    </style:master-page>
    <style:handout-master style:page-layout-name="pageLayout3" draw:style-name="a1188">
      <draw:frame draw:id="id145" presentation:style-name="a1191" draw:name="Plassholder for topptekst 1" svg:x="0in" svg:y="0in" svg:width="3.5878in" svg:height="0.58425in" presentation:class="header" presentation:placeholder="false">
        <draw:text-box>
          <text:p text:style-name="a1190" text:class-names="" text:cond-style-name=""><text:span text:style-name="a1189" text:class-names=""/></text:p>
        </draw:text-box>
        <svg:title/>
        <svg:desc/>
      </draw:frame>
      <draw:frame draw:id="id146" presentation:style-name="a1194" draw:name="Plassholder for dato 2" svg:x="4.67953in" svg:y="0in" svg:width="3.5878in" svg:height="0.58425in" presentation:class="date-time" presentation:placeholder="false">
        <draw:text-box>
          <text:p text:style-name="a1193" text:class-names="" text:cond-style-name=""><text:span text:style-name="a1192" text:class-names=""/></text:p>
        </draw:text-box>
        <svg:title/>
        <svg:desc/>
      </draw:frame>
      <draw:frame draw:id="id147" presentation:style-name="a1197" draw:name="Plassholder for bunntekst 3" svg:x="0in" svg:y="11.10827in" svg:width="3.5878in" svg:height="0.58425in" presentation:class="footer" presentation:placeholder="false">
        <draw:text-box>
          <text:p text:style-name="a1196" text:class-names="" text:cond-style-name=""><text:span text:style-name="a1195" text:class-names=""/></text:p>
        </draw:text-box>
        <svg:title/>
        <svg:desc/>
      </draw:frame>
      <draw:frame draw:id="id148" presentation:style-name="a1200" draw:name="Plassholder for lysbildenummer 4" svg:x="4.67953in" svg:y="11.10827in" svg:width="3.5878in" svg:height="0.58425in" presentation:class="page-number" presentation:placeholder="false">
        <draw:text-box>
          <text:p text:style-name="a1199" text:class-names="" text:cond-style-name=""><text:span text:style-name="a119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orem ipsum</dc:title>
    <dc:creator>Nikolai Solhaug</dc:creator>
    <meta:creation-date>2017-08-10T21:58:16Z</meta:creation-date>
    <dc:date>2024-02-15T07:57:16Z</dc:date>
    <meta:editing-cycles>1</meta:editing-cycles>
    <meta:editing-duration>PT1367256723S</meta:editing-duration>
    <meta:document-statistic meta:paragraph-count="16" meta:word-count="233"/>
  </office:meta>
</office:document-meta>
</file>